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officeooo:rsid="0f7af209" officeooo:paragraph-rsid="0f7af209"/>
    </style:style>
    <style:style style:name="P5" style:family="paragraph" style:parent-style-name="Text_20_body">
      <style:text-properties officeooo:rsid="0f831906" officeooo:paragraph-rsid="0f831906"/>
    </style:style>
    <style:style style:name="P6" style:family="paragraph" style:parent-style-name="Text_20_body">
      <style:text-properties officeooo:rsid="0f8649c4" officeooo:paragraph-rsid="0f8649c4"/>
    </style:style>
    <style:style style:name="P7" style:family="paragraph" style:parent-style-name="Text_20_body">
      <style:text-properties officeooo:rsid="0f8711d4" officeooo:paragraph-rsid="0f8711d4"/>
    </style:style>
    <style:style style:name="P8" style:family="paragraph" style:parent-style-name="Text_20_body">
      <style:text-properties officeooo:rsid="0f8874b1" officeooo:paragraph-rsid="0f8874b1"/>
    </style:style>
    <style:style style:name="P9" style:family="paragraph" style:parent-style-name="Text_20_body">
      <style:text-properties officeooo:rsid="0f8fb15e" officeooo:paragraph-rsid="0f8fb15e"/>
    </style:style>
    <style:style style:name="P10" style:family="paragraph" style:parent-style-name="Text_20_body">
      <style:text-properties officeooo:rsid="0f97e3ce" officeooo:paragraph-rsid="0f97e3ce"/>
    </style:style>
    <style:style style:name="P11" style:family="paragraph" style:parent-style-name="Text_20_body">
      <style:text-properties officeooo:rsid="0f9824c4" officeooo:paragraph-rsid="0f9824c4"/>
    </style:style>
    <style:style style:name="P12" style:family="paragraph" style:parent-style-name="Text_20_body">
      <style:text-properties officeooo:rsid="0f9f91e2" officeooo:paragraph-rsid="0f9f91e2"/>
    </style:style>
    <style:style style:name="P13" style:family="paragraph" style:parent-style-name="Text_20_body">
      <style:text-properties style:text-line-through-style="solid" style:text-line-through-type="single" officeooo:rsid="0f7af209" officeooo:paragraph-rsid="0f7af209"/>
    </style:style>
    <style:style style:name="P14" style:family="paragraph" style:parent-style-name="Text_20_body">
      <style:text-properties style:text-line-through-style="solid" style:text-line-through-type="single" fo:font-weight="normal" officeooo:rsid="12335712" officeooo:paragraph-rsid="12335712" style:font-weight-asian="normal" style:font-weight-complex="normal"/>
    </style:style>
    <style:style style:name="P15" style:family="paragraph" style:parent-style-name="Text_20_body">
      <style:text-properties style:text-line-through-style="solid" style:text-line-through-type="single" officeooo:rsid="13450b7e" officeooo:paragraph-rsid="13450b7e"/>
    </style:style>
    <style:style style:name="P16" style:family="paragraph" style:parent-style-name="Text_20_body">
      <style:text-properties officeooo:rsid="0fa93064" officeooo:paragraph-rsid="0fa93064"/>
    </style:style>
    <style:style style:name="P17" style:family="paragraph" style:parent-style-name="Text_20_body">
      <style:text-properties officeooo:rsid="0fab5caf" officeooo:paragraph-rsid="0fab5caf"/>
    </style:style>
    <style:style style:name="P18" style:family="paragraph" style:parent-style-name="Text_20_body">
      <style:text-properties officeooo:rsid="0fadf353" officeooo:paragraph-rsid="0fadf353"/>
    </style:style>
    <style:style style:name="P19" style:family="paragraph" style:parent-style-name="Text_20_body">
      <style:text-properties officeooo:rsid="0fafaecc" officeooo:paragraph-rsid="0fafaecc"/>
    </style:style>
    <style:style style:name="P20" style:family="paragraph" style:parent-style-name="Text_20_body">
      <style:text-properties officeooo:rsid="0fb351a6" officeooo:paragraph-rsid="0fb351a6"/>
    </style:style>
    <style:style style:name="P21" style:family="paragraph" style:parent-style-name="Text_20_body">
      <style:text-properties officeooo:rsid="0fb351a6" officeooo:paragraph-rsid="0fb62682"/>
    </style:style>
    <style:style style:name="P22" style:family="paragraph" style:parent-style-name="Text_20_body">
      <style:text-properties officeooo:rsid="0fbac29b" officeooo:paragraph-rsid="0fbac29b"/>
    </style:style>
    <style:style style:name="P23" style:family="paragraph" style:parent-style-name="Text_20_body">
      <style:text-properties officeooo:rsid="0fbcbd54" officeooo:paragraph-rsid="0fbcbd54"/>
    </style:style>
    <style:style style:name="P24" style:family="paragraph" style:parent-style-name="Text_20_body">
      <style:text-properties officeooo:rsid="0fbf7bba" officeooo:paragraph-rsid="0fbf7bba"/>
    </style:style>
    <style:style style:name="P25" style:family="paragraph" style:parent-style-name="Text_20_body">
      <style:text-properties officeooo:rsid="0fbf7bba" officeooo:paragraph-rsid="0fee9108"/>
    </style:style>
    <style:style style:name="P26" style:family="paragraph" style:parent-style-name="Text_20_body">
      <style:text-properties officeooo:rsid="0fbf7bba" officeooo:paragraph-rsid="11806636"/>
    </style:style>
    <style:style style:name="P27" style:family="paragraph" style:parent-style-name="Text_20_body">
      <style:text-properties officeooo:rsid="0fbf7bba" officeooo:paragraph-rsid="11812d24"/>
    </style:style>
    <style:style style:name="P28" style:family="paragraph" style:parent-style-name="Text_20_body">
      <style:text-properties officeooo:rsid="0fbf7bba" officeooo:paragraph-rsid="129850fb"/>
    </style:style>
    <style:style style:name="P29" style:family="paragraph" style:parent-style-name="Text_20_body">
      <style:text-properties officeooo:rsid="0fbf7bba" officeooo:paragraph-rsid="12993838"/>
    </style:style>
    <style:style style:name="P30" style:family="paragraph" style:parent-style-name="Text_20_body">
      <style:text-properties officeooo:rsid="0fbf7bba" officeooo:paragraph-rsid="11916421"/>
    </style:style>
    <style:style style:name="P31" style:family="paragraph" style:parent-style-name="Text_20_body">
      <style:text-properties officeooo:rsid="0fbf7bba" officeooo:paragraph-rsid="129b6023"/>
    </style:style>
    <style:style style:name="P32" style:family="paragraph" style:parent-style-name="Text_20_body">
      <style:text-properties officeooo:rsid="0fbf7bba" officeooo:paragraph-rsid="129e5644"/>
    </style:style>
    <style:style style:name="P33" style:family="paragraph" style:parent-style-name="Text_20_body">
      <style:text-properties officeooo:rsid="0fbf7bba" officeooo:paragraph-rsid="12a4c0b1"/>
    </style:style>
    <style:style style:name="P34" style:family="paragraph" style:parent-style-name="Text_20_body">
      <style:text-properties officeooo:rsid="0fbf7bba" officeooo:paragraph-rsid="12a51ce1"/>
    </style:style>
    <style:style style:name="P35" style:family="paragraph" style:parent-style-name="Text_20_body">
      <style:text-properties officeooo:rsid="0fbf7bba" officeooo:paragraph-rsid="12a5f4ce"/>
    </style:style>
    <style:style style:name="P36" style:family="paragraph" style:parent-style-name="Text_20_body">
      <style:text-properties officeooo:rsid="0fbf7bba" officeooo:paragraph-rsid="12a70300"/>
    </style:style>
    <style:style style:name="P37" style:family="paragraph" style:parent-style-name="Text_20_body">
      <style:text-properties officeooo:rsid="0fbf7bba" officeooo:paragraph-rsid="12a7f6d9"/>
    </style:style>
    <style:style style:name="P38" style:family="paragraph" style:parent-style-name="Text_20_body">
      <style:text-properties officeooo:rsid="0fbf7bba" officeooo:paragraph-rsid="12a8819f"/>
    </style:style>
    <style:style style:name="P39" style:family="paragraph" style:parent-style-name="Text_20_body">
      <style:text-properties officeooo:rsid="0fbf7bba" officeooo:paragraph-rsid="12ddca86"/>
    </style:style>
    <style:style style:name="P40" style:family="paragraph" style:parent-style-name="Text_20_body">
      <style:text-properties officeooo:rsid="0fbf7bba" officeooo:paragraph-rsid="12ee8a83"/>
    </style:style>
    <style:style style:name="P41" style:family="paragraph" style:parent-style-name="Text_20_body">
      <style:text-properties officeooo:rsid="0fc0ad14" officeooo:paragraph-rsid="0fc0ad14"/>
    </style:style>
    <style:style style:name="P42" style:family="paragraph" style:parent-style-name="Text_20_body">
      <style:text-properties officeooo:rsid="100684c3" officeooo:paragraph-rsid="100684c3"/>
    </style:style>
    <style:style style:name="P43" style:family="paragraph" style:parent-style-name="Text_20_body">
      <style:text-properties officeooo:rsid="100684c3" officeooo:paragraph-rsid="11945192"/>
    </style:style>
    <style:style style:name="P44" style:family="paragraph" style:parent-style-name="Text_20_body">
      <style:text-properties officeooo:rsid="100684c3" officeooo:paragraph-rsid="129a93e2"/>
    </style:style>
    <style:style style:name="P45" style:family="paragraph" style:parent-style-name="Text_20_body">
      <style:text-properties officeooo:rsid="100684c3" officeooo:paragraph-rsid="1197715f"/>
    </style:style>
    <style:style style:name="P46" style:family="paragraph" style:parent-style-name="Text_20_body">
      <style:text-properties officeooo:rsid="100684c3" officeooo:paragraph-rsid="1199bf6d"/>
    </style:style>
    <style:style style:name="P47" style:family="paragraph" style:parent-style-name="Text_20_body">
      <style:text-properties officeooo:rsid="100684c3" officeooo:paragraph-rsid="119fbb0d"/>
    </style:style>
    <style:style style:name="P48" style:family="paragraph" style:parent-style-name="Text_20_body">
      <style:text-properties officeooo:rsid="100684c3" officeooo:paragraph-rsid="11a61dd5"/>
    </style:style>
    <style:style style:name="P49" style:family="paragraph" style:parent-style-name="Text_20_body">
      <style:text-properties officeooo:rsid="100684c3" officeooo:paragraph-rsid="11a785fc"/>
    </style:style>
    <style:style style:name="P50" style:family="paragraph" style:parent-style-name="Text_20_body">
      <style:text-properties officeooo:rsid="100684c3" officeooo:paragraph-rsid="12ddca86"/>
    </style:style>
    <style:style style:name="P51" style:family="paragraph" style:parent-style-name="Text_20_body">
      <style:text-properties officeooo:rsid="100684c3" officeooo:paragraph-rsid="12e29d08"/>
    </style:style>
    <style:style style:name="P52" style:family="paragraph" style:parent-style-name="Text_20_body">
      <style:text-properties officeooo:rsid="100684c3" officeooo:paragraph-rsid="119e1d73"/>
    </style:style>
    <style:style style:name="P53" style:family="paragraph" style:parent-style-name="Text_20_body">
      <style:text-properties officeooo:rsid="104ce83c" officeooo:paragraph-rsid="104ce83c"/>
    </style:style>
    <style:style style:name="P54" style:family="paragraph" style:parent-style-name="Text_20_body">
      <style:text-properties officeooo:rsid="10569daa" officeooo:paragraph-rsid="10569daa"/>
    </style:style>
    <style:style style:name="P55" style:family="paragraph" style:parent-style-name="Text_20_body">
      <style:text-properties officeooo:rsid="106238f1" officeooo:paragraph-rsid="106238f1"/>
    </style:style>
    <style:style style:name="P56" style:family="paragraph" style:parent-style-name="Text_20_body">
      <style:text-properties officeooo:rsid="0fbd3895" officeooo:paragraph-rsid="0fbd3895"/>
    </style:style>
    <style:style style:name="P57" style:family="paragraph" style:parent-style-name="Text_20_body">
      <style:text-properties officeooo:rsid="1122d914" officeooo:paragraph-rsid="11716c66"/>
    </style:style>
    <style:style style:name="P58" style:family="paragraph" style:parent-style-name="Text_20_body">
      <style:text-properties officeooo:rsid="1126ba05" officeooo:paragraph-rsid="1126ba05"/>
    </style:style>
    <style:style style:name="P59" style:family="paragraph" style:parent-style-name="Text_20_body">
      <style:text-properties officeooo:rsid="112777cb" officeooo:paragraph-rsid="112777cb"/>
    </style:style>
    <style:style style:name="P60" style:family="paragraph" style:parent-style-name="Text_20_body">
      <style:text-properties officeooo:rsid="1127ca11" officeooo:paragraph-rsid="1127ca11"/>
    </style:style>
    <style:style style:name="P61" style:family="paragraph" style:parent-style-name="Text_20_body">
      <style:text-properties officeooo:rsid="11298e63" officeooo:paragraph-rsid="11298e63"/>
    </style:style>
    <style:style style:name="P62" style:family="paragraph" style:parent-style-name="Text_20_body">
      <style:text-properties officeooo:rsid="112ba770" officeooo:paragraph-rsid="112ba770"/>
    </style:style>
    <style:style style:name="P63" style:family="paragraph" style:parent-style-name="Text_20_body">
      <style:text-properties officeooo:rsid="112e5633" officeooo:paragraph-rsid="112e5633"/>
    </style:style>
    <style:style style:name="P64" style:family="paragraph" style:parent-style-name="Text_20_body">
      <style:text-properties officeooo:rsid="11313602" officeooo:paragraph-rsid="11313602"/>
    </style:style>
    <style:style style:name="P65" style:family="paragraph" style:parent-style-name="Text_20_body">
      <style:text-properties officeooo:rsid="1131cc71" officeooo:paragraph-rsid="1131cc71"/>
    </style:style>
    <style:style style:name="P66" style:family="paragraph" style:parent-style-name="Text_20_body">
      <style:text-properties officeooo:rsid="1131db14" officeooo:paragraph-rsid="1131db14"/>
    </style:style>
    <style:style style:name="P67" style:family="paragraph" style:parent-style-name="Text_20_body">
      <style:text-properties officeooo:rsid="1133677c" officeooo:paragraph-rsid="1133677c"/>
    </style:style>
    <style:style style:name="P68" style:family="paragraph" style:parent-style-name="Text_20_body">
      <style:text-properties officeooo:rsid="11348f07" officeooo:paragraph-rsid="11348f07"/>
    </style:style>
    <style:style style:name="P69" style:family="paragraph" style:parent-style-name="Text_20_body">
      <style:text-properties officeooo:rsid="1136f32c" officeooo:paragraph-rsid="1136f32c"/>
    </style:style>
    <style:style style:name="P70" style:family="paragraph" style:parent-style-name="Text_20_body">
      <style:text-properties officeooo:rsid="113799e4" officeooo:paragraph-rsid="113799e4"/>
    </style:style>
    <style:style style:name="P71" style:family="paragraph" style:parent-style-name="Text_20_body">
      <style:text-properties officeooo:rsid="1137d7b8" officeooo:paragraph-rsid="1137d7b8"/>
    </style:style>
    <style:style style:name="P72" style:family="paragraph" style:parent-style-name="Text_20_body">
      <style:text-properties officeooo:rsid="1142af5b" officeooo:paragraph-rsid="1142af5b"/>
    </style:style>
    <style:style style:name="P73" style:family="paragraph" style:parent-style-name="Text_20_body">
      <style:text-properties officeooo:rsid="11445384" officeooo:paragraph-rsid="11445384"/>
    </style:style>
    <style:style style:name="P74" style:family="paragraph" style:parent-style-name="Text_20_body">
      <style:text-properties officeooo:rsid="114656c2" officeooo:paragraph-rsid="114656c2"/>
    </style:style>
    <style:style style:name="P75" style:family="paragraph" style:parent-style-name="Text_20_body">
      <style:text-properties officeooo:rsid="1147b69d" officeooo:paragraph-rsid="1147b69d"/>
    </style:style>
    <style:style style:name="P76" style:family="paragraph" style:parent-style-name="Text_20_body">
      <style:text-properties officeooo:rsid="114d14d0" officeooo:paragraph-rsid="114d14d0"/>
    </style:style>
    <style:style style:name="P77" style:family="paragraph" style:parent-style-name="Text_20_body">
      <style:text-properties officeooo:rsid="1127b0cb" officeooo:paragraph-rsid="112777cb"/>
    </style:style>
    <style:style style:name="P78" style:family="paragraph" style:parent-style-name="Text_20_body">
      <style:text-properties fo:font-style="italic" fo:font-weight="normal" officeooo:rsid="1145d0e6" officeooo:paragraph-rsid="116eb84b" style:font-style-asian="italic" style:font-weight-asian="normal" style:font-style-complex="italic" style:font-weight-complex="normal"/>
    </style:style>
    <style:style style:name="P79" style:family="paragraph" style:parent-style-name="Text_20_body">
      <style:text-properties fo:font-style="italic" fo:font-weight="normal" officeooo:rsid="112fbb5f" officeooo:paragraph-rsid="116eb84b" style:font-style-asian="italic" style:font-weight-asian="normal" style:font-style-complex="italic" style:font-weight-complex="normal"/>
    </style:style>
    <style:style style:name="P80" style:family="paragraph" style:parent-style-name="Text_20_body">
      <style:text-properties fo:font-style="italic" fo:font-weight="normal" officeooo:rsid="1120d9ba" officeooo:paragraph-rsid="116eb84b" style:font-style-asian="italic" style:font-weight-asian="normal" style:font-style-complex="italic" style:font-weight-complex="normal"/>
    </style:style>
    <style:style style:name="P81" style:family="paragraph" style:parent-style-name="Text_20_body">
      <style:text-properties fo:font-style="italic" fo:font-weight="normal" officeooo:rsid="12b4c752" officeooo:paragraph-rsid="12b4c752" style:font-style-asian="italic" style:font-weight-asian="normal" style:font-style-complex="italic" style:font-weight-complex="normal"/>
    </style:style>
    <style:style style:name="P82" style:family="paragraph" style:parent-style-name="Text_20_body">
      <style:text-properties fo:font-style="italic" officeooo:rsid="114b5c58" officeooo:paragraph-rsid="116eb84b" style:font-style-asian="italic" style:font-style-complex="italic"/>
    </style:style>
    <style:style style:name="P83" style:family="paragraph" style:parent-style-name="Text_20_body">
      <style:text-properties fo:font-style="italic" officeooo:rsid="11367383" officeooo:paragraph-rsid="116eb84b" style:font-style-asian="italic" style:font-style-complex="italic"/>
    </style:style>
    <style:style style:name="P84" style:family="paragraph" style:parent-style-name="Text_20_body">
      <style:text-properties fo:font-style="italic" officeooo:rsid="10285af6" officeooo:paragraph-rsid="11c34181" style:font-style-asian="italic" style:font-style-complex="italic"/>
    </style:style>
    <style:style style:name="P85" style:family="paragraph" style:parent-style-name="Text_20_body">
      <style:text-properties fo:font-style="italic" officeooo:rsid="10285af6" officeooo:paragraph-rsid="11c66d17" style:font-style-asian="italic" style:font-style-complex="italic"/>
    </style:style>
    <style:style style:name="P86" style:family="paragraph" style:parent-style-name="Text_20_body">
      <style:text-properties fo:font-style="italic" officeooo:rsid="10285af6" officeooo:paragraph-rsid="11c8d20c" style:font-style-asian="italic" style:font-style-complex="italic"/>
    </style:style>
    <style:style style:name="P87" style:family="paragraph" style:parent-style-name="Text_20_body">
      <style:text-properties fo:font-style="italic" officeooo:rsid="10285af6" officeooo:paragraph-rsid="1236aecf" style:font-style-asian="italic" style:font-style-complex="italic"/>
    </style:style>
    <style:style style:name="P88" style:family="paragraph" style:parent-style-name="Text_20_body">
      <style:text-properties fo:font-style="italic" officeooo:rsid="113b2856" officeooo:paragraph-rsid="113b2856" style:font-style-asian="italic" style:font-style-complex="italic"/>
    </style:style>
    <style:style style:name="P89" style:family="paragraph" style:parent-style-name="Text_20_body">
      <style:text-properties fo:font-style="italic" officeooo:rsid="113ccd9d" officeooo:paragraph-rsid="113ccd9d" style:font-style-asian="italic" style:font-style-complex="italic"/>
    </style:style>
    <style:style style:name="P90" style:family="paragraph" style:parent-style-name="Text_20_body">
      <style:text-properties fo:font-style="italic" officeooo:rsid="11415320" officeooo:paragraph-rsid="11415320" style:font-style-asian="italic" style:font-style-complex="italic"/>
    </style:style>
    <style:style style:name="P91" style:family="paragraph" style:parent-style-name="Text_20_body">
      <style:text-properties fo:font-style="italic" officeooo:rsid="113ea413" officeooo:paragraph-rsid="1238767f" style:font-style-asian="italic" style:font-style-complex="italic"/>
    </style:style>
    <style:style style:name="P92" style:family="paragraph" style:parent-style-name="Text_20_body">
      <style:text-properties fo:font-style="normal" fo:font-weight="normal" officeooo:rsid="1129bf4f" officeooo:paragraph-rsid="1129bf4f" style:font-style-asian="normal" style:font-weight-asian="normal" style:font-style-complex="normal" style:font-weight-complex="normal"/>
    </style:style>
    <style:style style:name="P93" style:family="paragraph" style:parent-style-name="Text_20_body">
      <style:text-properties fo:font-style="normal" fo:font-weight="normal" officeooo:rsid="12814628" officeooo:paragraph-rsid="12814628" style:font-style-asian="normal" style:font-weight-asian="normal" style:font-style-complex="normal" style:font-weight-complex="normal"/>
    </style:style>
    <style:style style:name="P94" style:family="paragraph" style:parent-style-name="Text_20_body">
      <style:text-properties fo:font-style="normal" officeooo:rsid="1122d914" officeooo:paragraph-rsid="11716c66" style:font-style-asian="normal" style:font-style-complex="normal"/>
    </style:style>
    <style:style style:name="P95" style:family="paragraph" style:parent-style-name="Text_20_body">
      <style:text-properties fo:font-style="normal" officeooo:rsid="1124bfff" officeooo:paragraph-rsid="1236aecf" style:font-style-asian="normal" style:font-style-complex="normal"/>
    </style:style>
    <style:style style:name="P96" style:family="paragraph" style:parent-style-name="Text_20_body">
      <style:text-properties fo:font-style="normal" officeooo:rsid="1236aecf" officeooo:paragraph-rsid="1238767f" style:font-style-asian="normal" style:font-style-complex="normal"/>
    </style:style>
    <style:style style:name="P97" style:family="paragraph" style:parent-style-name="Text_20_body">
      <style:text-properties officeooo:rsid="10ae3030" officeooo:paragraph-rsid="10ae3030"/>
    </style:style>
    <style:style style:name="P98" style:family="paragraph" style:parent-style-name="Text_20_body">
      <style:text-properties officeooo:rsid="11210471" officeooo:paragraph-rsid="11716c66"/>
    </style:style>
    <style:style style:name="P99" style:family="paragraph" style:parent-style-name="Text_20_body">
      <style:text-properties officeooo:rsid="0ff0ba95" officeooo:paragraph-rsid="11812d24"/>
    </style:style>
    <style:style style:name="P100" style:family="paragraph" style:parent-style-name="Text_20_body">
      <style:text-properties officeooo:rsid="0ff67fdb" officeooo:paragraph-rsid="1180a602"/>
    </style:style>
    <style:style style:name="P101" style:family="paragraph" style:parent-style-name="Text_20_body">
      <style:text-properties officeooo:rsid="0fc2f901" officeooo:paragraph-rsid="0ffb1672"/>
    </style:style>
    <style:style style:name="P102" style:family="paragraph" style:parent-style-name="Text_20_body">
      <style:text-properties officeooo:rsid="0fc2f901" officeooo:paragraph-rsid="0fc2f901"/>
    </style:style>
    <style:style style:name="P103" style:family="paragraph" style:parent-style-name="Text_20_body">
      <style:text-properties officeooo:rsid="0fc72f5c" officeooo:paragraph-rsid="0ffb1672"/>
    </style:style>
    <style:style style:name="P104" style:family="paragraph" style:parent-style-name="Text_20_body">
      <style:text-properties officeooo:rsid="0fc72f5c" officeooo:paragraph-rsid="0fc72f5c"/>
    </style:style>
    <style:style style:name="P105" style:family="paragraph" style:parent-style-name="Text_20_body">
      <style:text-properties officeooo:rsid="0fc72f5c" officeooo:paragraph-rsid="11a7bad4"/>
    </style:style>
    <style:style style:name="P106" style:family="paragraph" style:parent-style-name="Text_20_body">
      <style:text-properties officeooo:rsid="11a92b59" officeooo:paragraph-rsid="11a92b59"/>
    </style:style>
    <style:style style:name="P107" style:family="paragraph" style:parent-style-name="Text_20_body">
      <style:text-properties officeooo:rsid="10862b32" officeooo:paragraph-rsid="127e6672"/>
    </style:style>
    <style:style style:name="P108" style:family="paragraph" style:parent-style-name="Text_20_body">
      <style:text-properties officeooo:rsid="0fd8e09e" officeooo:paragraph-rsid="11db3fb4"/>
    </style:style>
    <style:style style:name="P109" style:family="paragraph" style:parent-style-name="Text_20_body">
      <style:text-properties fo:font-weight="normal" officeooo:rsid="1222ebc1" officeooo:paragraph-rsid="1222ebc1" style:font-weight-asian="normal" style:font-weight-complex="normal"/>
    </style:style>
    <style:style style:name="P110" style:family="paragraph" style:parent-style-name="Text_20_body">
      <style:text-properties fo:font-weight="normal" officeooo:rsid="123bcf0f" officeooo:paragraph-rsid="123bcf0f" style:font-weight-asian="normal" style:font-weight-complex="normal"/>
    </style:style>
    <style:style style:name="P111" style:family="paragraph" style:parent-style-name="Text_20_body">
      <style:text-properties fo:font-weight="normal" officeooo:rsid="1243233a" officeooo:paragraph-rsid="127d4439" style:font-weight-asian="normal" style:font-weight-complex="normal"/>
    </style:style>
    <style:style style:name="P112" style:family="paragraph" style:parent-style-name="Text_20_body">
      <style:text-properties fo:font-weight="normal" officeooo:rsid="1243233a" officeooo:paragraph-rsid="127fa408" style:font-weight-asian="normal" style:font-weight-complex="normal"/>
    </style:style>
    <style:style style:name="P113" style:family="paragraph" style:parent-style-name="Text_20_body">
      <style:text-properties fo:font-weight="normal" officeooo:rsid="10285af6" officeooo:paragraph-rsid="127fa408" style:font-weight-asian="normal" style:font-weight-complex="normal"/>
    </style:style>
    <style:style style:name="P114" style:family="paragraph" style:parent-style-name="Text_20_body">
      <style:text-properties fo:font-weight="normal" officeooo:rsid="1158b198" officeooo:paragraph-rsid="127fa408" style:font-weight-asian="normal" style:font-weight-complex="normal"/>
    </style:style>
    <style:style style:name="P115" style:family="paragraph" style:parent-style-name="Text_20_body">
      <style:text-properties fo:font-weight="normal" officeooo:rsid="11526b22" officeooo:paragraph-rsid="127fa408" style:font-weight-asian="normal" style:font-weight-complex="normal"/>
    </style:style>
    <style:style style:name="P116" style:family="paragraph" style:parent-style-name="Text_20_body">
      <style:text-properties fo:font-weight="normal" officeooo:rsid="114e8f99" officeooo:paragraph-rsid="127fa408" style:font-weight-asian="normal" style:font-weight-complex="normal"/>
    </style:style>
    <style:style style:name="P117" style:family="paragraph" style:parent-style-name="Text_20_body">
      <style:text-properties fo:font-weight="normal" officeooo:rsid="115aa367" officeooo:paragraph-rsid="127fa408" style:font-weight-asian="normal" style:font-weight-complex="normal"/>
    </style:style>
    <style:style style:name="P118" style:family="paragraph" style:parent-style-name="Text_20_body">
      <style:text-properties fo:font-weight="normal" officeooo:rsid="115c4579" officeooo:paragraph-rsid="127fa408" style:font-weight-asian="normal" style:font-weight-complex="normal"/>
    </style:style>
    <style:style style:name="P119" style:family="paragraph" style:parent-style-name="Text_20_body">
      <style:text-properties fo:font-weight="normal" officeooo:rsid="0fa5a7b1" officeooo:paragraph-rsid="12802e2c" style:font-weight-asian="normal" style:font-weight-complex="normal"/>
    </style:style>
    <style:style style:name="P120" style:family="paragraph" style:parent-style-name="Text_20_body">
      <style:text-properties fo:font-weight="normal" officeooo:rsid="12b4c752" officeooo:paragraph-rsid="12b4c752" style:font-weight-asian="normal" style:font-weight-complex="normal"/>
    </style:style>
    <style:style style:name="P121" style:family="paragraph" style:parent-style-name="Text_20_body">
      <style:text-properties fo:font-weight="normal" officeooo:rsid="12b7a4bf" officeooo:paragraph-rsid="12b7a4bf" style:font-weight-asian="normal" style:font-weight-complex="normal"/>
    </style:style>
    <style:style style:name="P122" style:family="paragraph" style:parent-style-name="Text_20_body">
      <style:text-properties fo:font-weight="normal" officeooo:rsid="12c01f0c" officeooo:paragraph-rsid="12c01f0c" style:font-weight-asian="normal" style:font-weight-complex="normal"/>
    </style:style>
    <style:style style:name="P123" style:family="paragraph" style:parent-style-name="Text_20_body">
      <style:text-properties officeooo:rsid="11dbfb02" officeooo:paragraph-rsid="1227c419"/>
    </style:style>
    <style:style style:name="P124" style:family="paragraph" style:parent-style-name="Text_20_body">
      <style:text-properties officeooo:rsid="106a8da2" officeooo:paragraph-rsid="11dd82f8"/>
    </style:style>
    <style:style style:name="P125" style:family="paragraph" style:parent-style-name="Text_20_body">
      <style:text-properties officeooo:rsid="11ea198b" officeooo:paragraph-rsid="11ea198b"/>
    </style:style>
    <style:style style:name="P126" style:family="paragraph" style:parent-style-name="Text_20_body">
      <style:text-properties officeooo:rsid="11f28205" officeooo:paragraph-rsid="11f28205"/>
    </style:style>
    <style:style style:name="P127" style:family="paragraph" style:parent-style-name="Text_20_body">
      <style:text-properties officeooo:rsid="1209d5ec" officeooo:paragraph-rsid="1209d5ec"/>
    </style:style>
    <style:style style:name="P128" style:family="paragraph" style:parent-style-name="Text_20_body">
      <style:text-properties officeooo:rsid="1229054f" officeooo:paragraph-rsid="1229054f"/>
    </style:style>
    <style:style style:name="P129" style:family="paragraph" style:parent-style-name="Text_20_body">
      <style:text-properties officeooo:rsid="10285af6" officeooo:paragraph-rsid="127da4bd"/>
    </style:style>
    <style:style style:name="P130" style:family="paragraph" style:parent-style-name="Text_20_body">
      <style:text-properties officeooo:rsid="12791818" officeooo:paragraph-rsid="127e6672"/>
    </style:style>
    <style:style style:name="P131" style:family="paragraph" style:parent-style-name="Text_20_body">
      <style:text-properties fo:language="en" fo:country="US" officeooo:rsid="102fdeaa" officeooo:paragraph-rsid="127da4bd"/>
    </style:style>
    <style:style style:name="P132" style:family="paragraph" style:parent-style-name="Text_20_body">
      <style:text-properties fo:language="en" fo:country="US" officeooo:rsid="102d0333" officeooo:paragraph-rsid="127da4bd"/>
    </style:style>
    <style:style style:name="P133" style:family="paragraph" style:parent-style-name="Text_20_body">
      <style:text-properties fo:language="en" fo:country="US" officeooo:rsid="102d993c" officeooo:paragraph-rsid="127da4bd"/>
    </style:style>
    <style:style style:name="P134" style:family="paragraph" style:parent-style-name="Text_20_body">
      <style:text-properties fo:language="en" fo:country="US" officeooo:rsid="102e9a70" officeooo:paragraph-rsid="127da4bd"/>
    </style:style>
    <style:style style:name="P135" style:family="paragraph" style:parent-style-name="Text_20_body">
      <style:text-properties fo:language="en" fo:country="US" officeooo:rsid="102fc89e" officeooo:paragraph-rsid="127da4bd"/>
    </style:style>
    <style:style style:name="P136" style:family="paragraph" style:parent-style-name="Text_20_body">
      <style:text-properties fo:language="en" fo:country="US" officeooo:rsid="13b22a5d" officeooo:paragraph-rsid="13b22a5d"/>
    </style:style>
    <style:style style:name="P137" style:family="paragraph" style:parent-style-name="Text_20_body">
      <style:text-properties fo:language="en" fo:country="US" officeooo:rsid="13b235f2" officeooo:paragraph-rsid="13b235f2"/>
    </style:style>
    <style:style style:name="P138" style:family="paragraph" style:parent-style-name="Text_20_body">
      <style:text-properties fo:language="en" fo:country="US" officeooo:rsid="13b2dfd1" officeooo:paragraph-rsid="13b2dfd1"/>
    </style:style>
    <style:style style:name="P139" style:family="paragraph" style:parent-style-name="Text_20_body">
      <style:text-properties fo:language="en" fo:country="US" officeooo:rsid="13b3bd65" officeooo:paragraph-rsid="13b3bd65"/>
    </style:style>
    <style:style style:name="P140" style:family="paragraph" style:parent-style-name="Text_20_body">
      <style:text-properties fo:language="en" fo:country="US" officeooo:rsid="13b44988" officeooo:paragraph-rsid="13b44988"/>
    </style:style>
    <style:style style:name="P141" style:family="paragraph" style:parent-style-name="Text_20_body">
      <style:text-properties fo:language="en" fo:country="US" officeooo:rsid="13b48a3f" officeooo:paragraph-rsid="13b48a3f"/>
    </style:style>
    <style:style style:name="P142" style:family="paragraph" style:parent-style-name="Text_20_body">
      <style:text-properties fo:language="en" fo:country="US" officeooo:rsid="13b50844" officeooo:paragraph-rsid="13b50844"/>
    </style:style>
    <style:style style:name="P143" style:family="paragraph" style:parent-style-name="Text_20_body">
      <style:text-properties fo:language="en" fo:country="US" officeooo:rsid="13b62e70" officeooo:paragraph-rsid="13b62e70"/>
    </style:style>
    <style:style style:name="P144" style:family="paragraph" style:parent-style-name="Text_20_body">
      <style:text-properties fo:language="en" fo:country="US" officeooo:rsid="13b0e611" officeooo:paragraph-rsid="13b65d85"/>
    </style:style>
    <style:style style:name="P145" style:family="paragraph" style:parent-style-name="Text_20_body">
      <style:text-properties fo:language="en" fo:country="US" officeooo:rsid="13b72eeb" officeooo:paragraph-rsid="13b72eeb"/>
    </style:style>
    <style:style style:name="P146" style:family="paragraph" style:parent-style-name="Text_20_body">
      <style:text-properties officeooo:rsid="1045dde3" officeooo:paragraph-rsid="127da4bd"/>
    </style:style>
    <style:style style:name="P147" style:family="paragraph" style:parent-style-name="Text_20_body">
      <style:text-properties officeooo:rsid="10964c48" officeooo:paragraph-rsid="127e6672"/>
    </style:style>
    <style:style style:name="P148" style:family="paragraph" style:parent-style-name="Text_20_body">
      <style:text-properties officeooo:rsid="108bd5ad" officeooo:paragraph-rsid="127e6672"/>
    </style:style>
    <style:style style:name="P149" style:family="paragraph" style:parent-style-name="Text_20_body">
      <style:text-properties officeooo:rsid="105df09e" officeooo:paragraph-rsid="127e6672"/>
    </style:style>
    <style:style style:name="P150" style:family="paragraph" style:parent-style-name="Text_20_body">
      <style:text-properties officeooo:rsid="106772dd" officeooo:paragraph-rsid="127e6672"/>
    </style:style>
    <style:style style:name="P151" style:family="paragraph" style:parent-style-name="Text_20_body">
      <style:text-properties officeooo:rsid="1068517d" officeooo:paragraph-rsid="127e6672"/>
    </style:style>
    <style:style style:name="P152" style:family="paragraph" style:parent-style-name="Text_20_body">
      <style:text-properties officeooo:rsid="0fa5a7b1" officeooo:paragraph-rsid="0fa49227"/>
    </style:style>
    <style:style style:name="P153" style:family="paragraph" style:parent-style-name="Text_20_body">
      <style:text-properties officeooo:rsid="0fa49227" officeooo:paragraph-rsid="12802e2c"/>
    </style:style>
    <style:style style:name="P154" style:family="paragraph" style:parent-style-name="Text_20_body">
      <style:text-properties officeooo:rsid="11ef43c0" officeooo:paragraph-rsid="11e5a1ad"/>
    </style:style>
    <style:style style:name="P155" style:family="paragraph" style:parent-style-name="Text_20_body">
      <style:text-properties officeooo:rsid="128382bc" officeooo:paragraph-rsid="128382bc"/>
    </style:style>
    <style:style style:name="P156" style:family="paragraph" style:parent-style-name="Text_20_body">
      <style:text-properties officeooo:rsid="128382bc" officeooo:paragraph-rsid="1286c12a"/>
    </style:style>
    <style:style style:name="P157" style:family="paragraph" style:parent-style-name="Text_20_body">
      <style:text-properties officeooo:rsid="128d870b" officeooo:paragraph-rsid="128d870b"/>
    </style:style>
    <style:style style:name="P158" style:family="paragraph" style:parent-style-name="Text_20_body">
      <style:text-properties officeooo:rsid="106f5887" officeooo:paragraph-rsid="127e6672"/>
    </style:style>
    <style:style style:name="P159" style:family="paragraph" style:parent-style-name="Text_20_body">
      <style:text-properties officeooo:rsid="128dc304" officeooo:paragraph-rsid="128dc304"/>
    </style:style>
    <style:style style:name="P160" style:family="paragraph" style:parent-style-name="Text_20_body">
      <style:text-properties officeooo:rsid="0f7bf8d9" officeooo:paragraph-rsid="0f7bf8d9"/>
    </style:style>
    <style:style style:name="P161" style:family="paragraph" style:parent-style-name="Text_20_body">
      <style:text-properties officeooo:rsid="129561c0" officeooo:paragraph-rsid="129561c0"/>
    </style:style>
    <style:style style:name="P162" style:family="paragraph" style:parent-style-name="Text_20_body">
      <style:text-properties officeooo:rsid="12b6503d" officeooo:paragraph-rsid="12b6503d"/>
    </style:style>
    <style:style style:name="P163" style:family="paragraph" style:parent-style-name="Text_20_body">
      <style:text-properties officeooo:rsid="0fa11619" officeooo:paragraph-rsid="12f52ccf"/>
    </style:style>
    <style:style style:name="P164" style:family="paragraph" style:parent-style-name="Text_20_body">
      <style:text-properties officeooo:rsid="0f995c09" officeooo:paragraph-rsid="12f52ccf"/>
    </style:style>
    <style:style style:name="P165" style:family="paragraph" style:parent-style-name="Text_20_body">
      <style:text-properties officeooo:rsid="1008f8c1" officeooo:paragraph-rsid="12ddca86"/>
    </style:style>
    <style:style style:name="P166" style:family="paragraph" style:parent-style-name="Text_20_body">
      <style:text-properties fo:language="cs" fo:country="CZ" fo:font-weight="normal" officeooo:rsid="126b4512" officeooo:paragraph-rsid="12efb1cb" style:font-weight-asian="normal" style:font-weight-complex="normal"/>
    </style:style>
    <style:style style:name="P167" style:family="paragraph" style:parent-style-name="Text_20_body">
      <style:text-properties fo:language="cs" fo:country="CZ" fo:font-weight="normal" officeooo:rsid="126b4512" officeooo:paragraph-rsid="12f257e0" style:font-weight-asian="normal" style:font-weight-complex="normal"/>
    </style:style>
    <style:style style:name="P168" style:family="paragraph" style:parent-style-name="Text_20_body">
      <style:text-properties fo:language="cs" fo:country="CZ" fo:font-weight="normal" officeooo:rsid="11bbdb50" officeooo:paragraph-rsid="12f0a8d3" style:font-weight-asian="normal" style:font-weight-complex="normal"/>
    </style:style>
    <style:style style:name="P169" style:family="paragraph" style:parent-style-name="Text_20_body">
      <style:text-properties fo:language="cs" fo:country="CZ" officeooo:rsid="13a2b0a4" officeooo:paragraph-rsid="13dd3c2c"/>
    </style:style>
    <style:style style:name="P170" style:family="paragraph" style:parent-style-name="Text_20_body">
      <style:text-properties fo:language="cs" fo:country="CZ" fo:font-style="italic" officeooo:rsid="13dd3c2c" officeooo:paragraph-rsid="13dd3c2c" style:font-style-asian="italic" style:font-style-complex="italic"/>
    </style:style>
    <style:style style:name="P171" style:family="paragraph" style:parent-style-name="Text_20_body">
      <style:text-properties fo:language="cs" fo:country="CZ" officeooo:rsid="13b9fb50" officeooo:paragraph-rsid="13dd3c2c"/>
    </style:style>
    <style:style style:name="P172" style:family="paragraph" style:parent-style-name="Text_20_body">
      <style:text-properties officeooo:rsid="12fb2f22" officeooo:paragraph-rsid="12fb2f22"/>
    </style:style>
    <style:style style:name="P173" style:family="paragraph" style:parent-style-name="Text_20_body">
      <style:text-properties officeooo:rsid="13016517" officeooo:paragraph-rsid="13016517"/>
    </style:style>
    <style:style style:name="P174" style:family="paragraph" style:parent-style-name="Text_20_body">
      <style:text-properties officeooo:rsid="1305baf2" officeooo:paragraph-rsid="1305baf2"/>
    </style:style>
    <style:style style:name="P175" style:family="paragraph" style:parent-style-name="Text_20_body">
      <style:text-properties officeooo:rsid="13078d99" officeooo:paragraph-rsid="13078d99"/>
    </style:style>
    <style:style style:name="P176" style:family="paragraph" style:parent-style-name="Text_20_body">
      <style:text-properties officeooo:rsid="13082f91" officeooo:paragraph-rsid="13082f91"/>
    </style:style>
    <style:style style:name="P177" style:family="paragraph" style:parent-style-name="Text_20_body">
      <style:text-properties officeooo:rsid="1309f930" officeooo:paragraph-rsid="1309f930"/>
    </style:style>
    <style:style style:name="P178" style:family="paragraph" style:parent-style-name="Text_20_body">
      <style:text-properties officeooo:rsid="1310cdfe" officeooo:paragraph-rsid="1310cdfe"/>
    </style:style>
    <style:style style:name="P179" style:family="paragraph" style:parent-style-name="Text_20_body">
      <style:text-properties officeooo:rsid="131216c3" officeooo:paragraph-rsid="131216c3"/>
    </style:style>
    <style:style style:name="P180" style:family="paragraph" style:parent-style-name="Text_20_body">
      <style:text-properties officeooo:rsid="0fb7a145" officeooo:paragraph-rsid="0fb7a145"/>
    </style:style>
    <style:style style:name="P181" style:family="paragraph" style:parent-style-name="Text_20_body">
      <style:text-properties officeooo:rsid="1312de10" officeooo:paragraph-rsid="1312de10"/>
    </style:style>
    <style:style style:name="P182" style:family="paragraph" style:parent-style-name="Text_20_body">
      <style:text-properties officeooo:rsid="10289423" officeooo:paragraph-rsid="127da4bd"/>
    </style:style>
    <style:style style:name="P183" style:family="paragraph" style:parent-style-name="Text_20_body">
      <style:text-properties officeooo:rsid="1321fe2f" officeooo:paragraph-rsid="1321fe2f"/>
    </style:style>
    <style:style style:name="P184" style:family="paragraph" style:parent-style-name="Text_20_body">
      <style:text-properties officeooo:rsid="13275056" officeooo:paragraph-rsid="133cc765"/>
    </style:style>
    <style:style style:name="P185" style:family="paragraph" style:parent-style-name="Text_20_body">
      <style:text-properties officeooo:rsid="13275056" officeooo:paragraph-rsid="1332bedf"/>
    </style:style>
    <style:style style:name="P186" style:family="paragraph" style:parent-style-name="Text_20_body">
      <style:text-properties officeooo:rsid="1328c162" officeooo:paragraph-rsid="133cc765"/>
    </style:style>
    <style:style style:name="P187" style:family="paragraph" style:parent-style-name="Text_20_body">
      <style:text-properties officeooo:rsid="1341ba4d" officeooo:paragraph-rsid="1341ba4d"/>
    </style:style>
    <style:style style:name="P188" style:family="paragraph" style:parent-style-name="Text_20_body">
      <style:text-properties officeooo:rsid="13467d43" officeooo:paragraph-rsid="13467d43"/>
    </style:style>
    <style:style style:name="P189" style:family="paragraph" style:parent-style-name="Text_20_body">
      <style:text-properties officeooo:rsid="13487521" officeooo:paragraph-rsid="13487521"/>
    </style:style>
    <style:style style:name="P190" style:family="paragraph" style:parent-style-name="Text_20_body">
      <style:text-properties officeooo:rsid="134aec07" officeooo:paragraph-rsid="134aec07"/>
    </style:style>
    <style:style style:name="P191" style:family="paragraph" style:parent-style-name="Text_20_body">
      <style:text-properties officeooo:rsid="134f9fc5" officeooo:paragraph-rsid="134f9fc5"/>
    </style:style>
    <style:style style:name="P192" style:family="paragraph" style:parent-style-name="Text_20_body">
      <style:text-properties officeooo:rsid="1354dcc0" officeooo:paragraph-rsid="13546064"/>
    </style:style>
    <style:style style:name="P193" style:family="paragraph" style:parent-style-name="Text_20_body">
      <style:text-properties officeooo:rsid="13450b7e" officeooo:paragraph-rsid="13450b7e"/>
    </style:style>
    <style:style style:name="P194" style:family="paragraph" style:parent-style-name="Text_20_body">
      <style:text-properties officeooo:rsid="1354923a" officeooo:paragraph-rsid="1354923a"/>
    </style:style>
    <style:style style:name="P195" style:family="paragraph" style:parent-style-name="Text_20_body">
      <style:text-properties officeooo:rsid="135dc2a9" officeooo:paragraph-rsid="135dc2a9"/>
    </style:style>
    <style:style style:name="P196" style:family="paragraph" style:parent-style-name="Text_20_body">
      <style:text-properties officeooo:rsid="1367585a" officeooo:paragraph-rsid="1367585a"/>
    </style:style>
    <style:style style:name="P197" style:family="paragraph" style:parent-style-name="Text_20_body">
      <style:text-properties officeooo:rsid="13691cb5" officeooo:paragraph-rsid="13691cb5"/>
    </style:style>
    <style:style style:name="P198" style:family="paragraph" style:parent-style-name="Text_20_body">
      <style:text-properties officeooo:rsid="136ab7f1" officeooo:paragraph-rsid="136ab7f1"/>
    </style:style>
    <style:style style:name="P199" style:family="paragraph" style:parent-style-name="Text_20_body">
      <style:text-properties officeooo:rsid="136c875a" officeooo:paragraph-rsid="136c875a"/>
    </style:style>
    <style:style style:name="P200" style:family="paragraph" style:parent-style-name="Text_20_body">
      <style:text-properties officeooo:rsid="1377ee49" officeooo:paragraph-rsid="1377ee49"/>
    </style:style>
    <style:style style:name="P201" style:family="paragraph" style:parent-style-name="Text_20_body">
      <style:text-properties officeooo:rsid="136fb186" officeooo:paragraph-rsid="136fb186"/>
    </style:style>
    <style:style style:name="P202" style:family="paragraph" style:parent-style-name="Text_20_body">
      <style:text-properties officeooo:rsid="138c5217" officeooo:paragraph-rsid="138c5217"/>
    </style:style>
    <style:style style:name="P203" style:family="paragraph" style:parent-style-name="Text_20_body">
      <style:text-properties officeooo:rsid="139be3da" officeooo:paragraph-rsid="139be3da"/>
    </style:style>
    <style:style style:name="P204" style:family="paragraph" style:parent-style-name="Text_20_body">
      <style:text-properties officeooo:rsid="139f6373" officeooo:paragraph-rsid="139f6373"/>
    </style:style>
    <style:style style:name="P205" style:family="paragraph" style:parent-style-name="Text_20_body">
      <style:text-properties officeooo:rsid="13a166fe" officeooo:paragraph-rsid="13a166fe"/>
    </style:style>
    <style:style style:name="P206" style:family="paragraph" style:parent-style-name="Text_20_body">
      <style:text-properties officeooo:rsid="13a1dee6" officeooo:paragraph-rsid="13a1dee6"/>
    </style:style>
    <style:style style:name="P207" style:family="paragraph" style:parent-style-name="Text_20_body">
      <style:text-properties officeooo:rsid="13a5b181" officeooo:paragraph-rsid="13a5b181"/>
    </style:style>
    <style:style style:name="P208" style:family="paragraph" style:parent-style-name="Text_20_body">
      <style:text-properties officeooo:rsid="13a6d7a6" officeooo:paragraph-rsid="13a6d7a6"/>
    </style:style>
    <style:style style:name="P209" style:family="paragraph" style:parent-style-name="Text_20_body">
      <style:text-properties officeooo:rsid="13a843e2" officeooo:paragraph-rsid="13a843e2"/>
    </style:style>
    <style:style style:name="P210" style:family="paragraph" style:parent-style-name="Text_20_body">
      <style:text-properties officeooo:rsid="13a8fcb7" officeooo:paragraph-rsid="13a8fcb7"/>
    </style:style>
    <style:style style:name="P211" style:family="paragraph" style:parent-style-name="Text_20_body">
      <style:text-properties officeooo:rsid="13aa9245" officeooo:paragraph-rsid="13aa9245"/>
    </style:style>
    <style:style style:name="P212" style:family="paragraph" style:parent-style-name="Text_20_body">
      <style:text-properties officeooo:rsid="13bd89c3" officeooo:paragraph-rsid="13bd89c3"/>
    </style:style>
    <style:style style:name="P213" style:family="paragraph" style:parent-style-name="Text_20_body">
      <style:text-properties officeooo:rsid="13898e34" officeooo:paragraph-rsid="13e26b31"/>
    </style:style>
    <style:style style:name="P214" style:family="paragraph" style:parent-style-name="Text_20_body">
      <style:text-properties officeooo:rsid="137264d0" officeooo:paragraph-rsid="137264d0"/>
    </style:style>
    <style:style style:name="P215" style:family="paragraph" style:parent-style-name="Text_20_body">
      <style:text-properties officeooo:rsid="1378edfb" officeooo:paragraph-rsid="1378edfb"/>
    </style:style>
    <style:style style:name="P216" style:family="paragraph" style:parent-style-name="Text_20_body">
      <style:text-properties officeooo:rsid="13c8b109" officeooo:paragraph-rsid="13c8b109"/>
    </style:style>
    <style:style style:name="P217" style:family="paragraph" style:parent-style-name="Text_20_body">
      <style:text-properties officeooo:rsid="13cb2875" officeooo:paragraph-rsid="13cb2875"/>
    </style:style>
    <style:style style:name="P218" style:family="paragraph" style:parent-style-name="Text_20_body">
      <style:text-properties officeooo:rsid="13d7e1c2" officeooo:paragraph-rsid="13d7e1c2"/>
    </style:style>
    <style:style style:name="P219" style:family="paragraph" style:parent-style-name="Text_20_body">
      <style:text-properties officeooo:rsid="13da4a18" officeooo:paragraph-rsid="13da4a18"/>
    </style:style>
    <style:style style:name="P220" style:family="paragraph" style:parent-style-name="Standard">
      <style:paragraph-properties fo:text-align="center" style:justify-single-word="false"/>
      <style:text-properties officeooo:rsid="057aae1d" officeooo:paragraph-rsid="057aae1d"/>
    </style:style>
    <style:style style:name="P221" style:family="paragraph" style:parent-style-name="Standard">
      <style:paragraph-properties fo:text-align="center" style:justify-single-word="false"/>
      <style:text-properties fo:font-size="60pt" fo:font-weight="bold" officeooo:rsid="057aae1d" officeooo:paragraph-rsid="057aae1d" style:font-size-asian="60pt" style:font-weight-asian="bold" style:font-size-complex="60pt" style:font-weight-complex="bold"/>
    </style:style>
    <style:style style:name="P222"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223" style:family="paragraph" style:parent-style-name="Standard">
      <style:paragraph-properties fo:text-align="center" style:justify-single-word="false"/>
      <style:text-properties fo:font-size="22pt" officeooo:rsid="0e8eedb4" officeooo:paragraph-rsid="0e8eedb4" style:font-size-asian="22pt" style:font-size-complex="22pt"/>
    </style:style>
    <style:style style:name="P224" style:family="paragraph" style:parent-style-name="Standard">
      <style:paragraph-properties fo:text-align="center" style:justify-single-word="false"/>
      <style:text-properties fo:font-size="22pt" officeooo:rsid="0f7af209" officeooo:paragraph-rsid="0f7af209" style:font-size-asian="22pt" style:font-size-complex="22pt"/>
    </style:style>
    <style:style style:name="P225" style:family="paragraph" style:parent-style-name="Standard">
      <style:paragraph-properties fo:text-align="center" style:justify-single-word="false"/>
      <style:text-properties fo:font-size="12pt" officeooo:rsid="0ce63539" officeooo:paragraph-rsid="05ab83ad" style:font-size-asian="12pt" style:font-size-complex="12pt"/>
    </style:style>
    <style:style style:name="P226" style:family="paragraph" style:parent-style-name="Standard">
      <style:text-properties fo:font-style="normal" officeooo:rsid="10964c48" officeooo:paragraph-rsid="127e6672" style:font-style-asian="normal" style:font-style-complex="normal"/>
    </style:style>
    <style:style style:name="P227" style:family="paragraph" style:parent-style-name="Example_20_Header">
      <style:text-properties officeooo:paragraph-rsid="0ce95318"/>
    </style:style>
    <style:style style:name="P228" style:family="paragraph" style:parent-style-name="Standard">
      <style:paragraph-properties fo:text-align="center" style:justify-single-word="false" fo:break-before="page"/>
    </style:style>
    <style:style style:name="P229" style:family="paragraph" style:parent-style-name="Contents_20_1">
      <style:paragraph-properties>
        <style:tab-stops>
          <style:tab-stop style:position="14.801cm" style:type="right" style:leader-style="dotted" style:leader-text="."/>
        </style:tab-stops>
      </style:paragraph-properties>
    </style:style>
    <style:style style:name="P230" style:family="paragraph" style:parent-style-name="Contents_20_2">
      <style:paragraph-properties>
        <style:tab-stops>
          <style:tab-stop style:position="14.801cm" style:type="right" style:leader-style="dotted" style:leader-text="."/>
        </style:tab-stops>
      </style:paragraph-properties>
    </style:style>
    <style:style style:name="P231" style:family="paragraph" style:parent-style-name="Text_20_body" style:master-page-name="Standard">
      <style:paragraph-properties style:page-number="auto"/>
      <style:text-properties officeooo:rsid="0f755768" officeooo:paragraph-rsid="0f755768"/>
    </style:style>
    <style:style style:name="P232" style:family="paragraph" style:parent-style-name="Text_20_body" style:list-style-name="L1">
      <style:text-properties officeooo:rsid="0f8bae9a" officeooo:paragraph-rsid="0f8ca85c"/>
    </style:style>
    <style:style style:name="P233" style:family="paragraph" style:parent-style-name="Text_20_body" style:list-style-name="L1">
      <style:text-properties officeooo:rsid="0f8ca85c" officeooo:paragraph-rsid="0f8ca85c"/>
    </style:style>
    <style:style style:name="P234" style:family="paragraph" style:parent-style-name="Text_20_body" style:list-style-name="L2">
      <style:text-properties officeooo:rsid="0f919907" officeooo:paragraph-rsid="0f919907"/>
    </style:style>
    <style:style style:name="P235" style:family="paragraph" style:parent-style-name="Text_20_body" style:list-style-name="L2">
      <style:text-properties officeooo:rsid="0f923493" officeooo:paragraph-rsid="0f923493"/>
    </style:style>
    <style:style style:name="P236" style:family="paragraph" style:parent-style-name="Text_20_body" style:list-style-name="L3">
      <style:text-properties officeooo:rsid="0f9824c4" officeooo:paragraph-rsid="0f9824c4"/>
    </style:style>
    <style:style style:name="P237" style:family="paragraph" style:parent-style-name="Text_20_body" style:list-style-name="L16">
      <style:text-properties officeooo:rsid="0f9824c4" officeooo:paragraph-rsid="12f52ccf"/>
    </style:style>
    <style:style style:name="P238" style:family="paragraph" style:parent-style-name="Text_20_body" style:list-style-name="L15">
      <style:text-properties officeooo:rsid="0f9824c4" officeooo:paragraph-rsid="12fb2f22"/>
    </style:style>
    <style:style style:name="P239" style:family="paragraph" style:parent-style-name="Text_20_body" style:list-style-name="L4">
      <style:text-properties officeooo:rsid="0fac537b" officeooo:paragraph-rsid="0fac537b"/>
    </style:style>
    <style:style style:name="P240" style:family="paragraph" style:parent-style-name="Text_20_body" style:list-style-name="L5">
      <style:text-properties officeooo:rsid="0f9f91e2" officeooo:paragraph-rsid="0f9f91e2"/>
    </style:style>
    <style:style style:name="P241" style:family="paragraph" style:parent-style-name="Text_20_body" style:list-style-name="L6">
      <style:text-properties officeooo:rsid="0f9f91e2" officeooo:paragraph-rsid="0f9f91e2"/>
    </style:style>
    <style:style style:name="P242" style:family="paragraph" style:parent-style-name="Text_20_body" style:list-style-name="L7">
      <style:text-properties officeooo:rsid="13078d99" officeooo:paragraph-rsid="13078d99"/>
    </style:style>
    <style:style style:name="P243" style:family="paragraph" style:parent-style-name="Text_20_body" style:list-style-name="L7">
      <style:text-properties officeooo:rsid="13082f91" officeooo:paragraph-rsid="13082f91"/>
    </style:style>
    <style:style style:name="P244" style:family="paragraph" style:parent-style-name="Text_20_body" style:list-style-name="L8">
      <style:text-properties officeooo:rsid="1309f930" officeooo:paragraph-rsid="1309f930"/>
    </style:style>
    <style:style style:name="P245" style:family="paragraph" style:parent-style-name="Text_20_body" style:list-style-name="L8">
      <style:text-properties officeooo:rsid="130c642e" officeooo:paragraph-rsid="130c642e"/>
    </style:style>
    <style:style style:name="P246" style:family="paragraph" style:parent-style-name="Text_20_body" style:list-style-name="L9">
      <style:text-properties officeooo:rsid="130aaee4" officeooo:paragraph-rsid="130aaee4"/>
    </style:style>
    <style:style style:name="P247" style:family="paragraph" style:parent-style-name="Text_20_body" style:list-style-name="L10">
      <style:text-properties officeooo:rsid="1310cdfe" officeooo:paragraph-rsid="1310cdfe"/>
    </style:style>
    <style:style style:name="P248" style:family="paragraph" style:parent-style-name="Text_20_body" style:list-style-name="L11">
      <style:text-properties officeooo:paragraph-rsid="127e6672"/>
    </style:style>
    <style:style style:name="P249" style:family="paragraph" style:parent-style-name="Text_20_body" style:list-style-name="L11">
      <style:text-properties fo:language="cs" fo:country="CZ" officeooo:rsid="1106777c" officeooo:paragraph-rsid="127e6672"/>
    </style:style>
    <style:style style:name="P250" style:family="paragraph" style:parent-style-name="Text_20_body" style:list-style-name="L26">
      <style:text-properties fo:language="cs" fo:country="CZ" officeooo:rsid="13a4f18d" officeooo:paragraph-rsid="13df15a4"/>
    </style:style>
    <style:style style:name="P251" style:family="paragraph" style:parent-style-name="Text_20_body" style:list-style-name="L26">
      <style:text-properties fo:language="cs" fo:country="CZ" officeooo:rsid="138f0839" officeooo:paragraph-rsid="13e06bb4"/>
    </style:style>
    <style:style style:name="P252" style:family="paragraph" style:parent-style-name="Text_20_body" style:list-style-name="L26">
      <style:text-properties fo:language="cs" fo:country="CZ" officeooo:rsid="13bc587d" officeooo:paragraph-rsid="13df15a4"/>
    </style:style>
    <style:style style:name="P253" style:family="paragraph" style:parent-style-name="Text_20_body" style:list-style-name="L11">
      <style:text-properties officeooo:rsid="11090e95" officeooo:paragraph-rsid="127e6672"/>
    </style:style>
    <style:style style:name="P254" style:family="paragraph" style:parent-style-name="Text_20_body" style:list-style-name="L11">
      <style:text-properties officeooo:rsid="110bf2e3" officeooo:paragraph-rsid="127e6672"/>
    </style:style>
    <style:style style:name="P255" style:family="paragraph" style:parent-style-name="Text_20_body" style:list-style-name="L11">
      <style:text-properties officeooo:rsid="110de6b6" officeooo:paragraph-rsid="127e6672"/>
    </style:style>
    <style:style style:name="P256" style:family="paragraph" style:parent-style-name="Text_20_body" style:list-style-name="L11">
      <style:text-properties officeooo:rsid="11135c2e" officeooo:paragraph-rsid="127e6672"/>
    </style:style>
    <style:style style:name="P257" style:family="paragraph" style:parent-style-name="Text_20_body" style:list-style-name="L11">
      <style:text-properties officeooo:rsid="1116b9b5" officeooo:paragraph-rsid="127e6672"/>
    </style:style>
    <style:style style:name="P258" style:family="paragraph" style:parent-style-name="Text_20_body" style:list-style-name="L11">
      <style:text-properties officeooo:rsid="111872d3" officeooo:paragraph-rsid="127e6672"/>
    </style:style>
    <style:style style:name="P259" style:family="paragraph" style:parent-style-name="Text_20_body" style:list-style-name="L11">
      <style:text-properties officeooo:rsid="111dc4f9" officeooo:paragraph-rsid="127e6672"/>
    </style:style>
    <style:style style:name="P260" style:family="paragraph" style:parent-style-name="Text_20_body" style:list-style-name="L12">
      <style:text-properties officeooo:rsid="1323fcf7" officeooo:paragraph-rsid="1323fcf7"/>
    </style:style>
    <style:style style:name="P261" style:family="paragraph" style:parent-style-name="Text_20_body" style:list-style-name="L13">
      <style:text-properties officeooo:rsid="105f89da" officeooo:paragraph-rsid="127e6672"/>
    </style:style>
    <style:style style:name="P262" style:family="paragraph" style:parent-style-name="Text_20_body" style:list-style-name="L14">
      <style:text-properties officeooo:rsid="10862b32" officeooo:paragraph-rsid="127e6672"/>
    </style:style>
    <style:style style:name="P263" style:family="paragraph" style:parent-style-name="Text_20_body" style:list-style-name="L15">
      <style:text-properties officeooo:rsid="0fa11619" officeooo:paragraph-rsid="12f52ccf"/>
    </style:style>
    <style:style style:name="P264" style:family="paragraph" style:parent-style-name="Text_20_body" style:list-style-name="L15">
      <style:text-properties officeooo:rsid="1296a255" officeooo:paragraph-rsid="12f952ee"/>
    </style:style>
    <style:style style:name="P265" style:family="paragraph" style:parent-style-name="Text_20_body" style:list-style-name="L15">
      <style:text-properties officeooo:rsid="12f952ee" officeooo:paragraph-rsid="12f952ee"/>
    </style:style>
    <style:style style:name="P266" style:family="paragraph" style:parent-style-name="Text_20_body" style:list-style-name="L15">
      <style:text-properties officeooo:rsid="12faffed" officeooo:paragraph-rsid="12faffed"/>
    </style:style>
    <style:style style:name="P267" style:family="paragraph" style:parent-style-name="Text_20_body" style:list-style-name="L15">
      <style:text-properties officeooo:rsid="0f9c6532" officeooo:paragraph-rsid="12f52ccf"/>
    </style:style>
    <style:style style:name="P268" style:family="paragraph" style:parent-style-name="Text_20_body" style:list-style-name="L15">
      <style:text-properties officeooo:rsid="0f995c09" officeooo:paragraph-rsid="12f52ccf"/>
    </style:style>
    <style:style style:name="P269" style:family="paragraph" style:parent-style-name="Text_20_body" style:list-style-name="L15">
      <style:text-properties officeooo:rsid="129675fc" officeooo:paragraph-rsid="12f52ccf"/>
    </style:style>
    <style:style style:name="P270" style:family="paragraph" style:parent-style-name="Text_20_body" style:list-style-name="L16">
      <style:text-properties officeooo:rsid="13016517" officeooo:paragraph-rsid="13016517"/>
    </style:style>
    <style:style style:name="P271" style:family="paragraph" style:parent-style-name="Text_20_body" style:list-style-name="L16">
      <style:text-properties officeooo:rsid="0fa1e0c1" officeooo:paragraph-rsid="12f52ccf"/>
    </style:style>
    <style:style style:name="P272" style:family="paragraph" style:parent-style-name="Text_20_body" style:list-style-name="L15">
      <style:text-properties officeooo:rsid="0fa1e0c1" officeooo:paragraph-rsid="12fb2f22"/>
    </style:style>
    <style:style style:name="P273" style:family="paragraph" style:parent-style-name="Text_20_body" style:list-style-name="L15">
      <style:text-properties officeooo:rsid="12961436" officeooo:paragraph-rsid="12fb2f22"/>
    </style:style>
    <style:style style:name="P274" style:family="paragraph" style:parent-style-name="Text_20_body" style:list-style-name="L15">
      <style:text-properties officeooo:rsid="0f9a16c4" officeooo:paragraph-rsid="12fb2f22"/>
    </style:style>
    <style:style style:name="P275" style:family="paragraph" style:parent-style-name="Text_20_body" style:list-style-name="L17">
      <style:text-properties officeooo:rsid="1075430b" officeooo:paragraph-rsid="11dd82f8"/>
    </style:style>
    <style:style style:name="P276" style:family="paragraph" style:parent-style-name="Text_20_body" style:list-style-name="L17">
      <style:text-properties officeooo:rsid="10763f1d" officeooo:paragraph-rsid="11dd82f8"/>
    </style:style>
    <style:style style:name="P277" style:family="paragraph" style:parent-style-name="Text_20_body" style:list-style-name="L17">
      <style:text-properties officeooo:rsid="12fcd582" officeooo:paragraph-rsid="11dd82f8"/>
    </style:style>
    <style:style style:name="P278" style:family="paragraph" style:parent-style-name="Text_20_body" style:list-style-name="L17">
      <style:text-properties officeooo:rsid="126cd7b9" officeooo:paragraph-rsid="126cd7b9"/>
    </style:style>
    <style:style style:name="P279" style:family="paragraph" style:parent-style-name="Text_20_body" style:list-style-name="L17">
      <style:text-properties officeooo:rsid="10872b46" officeooo:paragraph-rsid="11dd82f8"/>
    </style:style>
    <style:style style:name="P280" style:family="paragraph" style:parent-style-name="Text_20_body" style:list-style-name="L18">
      <style:text-properties officeooo:rsid="13075a8b" officeooo:paragraph-rsid="13075a8b"/>
    </style:style>
    <style:style style:name="P281" style:family="paragraph" style:parent-style-name="Text_20_body" style:list-style-name="L19">
      <style:text-properties officeooo:paragraph-rsid="1303c843"/>
    </style:style>
    <style:style style:name="P282" style:family="paragraph" style:parent-style-name="Text_20_body" style:list-style-name="L19">
      <style:text-properties officeooo:rsid="11e3379a" officeooo:paragraph-rsid="11e3379a"/>
    </style:style>
    <style:style style:name="P283" style:family="paragraph" style:parent-style-name="Text_20_body" style:list-style-name="L19">
      <style:text-properties fo:font-style="normal" officeooo:rsid="1321f298" officeooo:paragraph-rsid="1321f298" style:font-style-asian="normal" style:font-style-complex="normal"/>
    </style:style>
    <style:style style:name="P284" style:family="paragraph" style:parent-style-name="Text_20_body" style:list-style-name="L20">
      <style:text-properties officeooo:rsid="1209d5ec" officeooo:paragraph-rsid="1209d5ec"/>
    </style:style>
    <style:style style:name="P285" style:family="paragraph" style:parent-style-name="Text_20_body" style:list-style-name="L21">
      <style:text-properties officeooo:rsid="12008d74" officeooo:paragraph-rsid="12008d74"/>
    </style:style>
    <style:style style:name="P286" style:family="paragraph" style:parent-style-name="Text_20_body" style:list-style-name="L21">
      <style:text-properties officeooo:rsid="1200d2e8" officeooo:paragraph-rsid="1200d2e8"/>
    </style:style>
    <style:style style:name="P287" style:family="paragraph" style:parent-style-name="Text_20_body" style:list-style-name="L21">
      <style:text-properties officeooo:rsid="12008e0c" officeooo:paragraph-rsid="12008e0c"/>
    </style:style>
    <style:style style:name="P288" style:family="paragraph" style:parent-style-name="Text_20_body" style:list-style-name="L21">
      <style:text-properties officeooo:rsid="12021a4f" officeooo:paragraph-rsid="12021a4f"/>
    </style:style>
    <style:style style:name="P289" style:family="paragraph" style:parent-style-name="Text_20_body" style:list-style-name="L21">
      <style:text-properties officeooo:rsid="11ee3eb2" officeooo:paragraph-rsid="12153ea9"/>
    </style:style>
    <style:style style:name="P290" style:family="paragraph" style:parent-style-name="Text_20_body" style:list-style-name="L22">
      <style:text-properties officeooo:rsid="11ea198b" officeooo:paragraph-rsid="11ea198b"/>
    </style:style>
    <style:style style:name="P291" style:family="paragraph" style:parent-style-name="Text_20_body" style:list-style-name="L22">
      <style:text-properties officeooo:rsid="121d4bc4" officeooo:paragraph-rsid="121d4bc4"/>
    </style:style>
    <style:style style:name="P292" style:family="paragraph" style:parent-style-name="Text_20_body" style:list-style-name="L22">
      <style:text-properties officeooo:rsid="12087eb5" officeooo:paragraph-rsid="12087eb5"/>
    </style:style>
    <style:style style:name="P293" style:family="paragraph" style:parent-style-name="Text_20_body" style:list-style-name="L22">
      <style:text-properties officeooo:rsid="120ff2a9" officeooo:paragraph-rsid="120ff2a9"/>
    </style:style>
    <style:style style:name="P294" style:family="paragraph" style:parent-style-name="Text_20_body" style:list-style-name="L22">
      <style:text-properties officeooo:rsid="11ec10bf" officeooo:paragraph-rsid="11ec10bf"/>
    </style:style>
    <style:style style:name="P295" style:family="paragraph" style:parent-style-name="Text_20_body" style:list-style-name="L22">
      <style:text-properties officeooo:rsid="11ec10bf" officeooo:paragraph-rsid="12145173"/>
    </style:style>
    <style:style style:name="P296" style:family="paragraph" style:parent-style-name="Text_20_body" style:list-style-name="L22">
      <style:text-properties officeooo:rsid="12172882" officeooo:paragraph-rsid="12172882"/>
    </style:style>
    <style:style style:name="P297" style:family="paragraph" style:parent-style-name="Text_20_body" style:list-style-name="L22">
      <style:text-properties officeooo:rsid="12153ea9" officeooo:paragraph-rsid="12153ea9"/>
    </style:style>
    <style:style style:name="P298" style:family="paragraph" style:parent-style-name="Text_20_body" style:list-style-name="L22">
      <style:text-properties officeooo:rsid="11f5ce15" officeooo:paragraph-rsid="11f5ce15"/>
    </style:style>
    <style:style style:name="P299" style:family="paragraph" style:parent-style-name="Text_20_body" style:list-style-name="L22">
      <style:text-properties officeooo:rsid="11fa27cf" officeooo:paragraph-rsid="11fa27cf"/>
    </style:style>
    <style:style style:name="P300" style:family="paragraph" style:parent-style-name="Text_20_body" style:list-style-name="L22">
      <style:text-properties officeooo:rsid="12194a2a" officeooo:paragraph-rsid="12194a2a"/>
    </style:style>
    <style:style style:name="P301" style:family="paragraph" style:parent-style-name="Text_20_body" style:list-style-name="L22">
      <style:text-properties officeooo:rsid="11f73536" officeooo:paragraph-rsid="11f73536"/>
    </style:style>
    <style:style style:name="P302" style:family="paragraph" style:parent-style-name="Text_20_body" style:list-style-name="L22">
      <style:text-properties officeooo:rsid="121941e8" officeooo:paragraph-rsid="121941e8"/>
    </style:style>
    <style:style style:name="P303" style:family="paragraph" style:parent-style-name="Text_20_body" style:list-style-name="L22">
      <style:text-properties officeooo:rsid="11f8383e" officeooo:paragraph-rsid="11f8383e"/>
    </style:style>
    <style:style style:name="P304" style:family="paragraph" style:parent-style-name="Text_20_body" style:list-style-name="L22">
      <style:text-properties officeooo:rsid="12141c23" officeooo:paragraph-rsid="12141c23"/>
    </style:style>
    <style:style style:name="P305" style:family="paragraph" style:parent-style-name="Text_20_body" style:list-style-name="L22">
      <style:text-properties officeooo:rsid="121f1797" officeooo:paragraph-rsid="121f1797"/>
    </style:style>
    <style:style style:name="P306" style:family="paragraph" style:parent-style-name="Text_20_body" style:list-style-name="L22">
      <style:text-properties officeooo:rsid="121f6159" officeooo:paragraph-rsid="121f6159"/>
    </style:style>
    <style:style style:name="P307" style:family="paragraph" style:parent-style-name="Text_20_body" style:list-style-name="L22">
      <style:text-properties officeooo:rsid="1220615d" officeooo:paragraph-rsid="1220615d"/>
    </style:style>
    <style:style style:name="P308" style:family="paragraph" style:parent-style-name="Text_20_body" style:list-style-name="L22">
      <style:text-properties officeooo:rsid="12113d2a" officeooo:paragraph-rsid="12113d2a"/>
    </style:style>
    <style:style style:name="P309" style:family="paragraph" style:parent-style-name="Text_20_body" style:list-style-name="L22">
      <style:text-properties officeooo:rsid="12123d7e" officeooo:paragraph-rsid="12123d7e"/>
    </style:style>
    <style:style style:name="P310" style:family="paragraph" style:parent-style-name="Text_20_body" style:list-style-name="L23">
      <style:text-properties officeooo:rsid="11f28205" officeooo:paragraph-rsid="11f28205"/>
    </style:style>
    <style:style style:name="P311" style:family="paragraph" style:parent-style-name="Text_20_body" style:list-style-name="L23">
      <style:text-properties officeooo:rsid="128a9030" officeooo:paragraph-rsid="128a9030"/>
    </style:style>
    <style:style style:name="P312" style:family="paragraph" style:parent-style-name="Text_20_body" style:list-style-name="L23">
      <style:text-properties officeooo:rsid="128bdae4" officeooo:paragraph-rsid="128bdae4"/>
    </style:style>
    <style:style style:name="P313" style:family="paragraph" style:parent-style-name="Text_20_body" style:list-style-name="L23">
      <style:text-properties officeooo:rsid="11fb3c21" officeooo:paragraph-rsid="11fb3c21"/>
    </style:style>
    <style:style style:name="P314" style:family="paragraph" style:parent-style-name="Text_20_body" style:list-style-name="L23">
      <style:text-properties officeooo:rsid="11fb93b6" officeooo:paragraph-rsid="11fb93b6"/>
    </style:style>
    <style:style style:name="P315" style:family="paragraph" style:parent-style-name="Text_20_body" style:list-style-name="L23">
      <style:text-properties officeooo:rsid="11fcf96d" officeooo:paragraph-rsid="11fcf96d"/>
    </style:style>
    <style:style style:name="P316" style:family="paragraph" style:parent-style-name="Text_20_body" style:list-style-name="L24">
      <style:text-properties officeooo:rsid="11e5a1ad" officeooo:paragraph-rsid="11e5a1ad"/>
    </style:style>
    <style:style style:name="P317" style:family="paragraph" style:parent-style-name="Text_20_body" style:list-style-name="L24">
      <style:text-properties officeooo:rsid="1219f4cf" officeooo:paragraph-rsid="1219f4cf"/>
    </style:style>
    <style:style style:name="P318" style:family="paragraph" style:parent-style-name="Text_20_body" style:list-style-name="L24">
      <style:text-properties officeooo:rsid="11e75091" officeooo:paragraph-rsid="11e75091"/>
    </style:style>
    <style:style style:name="P319" style:family="paragraph" style:parent-style-name="Text_20_body" style:list-style-name="L24">
      <style:text-properties officeooo:rsid="121ae4c8" officeooo:paragraph-rsid="121ae4c8"/>
    </style:style>
    <style:style style:name="P320" style:family="paragraph" style:parent-style-name="Text_20_body" style:list-style-name="L24">
      <style:text-properties officeooo:rsid="11e8ef19" officeooo:paragraph-rsid="11e8ef19"/>
    </style:style>
    <style:style style:name="P321" style:family="paragraph" style:parent-style-name="Text_20_body" style:list-style-name="L25">
      <style:text-properties officeooo:rsid="1341ba4d" officeooo:paragraph-rsid="1341ba4d"/>
    </style:style>
    <style:style style:name="P322" style:family="paragraph" style:parent-style-name="Text_20_body" style:list-style-name="L25">
      <style:text-properties officeooo:rsid="134f3260" officeooo:paragraph-rsid="134f3260"/>
    </style:style>
    <style:style style:name="P323" style:family="paragraph" style:parent-style-name="Text_20_body" style:list-style-name="L26">
      <style:text-properties officeooo:rsid="1373ca24" officeooo:paragraph-rsid="1373ca24"/>
    </style:style>
    <style:style style:name="P324" style:family="paragraph" style:parent-style-name="Text_20_body" style:list-style-name="L26">
      <style:text-properties officeooo:rsid="139b90fe" officeooo:paragraph-rsid="139b90fe"/>
    </style:style>
    <style:style style:name="P325" style:family="paragraph" style:parent-style-name="Text_20_body" style:list-style-name="L26">
      <style:text-properties officeooo:rsid="1374a9b5" officeooo:paragraph-rsid="1374a9b5"/>
    </style:style>
    <style:style style:name="P326" style:family="paragraph" style:parent-style-name="Text_20_body" style:list-style-name="L26">
      <style:text-properties officeooo:rsid="1397bbe4" officeooo:paragraph-rsid="1397bbe4"/>
    </style:style>
    <style:style style:name="P327" style:family="paragraph" style:parent-style-name="Text_20_body" style:list-style-name="L26">
      <style:text-properties officeooo:rsid="139a92e4" officeooo:paragraph-rsid="139a92e4"/>
    </style:style>
    <style:style style:name="P328" style:family="paragraph" style:parent-style-name="Text_20_body" style:list-style-name="L26">
      <style:text-properties officeooo:rsid="1363f2ac" officeooo:paragraph-rsid="1363f2ac"/>
    </style:style>
    <style:style style:name="P329" style:family="paragraph" style:parent-style-name="Text_20_body" style:list-style-name="L26">
      <style:text-properties officeooo:rsid="1375174b" officeooo:paragraph-rsid="1375174b"/>
    </style:style>
    <style:style style:name="P330" style:family="paragraph" style:parent-style-name="Text_20_body" style:list-style-name="L26">
      <style:text-properties officeooo:rsid="13643568" officeooo:paragraph-rsid="13643568"/>
    </style:style>
    <style:style style:name="P331" style:family="paragraph" style:parent-style-name="Text_20_body" style:list-style-name="L27">
      <style:text-properties officeooo:rsid="1377ee49" officeooo:paragraph-rsid="1377ee49"/>
    </style:style>
    <style:style style:name="P332" style:family="paragraph" style:parent-style-name="Text_20_body" style:list-style-name="L27">
      <style:text-properties officeooo:rsid="137f5f0d" officeooo:paragraph-rsid="137f5f0d"/>
    </style:style>
    <style:style style:name="P333" style:family="paragraph" style:parent-style-name="Text_20_body" style:list-style-name="L28">
      <style:text-properties officeooo:rsid="13cb2875" officeooo:paragraph-rsid="13cb2875"/>
    </style:style>
    <style:style style:name="P334" style:family="paragraph" style:parent-style-name="Text_20_body" style:list-style-name="L28">
      <style:text-properties officeooo:rsid="13cbeeaa" officeooo:paragraph-rsid="13cbeeaa"/>
    </style:style>
    <style:style style:name="P335" style:family="paragraph" style:parent-style-name="Text_20_body" style:list-style-name="L28">
      <style:text-properties officeooo:rsid="13cbeeaa" officeooo:paragraph-rsid="13cf1710"/>
    </style:style>
    <style:style style:name="P336" style:family="paragraph" style:parent-style-name="Text_20_body" style:list-style-name="L28">
      <style:text-properties officeooo:rsid="13d046ff" officeooo:paragraph-rsid="13d046ff"/>
    </style:style>
    <style:style style:name="P337" style:family="paragraph" style:parent-style-name="Text_20_body" style:list-style-name="L28">
      <style:text-properties officeooo:rsid="13d2a4ab" officeooo:paragraph-rsid="13d2a4ab"/>
    </style:style>
    <style:style style:name="P338" style:family="paragraph" style:parent-style-name="Text_20_body" style:list-style-name="L29">
      <style:text-properties officeooo:rsid="13567263" officeooo:paragraph-rsid="13546064"/>
    </style:style>
    <style:style style:name="P339" style:family="paragraph" style:parent-style-name="Text_20_body" style:list-style-name="L29">
      <style:text-properties officeooo:rsid="1358a46a" officeooo:paragraph-rsid="13546064"/>
    </style:style>
    <style:style style:name="P340" style:family="paragraph" style:parent-style-name="Text_20_body" style:list-style-name="L29">
      <style:text-properties officeooo:rsid="1359b70e" officeooo:paragraph-rsid="13546064"/>
    </style:style>
    <style:style style:name="P341" style:family="paragraph" style:parent-style-name="Text_20_body" style:list-style-name="L29">
      <style:text-properties officeooo:rsid="135d0214" officeooo:paragraph-rsid="13546064"/>
    </style:style>
    <style:style style:name="P342" style:family="paragraph" style:parent-style-name="Text_20_body" style:list-style-name="L30">
      <style:text-properties officeooo:rsid="139be3da" officeooo:paragraph-rsid="139be3da"/>
    </style:style>
    <style:style style:name="P343" style:family="paragraph" style:parent-style-name="Text_20_body" style:list-style-name="L30">
      <style:text-properties officeooo:rsid="139ff234" officeooo:paragraph-rsid="139be3da"/>
    </style:style>
    <style:style style:name="P344" style:family="paragraph" style:parent-style-name="Text_20_body" style:list-style-name="L30">
      <style:text-properties officeooo:rsid="139ff234" officeooo:paragraph-rsid="139ff234"/>
    </style:style>
    <style:style style:name="P345" style:family="paragraph" style:parent-style-name="Text_20_body" style:list-style-name="L31">
      <style:text-properties officeooo:rsid="13bb2325" officeooo:paragraph-rsid="13bb2325"/>
    </style:style>
    <style:style style:name="P346" style:family="paragraph" style:parent-style-name="Text_20_body" style:list-style-name="L32">
      <style:text-properties officeooo:rsid="13bd89c3" officeooo:paragraph-rsid="13bd89c3"/>
    </style:style>
    <style:style style:name="P347" style:family="paragraph" style:parent-style-name="Text_20_body" style:list-style-name="L32">
      <style:text-properties officeooo:rsid="13bf9af6" officeooo:paragraph-rsid="13bf9af6"/>
    </style:style>
    <style:style style:name="P348" style:family="paragraph" style:parent-style-name="Example" style:list-style-name="L26">
      <style:text-properties fo:language="cs" fo:country="CZ" officeooo:rsid="138f0839" officeooo:paragraph-rsid="13e3ee87"/>
    </style:style>
    <style:style style:name="P349" style:family="paragraph" style:parent-style-name="Heading_20_4">
      <style:text-properties officeooo:rsid="10f18885" officeooo:paragraph-rsid="127e6672"/>
    </style:style>
    <style:style style:name="P350" style:family="paragraph" style:parent-style-name="Heading_20_4">
      <style:text-properties officeooo:paragraph-rsid="127e6672"/>
    </style:style>
    <style:style style:name="P351" style:family="paragraph" style:parent-style-name="Heading_20_4">
      <style:text-properties officeooo:rsid="13275056" officeooo:paragraph-rsid="133cc765"/>
    </style:style>
    <style:style style:name="P352" style:family="paragraph" style:parent-style-name="Heading_20_3">
      <style:text-properties officeooo:paragraph-rsid="127da4bd"/>
    </style:style>
    <style:style style:name="P353" style:family="paragraph" style:parent-style-name="Heading_20_3">
      <style:text-properties officeooo:rsid="1027ae43" officeooo:paragraph-rsid="1027ae43"/>
    </style:style>
    <style:style style:name="P354" style:family="paragraph" style:parent-style-name="Heading_20_3">
      <style:text-properties officeooo:rsid="130604b7" officeooo:paragraph-rsid="130604b7"/>
    </style:style>
    <style:style style:name="P355" style:family="paragraph" style:parent-style-name="Heading_20_3">
      <style:text-properties officeooo:paragraph-rsid="13546064"/>
    </style:style>
    <style:style style:name="P356" style:family="paragraph" style:parent-style-name="Heading_20_2">
      <style:text-properties officeooo:rsid="0f97e3ce" officeooo:paragraph-rsid="0f97e3ce"/>
    </style:style>
    <style:style style:name="P357" style:family="paragraph" style:parent-style-name="Heading_20_2">
      <style:text-properties officeooo:paragraph-rsid="127e6672"/>
    </style:style>
    <style:style style:name="P358" style:family="paragraph" style:parent-style-name="Heading_20_2">
      <style:text-properties officeooo:rsid="127e6672" officeooo:paragraph-rsid="127e6672"/>
    </style:style>
    <style:style style:name="P359" style:family="paragraph" style:parent-style-name="Heading_20_2">
      <style:text-properties officeooo:paragraph-rsid="12f52ccf"/>
    </style:style>
    <style:style style:name="P360" style:family="paragraph" style:parent-style-name="Heading_20_2">
      <style:text-properties officeooo:rsid="12fee8dc" officeooo:paragraph-rsid="12fee8dc"/>
    </style:style>
    <style:style style:name="P361" style:family="paragraph" style:parent-style-name="Heading_20_2">
      <style:text-properties officeooo:paragraph-rsid="11dd82f8"/>
    </style:style>
    <style:style style:name="P362" style:family="paragraph" style:parent-style-name="Heading_20_2">
      <style:paragraph-properties>
        <style:tab-stops>
          <style:tab-stop style:position="5.743cm"/>
        </style:tab-stops>
      </style:paragraph-properties>
    </style:style>
    <style:style style:name="P363" style:family="paragraph" style:parent-style-name="Heading_20_2">
      <style:paragraph-properties fo:break-before="page"/>
    </style:style>
    <style:style style:name="P364" style:family="paragraph" style:parent-style-name="Heading_20_1">
      <style:text-properties officeooo:rsid="11a92b59" officeooo:paragraph-rsid="11a92b59"/>
    </style:style>
    <style:style style:name="P365" style:family="paragraph" style:parent-style-name="Heading_20_1">
      <style:text-properties officeooo:rsid="13df15a4" officeooo:paragraph-rsid="13df15a4"/>
    </style:style>
    <style:style style:name="T1" style:family="text">
      <style:text-properties officeooo:rsid="0ce63539"/>
    </style:style>
    <style:style style:name="T2" style:family="text">
      <style:text-properties officeooo:rsid="0f7bf8d9"/>
    </style:style>
    <style:style style:name="T3" style:family="text">
      <style:text-properties officeooo:rsid="0f7ce43b"/>
    </style:style>
    <style:style style:name="T4" style:family="text">
      <style:text-properties officeooo:rsid="0f7e983a"/>
    </style:style>
    <style:style style:name="T5" style:family="text">
      <style:text-properties officeooo:rsid="0f8040ea"/>
    </style:style>
    <style:style style:name="T6" style:family="text">
      <style:text-properties officeooo:rsid="0f838156"/>
    </style:style>
    <style:style style:name="T7" style:family="text">
      <style:text-properties officeooo:rsid="0f8a1cca"/>
    </style:style>
    <style:style style:name="T8" style:family="text">
      <style:text-properties officeooo:rsid="0f8ca85c"/>
    </style:style>
    <style:style style:name="T9" style:family="text">
      <style:text-properties officeooo:rsid="0f9042c9"/>
    </style:style>
    <style:style style:name="T10" style:family="text">
      <style:text-properties officeooo:rsid="0f933c6d"/>
    </style:style>
    <style:style style:name="T11" style:family="text">
      <style:text-properties officeooo:rsid="0f966127"/>
    </style:style>
    <style:style style:name="T12" style:family="text">
      <style:text-properties officeooo:rsid="0f9824c4"/>
    </style:style>
    <style:style style:name="T13" style:family="text">
      <style:text-properties officeooo:rsid="0f9fdfac"/>
    </style:style>
    <style:style style:name="T14" style:family="text">
      <style:text-properties officeooo:rsid="0fa01b2f"/>
    </style:style>
    <style:style style:name="T15" style:family="text">
      <style:text-properties officeooo:rsid="0fa16a60"/>
    </style:style>
    <style:style style:name="T16" style:family="text">
      <style:text-properties officeooo:rsid="0fa27cda"/>
    </style:style>
    <style:style style:name="T17" style:family="text">
      <style:text-properties officeooo:rsid="0fa793e2"/>
    </style:style>
    <style:style style:name="T18" style:family="text">
      <style:text-properties officeooo:rsid="0fa9dee8"/>
    </style:style>
    <style:style style:name="T19" style:family="text">
      <style:text-properties officeooo:rsid="0fafaecc"/>
    </style:style>
    <style:style style:name="T20" style:family="text">
      <style:text-properties officeooo:rsid="0fb4fafb"/>
    </style:style>
    <style:style style:name="T21" style:family="text">
      <style:text-properties officeooo:rsid="0fc53328"/>
    </style:style>
    <style:style style:name="T22" style:family="text">
      <style:text-properties officeooo:rsid="0fc6b882"/>
    </style:style>
    <style:style style:name="T23" style:family="text">
      <style:text-properties officeooo:rsid="0fcdc57d"/>
    </style:style>
    <style:style style:name="T24" style:family="text">
      <style:text-properties officeooo:rsid="0fce2bd4"/>
    </style:style>
    <style:style style:name="T25" style:family="text">
      <style:text-properties officeooo:rsid="0fd76e57"/>
    </style:style>
    <style:style style:name="T26" style:family="text">
      <style:text-properties officeooo:rsid="0fe91907"/>
    </style:style>
    <style:style style:name="T27" style:family="text">
      <style:text-properties officeooo:rsid="0ff0ba95"/>
    </style:style>
    <style:style style:name="T28" style:family="text">
      <style:text-properties officeooo:rsid="0ff38006"/>
    </style:style>
    <style:style style:name="T29" style:family="text">
      <style:text-properties officeooo:rsid="0ff67fdb"/>
    </style:style>
    <style:style style:name="T30" style:family="text">
      <style:text-properties officeooo:rsid="0ffb3b3f"/>
    </style:style>
    <style:style style:name="T31" style:family="text">
      <style:text-properties officeooo:rsid="0ffc41e0"/>
    </style:style>
    <style:style style:name="T32" style:family="text">
      <style:text-properties officeooo:rsid="0ffe2c92"/>
    </style:style>
    <style:style style:name="T33" style:family="text">
      <style:text-properties officeooo:rsid="10074ae6"/>
    </style:style>
    <style:style style:name="T34" style:family="text">
      <style:text-properties officeooo:rsid="1008f8c1"/>
    </style:style>
    <style:style style:name="T35" style:family="text">
      <style:text-properties officeooo:rsid="100a7015"/>
    </style:style>
    <style:style style:name="T36" style:family="text">
      <style:text-properties officeooo:rsid="100d6c34"/>
    </style:style>
    <style:style style:name="T37" style:family="text">
      <style:text-properties officeooo:rsid="100ed283"/>
    </style:style>
    <style:style style:name="T38" style:family="text">
      <style:text-properties officeooo:rsid="1014f4c6"/>
    </style:style>
    <style:style style:name="T39" style:family="text">
      <style:text-properties officeooo:rsid="102960d3"/>
    </style:style>
    <style:style style:name="T40" style:family="text">
      <style:text-properties officeooo:rsid="102a8dc1"/>
    </style:style>
    <style:style style:name="T41" style:family="text">
      <style:text-properties fo:language="en" fo:country="US" officeooo:rsid="102a8dc1"/>
    </style:style>
    <style:style style:name="T42" style:family="text">
      <style:text-properties fo:language="en" fo:country="US" officeooo:rsid="102b0bc7"/>
    </style:style>
    <style:style style:name="T43" style:family="text">
      <style:text-properties fo:language="en" fo:country="US" officeooo:rsid="10cb50ab"/>
    </style:style>
    <style:style style:name="T44" style:family="text">
      <style:text-properties fo:language="en" fo:country="US" officeooo:rsid="10cbdc44"/>
    </style:style>
    <style:style style:name="T45" style:family="text">
      <style:text-properties fo:language="en" fo:country="US" officeooo:rsid="10cd0962"/>
    </style:style>
    <style:style style:name="T46" style:family="text">
      <style:text-properties fo:language="en" fo:country="US" fo:font-weight="normal" style:font-weight-asian="normal" style:font-weight-complex="normal"/>
    </style:style>
    <style:style style:name="T47" style:family="text">
      <style:text-properties fo:language="en" fo:country="US" fo:font-weight="normal" officeooo:rsid="1228f9ba" style:font-weight-asian="normal" style:font-weight-complex="normal"/>
    </style:style>
    <style:style style:name="T48" style:family="text">
      <style:text-properties fo:language="en" fo:country="US" fo:font-weight="normal" officeooo:rsid="1229054f" style:font-weight-asian="normal" style:font-weight-complex="normal"/>
    </style:style>
    <style:style style:name="T49" style:family="text">
      <style:text-properties fo:language="cs" fo:country="CZ"/>
    </style:style>
    <style:style style:name="T50" style:family="text">
      <style:text-properties fo:language="cs" fo:country="CZ" officeooo:rsid="1032b9ba"/>
    </style:style>
    <style:style style:name="T51" style:family="text">
      <style:text-properties fo:language="cs" fo:country="CZ" officeooo:rsid="103333f8"/>
    </style:style>
    <style:style style:name="T52" style:family="text">
      <style:text-properties fo:language="cs" fo:country="CZ" officeooo:rsid="10ced72d"/>
    </style:style>
    <style:style style:name="T53" style:family="text">
      <style:text-properties fo:language="cs" fo:country="CZ" officeooo:rsid="10d0d58c"/>
    </style:style>
    <style:style style:name="T54" style:family="text">
      <style:text-properties fo:language="cs" fo:country="CZ" officeooo:rsid="10d2ddfd"/>
    </style:style>
    <style:style style:name="T55" style:family="text">
      <style:text-properties fo:language="cs" fo:country="CZ" officeooo:rsid="10d4bd36"/>
    </style:style>
    <style:style style:name="T56" style:family="text">
      <style:text-properties fo:language="cs" fo:country="CZ" officeooo:rsid="10d1801c"/>
    </style:style>
    <style:style style:name="T57" style:family="text">
      <style:text-properties fo:language="cs" fo:country="CZ" officeooo:rsid="10ecea39"/>
    </style:style>
    <style:style style:name="T58" style:family="text">
      <style:text-properties fo:language="cs" fo:country="CZ" officeooo:rsid="10ee24bf"/>
    </style:style>
    <style:style style:name="T59" style:family="text">
      <style:text-properties fo:language="cs" fo:country="CZ" officeooo:rsid="10eeac6e"/>
    </style:style>
    <style:style style:name="T60" style:family="text">
      <style:text-properties fo:language="cs" fo:country="CZ" officeooo:rsid="10ef8487"/>
    </style:style>
    <style:style style:name="T61" style:family="text">
      <style:text-properties fo:language="cs" fo:country="CZ" officeooo:rsid="10ef94e5"/>
    </style:style>
    <style:style style:name="T62" style:family="text">
      <style:text-properties fo:language="cs" fo:country="CZ" officeooo:rsid="10f3dd54"/>
    </style:style>
    <style:style style:name="T63" style:family="text">
      <style:text-properties fo:language="cs" fo:country="CZ" officeooo:rsid="10f48766"/>
    </style:style>
    <style:style style:name="T64" style:family="text">
      <style:text-properties fo:language="cs" fo:country="CZ" officeooo:rsid="10f6117c"/>
    </style:style>
    <style:style style:name="T65" style:family="text">
      <style:text-properties fo:language="cs" fo:country="CZ" officeooo:rsid="10f865bb"/>
    </style:style>
    <style:style style:name="T66" style:family="text">
      <style:text-properties fo:language="cs" fo:country="CZ" officeooo:rsid="10f9263b"/>
    </style:style>
    <style:style style:name="T67" style:family="text">
      <style:text-properties fo:language="cs" fo:country="CZ" officeooo:rsid="10faab29"/>
    </style:style>
    <style:style style:name="T68" style:family="text">
      <style:text-properties fo:language="cs" fo:country="CZ" officeooo:rsid="10fb2f1a"/>
    </style:style>
    <style:style style:name="T69" style:family="text">
      <style:text-properties fo:language="cs" fo:country="CZ" officeooo:rsid="10fce9e1"/>
    </style:style>
    <style:style style:name="T70" style:family="text">
      <style:text-properties fo:language="cs" fo:country="CZ" officeooo:rsid="10fe4eb8"/>
    </style:style>
    <style:style style:name="T71" style:family="text">
      <style:text-properties fo:language="cs" fo:country="CZ" officeooo:rsid="10ff36a0"/>
    </style:style>
    <style:style style:name="T72" style:family="text">
      <style:text-properties fo:language="cs" fo:country="CZ" officeooo:rsid="1100dada"/>
    </style:style>
    <style:style style:name="T73" style:family="text">
      <style:text-properties fo:language="cs" fo:country="CZ" officeooo:rsid="1102d439"/>
    </style:style>
    <style:style style:name="T74" style:family="text">
      <style:text-properties fo:language="cs" fo:country="CZ" officeooo:rsid="110495f4"/>
    </style:style>
    <style:style style:name="T75" style:family="text">
      <style:text-properties fo:language="cs" fo:country="CZ" officeooo:rsid="1104fcaf"/>
    </style:style>
    <style:style style:name="T76" style:family="text">
      <style:text-properties fo:language="cs" fo:country="CZ" officeooo:rsid="10d8844a"/>
    </style:style>
    <style:style style:name="T77" style:family="text">
      <style:text-properties fo:language="cs" fo:country="CZ" officeooo:rsid="110822b5"/>
    </style:style>
    <style:style style:name="T78" style:family="text">
      <style:text-properties fo:language="cs" fo:country="CZ" officeooo:rsid="110a2fd0"/>
    </style:style>
    <style:style style:name="T79" style:family="text">
      <style:text-properties fo:language="cs" fo:country="CZ" officeooo:rsid="110c0efa"/>
    </style:style>
    <style:style style:name="T80" style:family="text">
      <style:text-properties fo:language="cs" fo:country="CZ" officeooo:rsid="110c28c8"/>
    </style:style>
    <style:style style:name="T81" style:family="text">
      <style:text-properties fo:language="cs" fo:country="CZ" officeooo:rsid="110d0cd6"/>
    </style:style>
    <style:style style:name="T82" style:family="text">
      <style:text-properties fo:language="cs" fo:country="CZ" officeooo:rsid="110f5397"/>
    </style:style>
    <style:style style:name="T83" style:family="text">
      <style:text-properties fo:language="cs" fo:country="CZ" officeooo:rsid="110f6011"/>
    </style:style>
    <style:style style:name="T84" style:family="text">
      <style:text-properties fo:language="cs" fo:country="CZ" officeooo:rsid="11117a93"/>
    </style:style>
    <style:style style:name="T85" style:family="text">
      <style:text-properties fo:language="cs" fo:country="CZ" officeooo:rsid="111406f4"/>
    </style:style>
    <style:style style:name="T86" style:family="text">
      <style:text-properties fo:language="cs" fo:country="CZ" officeooo:rsid="1114f302"/>
    </style:style>
    <style:style style:name="T87" style:family="text">
      <style:text-properties fo:language="cs" fo:country="CZ" officeooo:rsid="11169a9f"/>
    </style:style>
    <style:style style:name="T88" style:family="text">
      <style:text-properties fo:language="cs" fo:country="CZ" officeooo:rsid="1117110b"/>
    </style:style>
    <style:style style:name="T89" style:family="text">
      <style:text-properties fo:language="cs" fo:country="CZ" officeooo:rsid="1117e1e0"/>
    </style:style>
    <style:style style:name="T90" style:family="text">
      <style:text-properties fo:language="cs" fo:country="CZ" officeooo:rsid="11185fee"/>
    </style:style>
    <style:style style:name="T91" style:family="text">
      <style:text-properties fo:language="cs" fo:country="CZ" officeooo:rsid="11191a2f"/>
    </style:style>
    <style:style style:name="T92" style:family="text">
      <style:text-properties fo:language="cs" fo:country="CZ" officeooo:rsid="111af768"/>
    </style:style>
    <style:style style:name="T93" style:family="text">
      <style:text-properties fo:language="cs" fo:country="CZ" officeooo:rsid="111c1cf8"/>
    </style:style>
    <style:style style:name="T94" style:family="text">
      <style:text-properties fo:language="cs" fo:country="CZ" officeooo:rsid="11741018"/>
    </style:style>
    <style:style style:name="T95" style:family="text">
      <style:text-properties fo:language="cs" fo:country="CZ" officeooo:rsid="11af5dc7"/>
    </style:style>
    <style:style style:name="T96" style:family="text">
      <style:text-properties fo:language="cs" fo:country="CZ" officeooo:rsid="11b03e11"/>
    </style:style>
    <style:style style:name="T97" style:family="text">
      <style:text-properties fo:language="cs" fo:country="CZ" officeooo:rsid="11b084f7"/>
    </style:style>
    <style:style style:name="T98" style:family="text">
      <style:text-properties fo:language="cs" fo:country="CZ" officeooo:rsid="11b20289"/>
    </style:style>
    <style:style style:name="T99" style:family="text">
      <style:text-properties fo:language="cs" fo:country="CZ" officeooo:rsid="11b34402"/>
    </style:style>
    <style:style style:name="T100" style:family="text">
      <style:text-properties fo:language="cs" fo:country="CZ" officeooo:rsid="11b35508"/>
    </style:style>
    <style:style style:name="T101" style:family="text">
      <style:text-properties fo:language="cs" fo:country="CZ" officeooo:rsid="11b45bf1"/>
    </style:style>
    <style:style style:name="T102" style:family="text">
      <style:text-properties fo:language="cs" fo:country="CZ" fo:font-style="italic" officeooo:rsid="11b45bf1" style:font-style-asian="italic" style:font-style-complex="italic"/>
    </style:style>
    <style:style style:name="T103" style:family="text">
      <style:text-properties fo:language="cs" fo:country="CZ" fo:font-style="normal" officeooo:rsid="11b45bf1" style:font-style-asian="normal" style:font-style-complex="normal"/>
    </style:style>
    <style:style style:name="T104" style:family="text">
      <style:text-properties fo:language="cs" fo:country="CZ" fo:font-style="normal" officeooo:rsid="11b4be5c" style:font-style-asian="normal" style:font-style-complex="normal"/>
    </style:style>
    <style:style style:name="T105" style:family="text">
      <style:text-properties fo:language="cs" fo:country="CZ" fo:font-style="normal" officeooo:rsid="11b5e359" style:font-style-asian="normal" style:font-style-complex="normal"/>
    </style:style>
    <style:style style:name="T106" style:family="text">
      <style:text-properties fo:language="cs" fo:country="CZ" fo:font-style="normal" officeooo:rsid="11c24e80" style:font-style-asian="normal" style:font-style-complex="normal"/>
    </style:style>
    <style:style style:name="T107" style:family="text">
      <style:text-properties fo:language="cs" fo:country="CZ" fo:font-style="normal" officeooo:rsid="11c34181" style:font-style-asian="normal" style:font-style-complex="normal"/>
    </style:style>
    <style:style style:name="T108" style:family="text">
      <style:text-properties fo:language="cs" fo:country="CZ" fo:font-style="normal" officeooo:rsid="11c5cf72" style:font-style-asian="normal" style:font-style-complex="normal"/>
    </style:style>
    <style:style style:name="T109" style:family="text">
      <style:text-properties fo:language="cs" fo:country="CZ" fo:font-style="normal" officeooo:rsid="11c66d17" style:font-style-asian="normal" style:font-style-complex="normal"/>
    </style:style>
    <style:style style:name="T110" style:family="text">
      <style:text-properties fo:language="cs" fo:country="CZ" fo:font-style="normal" officeooo:rsid="11c8d20c" style:font-style-asian="normal" style:font-style-complex="normal"/>
    </style:style>
    <style:style style:name="T111" style:family="text">
      <style:text-properties fo:language="cs" fo:country="CZ" fo:font-style="normal" officeooo:rsid="11cc20b1" style:font-style-asian="normal" style:font-style-complex="normal"/>
    </style:style>
    <style:style style:name="T112" style:family="text">
      <style:text-properties fo:language="cs" fo:country="CZ" fo:font-style="normal" officeooo:rsid="1236aecf" style:font-style-asian="normal" style:font-style-complex="normal"/>
    </style:style>
    <style:style style:name="T113" style:family="text">
      <style:text-properties fo:language="cs" fo:country="CZ" fo:font-style="normal" officeooo:rsid="123cb2b8" style:font-style-asian="normal" style:font-style-complex="normal"/>
    </style:style>
    <style:style style:name="T114" style:family="text">
      <style:text-properties fo:language="cs" fo:country="CZ" officeooo:rsid="11b7644f"/>
    </style:style>
    <style:style style:name="T115" style:family="text">
      <style:text-properties fo:language="cs" fo:country="CZ" officeooo:rsid="11b846c7"/>
    </style:style>
    <style:style style:name="T116" style:family="text">
      <style:text-properties fo:language="cs" fo:country="CZ" officeooo:rsid="11b941df"/>
    </style:style>
    <style:style style:name="T117" style:family="text">
      <style:text-properties fo:language="cs" fo:country="CZ" officeooo:rsid="11b952db"/>
    </style:style>
    <style:style style:name="T118" style:family="text">
      <style:text-properties fo:language="cs" fo:country="CZ" officeooo:rsid="11baefb4"/>
    </style:style>
    <style:style style:name="T119" style:family="text">
      <style:text-properties fo:language="cs" fo:country="CZ" officeooo:rsid="11bbdb50"/>
    </style:style>
    <style:style style:name="T120" style:family="text">
      <style:text-properties fo:language="cs" fo:country="CZ" officeooo:rsid="11be3dbd"/>
    </style:style>
    <style:style style:name="T121" style:family="text">
      <style:text-properties fo:language="cs" fo:country="CZ" officeooo:rsid="11bf45f3"/>
    </style:style>
    <style:style style:name="T122" style:family="text">
      <style:text-properties fo:language="cs" fo:country="CZ" officeooo:rsid="11bfa32c"/>
    </style:style>
    <style:style style:name="T123" style:family="text">
      <style:text-properties fo:language="cs" fo:country="CZ" officeooo:rsid="11c0d47b"/>
    </style:style>
    <style:style style:name="T124" style:family="text">
      <style:text-properties fo:language="cs" fo:country="CZ" officeooo:rsid="11c53a25"/>
    </style:style>
    <style:style style:name="T125" style:family="text">
      <style:text-properties fo:language="cs" fo:country="CZ" fo:font-weight="normal" style:font-weight-asian="normal" style:font-weight-complex="normal"/>
    </style:style>
    <style:style style:name="T126" style:family="text">
      <style:text-properties fo:language="cs" fo:country="CZ" fo:font-weight="normal" officeooo:rsid="122a7e62" style:font-weight-asian="normal" style:font-weight-complex="normal"/>
    </style:style>
    <style:style style:name="T127" style:family="text">
      <style:text-properties fo:language="cs" fo:country="CZ" fo:font-weight="normal" officeooo:rsid="122ad903" style:font-weight-asian="normal" style:font-weight-complex="normal"/>
    </style:style>
    <style:style style:name="T128" style:family="text">
      <style:text-properties fo:language="cs" fo:country="CZ" fo:font-weight="normal" officeooo:rsid="122bccbf" style:font-weight-asian="normal" style:font-weight-complex="normal"/>
    </style:style>
    <style:style style:name="T129" style:family="text">
      <style:text-properties officeooo:rsid="1033e57a"/>
    </style:style>
    <style:style style:name="T130" style:family="text">
      <style:text-properties officeooo:rsid="10357f58"/>
    </style:style>
    <style:style style:name="T131" style:family="text">
      <style:text-properties officeooo:rsid="104406d6"/>
    </style:style>
    <style:style style:name="T132" style:family="text">
      <style:text-properties officeooo:rsid="104773a7"/>
    </style:style>
    <style:style style:name="T133" style:family="text">
      <style:text-properties officeooo:rsid="104eeab7"/>
    </style:style>
    <style:style style:name="T134" style:family="text">
      <style:text-properties officeooo:rsid="104f19f1"/>
    </style:style>
    <style:style style:name="T135" style:family="text">
      <style:text-properties officeooo:rsid="10585d1e"/>
    </style:style>
    <style:style style:name="T136" style:family="text">
      <style:text-properties officeooo:rsid="105b915e"/>
    </style:style>
    <style:style style:name="T137" style:family="text">
      <style:text-properties officeooo:rsid="106031ff"/>
    </style:style>
    <style:style style:name="T138" style:family="text">
      <style:text-properties officeooo:rsid="10638413"/>
    </style:style>
    <style:style style:name="T139" style:family="text">
      <style:text-properties officeooo:rsid="10677cd7"/>
    </style:style>
    <style:style style:name="T140" style:family="text">
      <style:text-properties officeooo:rsid="106998d5"/>
    </style:style>
    <style:style style:name="T141" style:family="text">
      <style:text-properties officeooo:rsid="1069f1e4"/>
    </style:style>
    <style:style style:name="T142" style:family="text">
      <style:text-properties officeooo:rsid="106b5fc6"/>
    </style:style>
    <style:style style:name="T143" style:family="text">
      <style:text-properties officeooo:rsid="106e8d66"/>
    </style:style>
    <style:style style:name="T144" style:family="text">
      <style:text-properties officeooo:rsid="10712d56"/>
    </style:style>
    <style:style style:name="T145" style:family="text">
      <style:text-properties officeooo:rsid="1088d759"/>
    </style:style>
    <style:style style:name="T146" style:family="text">
      <style:text-properties officeooo:rsid="10939c7e"/>
    </style:style>
    <style:style style:name="T147" style:family="text">
      <style:text-properties officeooo:rsid="10988885"/>
    </style:style>
    <style:style style:name="T148" style:family="text">
      <style:text-properties officeooo:rsid="109a7930"/>
    </style:style>
    <style:style style:name="T149" style:family="text">
      <style:text-properties officeooo:rsid="109ddd59"/>
    </style:style>
    <style:style style:name="T150" style:family="text">
      <style:text-properties officeooo:rsid="10a75521"/>
    </style:style>
    <style:style style:name="T151" style:family="text">
      <style:text-properties officeooo:rsid="10ae4292"/>
    </style:style>
    <style:style style:name="T152" style:family="text">
      <style:text-properties officeooo:rsid="10b6e2ec"/>
    </style:style>
    <style:style style:name="T153" style:family="text">
      <style:text-properties officeooo:rsid="10dc8189"/>
    </style:style>
    <style:style style:name="T154" style:family="text">
      <style:text-properties officeooo:rsid="1122ff88"/>
    </style:style>
    <style:style style:name="T155" style:family="text">
      <style:text-properties officeooo:rsid="11396c3d"/>
    </style:style>
    <style:style style:name="T156" style:family="text">
      <style:text-properties officeooo:rsid="114f225e"/>
    </style:style>
    <style:style style:name="T157" style:family="text">
      <style:text-properties officeooo:rsid="11553c07"/>
    </style:style>
    <style:style style:name="T158" style:family="text">
      <style:text-properties officeooo:rsid="11594e57"/>
    </style:style>
    <style:style style:name="T159" style:family="text">
      <style:text-properties officeooo:rsid="115bab15"/>
    </style:style>
    <style:style style:name="T160" style:family="text">
      <style:text-properties officeooo:rsid="115c2caf"/>
    </style:style>
    <style:style style:name="T161" style:family="text">
      <style:text-properties officeooo:rsid="115d6152"/>
    </style:style>
    <style:style style:name="T162" style:family="text">
      <style:text-properties officeooo:rsid="1161a477"/>
    </style:style>
    <style:style style:name="T163" style:family="text">
      <style:text-properties officeooo:rsid="116278d4"/>
    </style:style>
    <style:style style:name="T164" style:family="text">
      <style:text-properties fo:font-weight="normal" style:font-weight-asian="normal" style:font-weight-complex="normal"/>
    </style:style>
    <style:style style:name="T165" style:family="text">
      <style:text-properties fo:font-weight="normal" officeooo:rsid="0fe36e5b" style:font-weight-asian="normal" style:font-weight-complex="normal"/>
    </style:style>
    <style:style style:name="T166" style:family="text">
      <style:text-properties fo:font-weight="normal" officeooo:rsid="0fe60fc3" style:font-weight-asian="normal" style:font-weight-complex="normal"/>
    </style:style>
    <style:style style:name="T167" style:family="text">
      <style:text-properties fo:font-weight="normal" officeooo:rsid="12266e5d" style:font-weight-asian="normal" style:font-weight-complex="normal"/>
    </style:style>
    <style:style style:name="T168" style:family="text">
      <style:text-properties fo:font-weight="normal" officeooo:rsid="1227c419" style:font-weight-asian="normal" style:font-weight-complex="normal"/>
    </style:style>
    <style:style style:name="T169" style:family="text">
      <style:text-properties fo:font-weight="normal" officeooo:rsid="1228f9ba" style:font-weight-asian="normal" style:font-weight-complex="normal"/>
    </style:style>
    <style:style style:name="T170" style:family="text">
      <style:text-properties fo:font-weight="normal" officeooo:rsid="122c01d7" style:font-weight-asian="normal" style:font-weight-complex="normal"/>
    </style:style>
    <style:style style:name="T171" style:family="text">
      <style:text-properties fo:font-weight="normal" officeooo:rsid="1243233a" style:font-weight-asian="normal" style:font-weight-complex="normal"/>
    </style:style>
    <style:style style:name="T172" style:family="text">
      <style:text-properties fo:font-style="italic" fo:font-weight="normal" style:font-style-asian="italic" style:font-weight-asian="normal" style:font-style-complex="italic" style:font-weight-complex="normal"/>
    </style:style>
    <style:style style:name="T173" style:family="text">
      <style:text-properties fo:font-style="italic" fo:font-weight="normal" officeooo:rsid="112c6658" style:font-style-asian="italic" style:font-weight-asian="normal" style:font-style-complex="italic" style:font-weight-complex="normal"/>
    </style:style>
    <style:style style:name="T174" style:family="text">
      <style:text-properties fo:font-style="italic" fo:font-weight="normal" officeooo:rsid="116ed6f6" style:font-style-asian="italic" style:font-weight-asian="normal" style:font-style-complex="italic" style:font-weight-complex="normal"/>
    </style:style>
    <style:style style:name="T175" style:family="text">
      <style:text-properties fo:font-style="italic" fo:font-weight="normal" officeooo:rsid="1243233a" style:font-style-asian="italic" style:font-weight-asian="normal" style:font-style-complex="italic" style:font-weight-complex="normal"/>
    </style:style>
    <style:style style:name="T176" style:family="text">
      <style:text-properties fo:font-style="italic" style:font-style-asian="italic" style:font-style-complex="italic"/>
    </style:style>
    <style:style style:name="T177" style:family="text">
      <style:text-properties fo:font-style="italic" officeooo:rsid="11854258" style:font-style-asian="italic" style:font-style-complex="italic"/>
    </style:style>
    <style:style style:name="T178" style:family="text">
      <style:text-properties fo:font-style="italic" officeooo:rsid="11863108" style:font-style-asian="italic" style:font-style-complex="italic"/>
    </style:style>
    <style:style style:name="T179" style:family="text">
      <style:text-properties fo:font-style="italic" officeooo:rsid="1188bd35" style:font-style-asian="italic" style:font-style-complex="italic"/>
    </style:style>
    <style:style style:name="T180" style:family="text">
      <style:text-properties fo:font-style="italic" officeooo:rsid="118b4f8d" style:font-style-asian="italic" style:font-style-complex="italic"/>
    </style:style>
    <style:style style:name="T181" style:family="text">
      <style:text-properties fo:font-style="italic" officeooo:rsid="118e704e" style:font-style-asian="italic" style:font-style-complex="italic"/>
    </style:style>
    <style:style style:name="T182" style:family="text">
      <style:text-properties fo:font-style="italic" officeooo:rsid="129850fb" style:font-style-asian="italic" style:font-style-complex="italic"/>
    </style:style>
    <style:style style:name="T183" style:family="text">
      <style:text-properties officeooo:rsid="11686322"/>
    </style:style>
    <style:style style:name="T184" style:family="text">
      <style:text-properties officeooo:rsid="116a7250"/>
    </style:style>
    <style:style style:name="T185" style:family="text">
      <style:text-properties officeooo:rsid="1178a4b4"/>
    </style:style>
    <style:style style:name="T186" style:family="text">
      <style:text-properties officeooo:rsid="11854258"/>
    </style:style>
    <style:style style:name="T187" style:family="text">
      <style:text-properties officeooo:rsid="11863108"/>
    </style:style>
    <style:style style:name="T188" style:family="text">
      <style:text-properties officeooo:rsid="1188bd35"/>
    </style:style>
    <style:style style:name="T189" style:family="text">
      <style:text-properties officeooo:rsid="118b4f8d"/>
    </style:style>
    <style:style style:name="T190" style:family="text">
      <style:text-properties officeooo:rsid="118d1a69"/>
    </style:style>
    <style:style style:name="T191" style:family="text">
      <style:text-properties officeooo:rsid="118e704e"/>
    </style:style>
    <style:style style:name="T192" style:family="text">
      <style:text-properties officeooo:rsid="11a887b7"/>
    </style:style>
    <style:style style:name="T193" style:family="text">
      <style:text-properties officeooo:rsid="11a9502d"/>
    </style:style>
    <style:style style:name="T194" style:family="text">
      <style:text-properties fo:font-style="normal" style:font-style-asian="normal" style:font-style-complex="normal"/>
    </style:style>
    <style:style style:name="T195" style:family="text">
      <style:text-properties fo:font-style="normal" officeooo:rsid="11d1379e" style:font-style-asian="normal" style:font-style-complex="normal"/>
    </style:style>
    <style:style style:name="T196" style:family="text">
      <style:text-properties fo:font-style="normal" officeooo:rsid="11d220d8" style:font-style-asian="normal" style:font-style-complex="normal"/>
    </style:style>
    <style:style style:name="T197" style:family="text">
      <style:text-properties fo:font-style="normal" officeooo:rsid="11d71079" style:font-style-asian="normal" style:font-style-complex="normal"/>
    </style:style>
    <style:style style:name="T198" style:family="text">
      <style:text-properties fo:font-style="normal" officeooo:rsid="11d86d12" style:font-style-asian="normal" style:font-style-complex="normal"/>
    </style:style>
    <style:style style:name="T199" style:family="text">
      <style:text-properties fo:font-style="normal" officeooo:rsid="11d89034" style:font-style-asian="normal" style:font-style-complex="normal"/>
    </style:style>
    <style:style style:name="T200" style:family="text">
      <style:text-properties fo:font-style="normal" officeooo:rsid="11df22c2" style:font-style-asian="normal" style:font-style-complex="normal"/>
    </style:style>
    <style:style style:name="T201" style:family="text">
      <style:text-properties fo:font-style="normal" officeooo:rsid="11e0670a" style:font-style-asian="normal" style:font-style-complex="normal"/>
    </style:style>
    <style:style style:name="T202" style:family="text">
      <style:text-properties fo:font-style="normal" officeooo:rsid="11e3fcbe" style:font-style-asian="normal" style:font-style-complex="normal"/>
    </style:style>
    <style:style style:name="T203" style:family="text">
      <style:text-properties fo:font-style="normal" officeooo:rsid="12303c78" style:font-style-asian="normal" style:font-style-complex="normal"/>
    </style:style>
    <style:style style:name="T204" style:family="text">
      <style:text-properties fo:font-style="normal" officeooo:rsid="1234bb9c" style:font-style-asian="normal" style:font-style-complex="normal"/>
    </style:style>
    <style:style style:name="T205" style:family="text">
      <style:text-properties fo:font-style="normal" officeooo:rsid="13035d4d" style:font-style-asian="normal" style:font-style-complex="normal"/>
    </style:style>
    <style:style style:name="T206" style:family="text">
      <style:text-properties fo:font-style="normal" officeooo:rsid="1303c843" style:font-style-asian="normal" style:font-style-complex="normal"/>
    </style:style>
    <style:style style:name="T207" style:family="text">
      <style:text-properties officeooo:rsid="11d534eb"/>
    </style:style>
    <style:style style:name="T208" style:family="text">
      <style:text-properties officeooo:rsid="11ed062c"/>
    </style:style>
    <style:style style:name="T209" style:family="text">
      <style:text-properties officeooo:rsid="11ee3eb2"/>
    </style:style>
    <style:style style:name="T210" style:family="text">
      <style:text-properties officeooo:rsid="11ef43c0"/>
    </style:style>
    <style:style style:name="T211" style:family="text">
      <style:text-properties officeooo:rsid="11efcaba"/>
    </style:style>
    <style:style style:name="T212" style:family="text">
      <style:text-properties officeooo:rsid="11f1649a"/>
    </style:style>
    <style:style style:name="T213" style:family="text">
      <style:text-properties officeooo:rsid="11f8383e"/>
    </style:style>
    <style:style style:name="T214" style:family="text">
      <style:text-properties officeooo:rsid="11fb3c21"/>
    </style:style>
    <style:style style:name="T215" style:family="text">
      <style:text-properties officeooo:rsid="11fcf96d"/>
    </style:style>
    <style:style style:name="T216" style:family="text">
      <style:text-properties officeooo:rsid="11fd557a"/>
    </style:style>
    <style:style style:name="T217" style:family="text">
      <style:text-properties officeooo:rsid="12008e0c"/>
    </style:style>
    <style:style style:name="T218" style:family="text">
      <style:text-properties officeooo:rsid="12021a4f"/>
    </style:style>
    <style:style style:name="T219" style:family="text">
      <style:text-properties officeooo:rsid="12036d62"/>
    </style:style>
    <style:style style:name="T220" style:family="text">
      <style:text-properties officeooo:rsid="12068f94"/>
    </style:style>
    <style:style style:name="T221" style:family="text">
      <style:text-properties officeooo:rsid="1212851f"/>
    </style:style>
    <style:style style:name="T222" style:family="text">
      <style:text-properties officeooo:rsid="12185c87"/>
    </style:style>
    <style:style style:name="T223" style:family="text">
      <style:text-properties officeooo:rsid="121c3eb9"/>
    </style:style>
    <style:style style:name="T224" style:family="text">
      <style:text-properties officeooo:rsid="1221171a"/>
    </style:style>
    <style:style style:name="T225" style:family="text">
      <style:text-properties officeooo:rsid="122477fc"/>
    </style:style>
    <style:style style:name="T226" style:family="text">
      <style:text-properties officeooo:rsid="1236aecf"/>
    </style:style>
    <style:style style:name="T227" style:family="text">
      <style:text-properties officeooo:rsid="11489716"/>
    </style:style>
    <style:style style:name="T228" style:family="text">
      <style:text-properties officeooo:rsid="123b335c"/>
    </style:style>
    <style:style style:name="T229" style:family="text">
      <style:text-properties officeooo:rsid="123ccd20"/>
    </style:style>
    <style:style style:name="T230" style:family="text">
      <style:text-properties officeooo:rsid="124053fc"/>
    </style:style>
    <style:style style:name="T231" style:family="text">
      <style:text-properties officeooo:rsid="126b4512"/>
    </style:style>
    <style:style style:name="T232" style:family="text">
      <style:text-properties officeooo:rsid="12704aa7"/>
    </style:style>
    <style:style style:name="T233" style:family="text">
      <style:text-properties officeooo:rsid="12726111"/>
    </style:style>
    <style:style style:name="T234" style:family="text">
      <style:text-properties officeooo:rsid="127a3266"/>
    </style:style>
    <style:style style:name="T235" style:family="text">
      <style:text-properties officeooo:rsid="127c8211"/>
    </style:style>
    <style:style style:name="T236" style:family="text">
      <style:text-properties officeooo:rsid="127ef7e2"/>
    </style:style>
    <style:style style:name="T237" style:family="text">
      <style:text-properties officeooo:rsid="12802e2c"/>
    </style:style>
    <style:style style:name="T238" style:family="text">
      <style:text-properties officeooo:rsid="12825502"/>
    </style:style>
    <style:style style:name="T239" style:family="text">
      <style:text-properties officeooo:rsid="1284d36a"/>
    </style:style>
    <style:style style:name="T240" style:family="text">
      <style:text-properties officeooo:rsid="128a1831"/>
    </style:style>
    <style:style style:name="T241" style:family="text">
      <style:text-properties officeooo:rsid="128c19b8"/>
    </style:style>
    <style:style style:name="T242" style:family="text">
      <style:text-properties fo:font-variant="normal" fo:text-transform="none" fo:color="#222222" style:font-name="sans-serif" fo:font-size="10.5pt" fo:letter-spacing="normal" fo:font-style="normal" fo:font-weight="normal"/>
    </style:style>
    <style:style style:name="T243" style:family="text">
      <style:text-properties fo:font-variant="normal" fo:text-transform="none" fo:color="#222222" style:font-name="sans-serif" fo:font-size="8.39999961853027pt" fo:letter-spacing="normal" fo:font-style="normal" fo:font-weight="normal"/>
    </style:style>
    <style:style style:name="T244" style:family="text">
      <style:text-properties fo:font-variant="normal" fo:text-transform="none" fo:color="#222222" fo:letter-spacing="normal"/>
    </style:style>
    <style:style style:name="T24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247" style:family="text">
      <style:text-properties officeooo:rsid="128d6149"/>
    </style:style>
    <style:style style:name="T248" style:family="text">
      <style:text-properties officeooo:rsid="1292967d"/>
    </style:style>
    <style:style style:name="T249" style:family="text">
      <style:text-properties officeooo:rsid="12947e74"/>
    </style:style>
    <style:style style:name="T250" style:family="text">
      <style:text-properties officeooo:rsid="1295d5da"/>
    </style:style>
    <style:style style:name="T251" style:family="text">
      <style:text-properties officeooo:rsid="129600e9"/>
    </style:style>
    <style:style style:name="T252" style:family="text">
      <style:text-properties officeooo:rsid="129850fb"/>
    </style:style>
    <style:style style:name="T253" style:family="text">
      <style:text-properties officeooo:rsid="12b97321"/>
    </style:style>
    <style:style style:name="T254" style:family="text">
      <style:text-properties officeooo:rsid="12ba59c3"/>
    </style:style>
    <style:style style:name="T255" style:family="text">
      <style:text-properties officeooo:rsid="12cab60d"/>
    </style:style>
    <style:style style:name="T256" style:family="text">
      <style:text-properties officeooo:rsid="12df56b0"/>
    </style:style>
    <style:style style:name="T257" style:family="text">
      <style:text-properties officeooo:rsid="12f55255"/>
    </style:style>
    <style:style style:name="T258" style:family="text">
      <style:text-properties officeooo:rsid="12fa1907"/>
    </style:style>
    <style:style style:name="T259" style:family="text">
      <style:text-properties officeooo:rsid="12fcd582"/>
    </style:style>
    <style:style style:name="T260" style:family="text">
      <style:text-properties officeooo:rsid="13016517"/>
    </style:style>
    <style:style style:name="T261" style:family="text">
      <style:text-properties officeooo:rsid="130604b7"/>
    </style:style>
    <style:style style:name="T262" style:family="text">
      <style:text-properties officeooo:rsid="130e1bfb"/>
    </style:style>
    <style:style style:name="T263" style:family="text">
      <style:text-properties officeooo:rsid="130f4055"/>
    </style:style>
    <style:style style:name="T264" style:family="text">
      <style:text-properties officeooo:rsid="131154da"/>
    </style:style>
    <style:style style:name="T265" style:family="text">
      <style:text-properties officeooo:rsid="131163d5"/>
    </style:style>
    <style:style style:name="T266" style:family="text">
      <style:text-properties officeooo:rsid="13221dbd"/>
    </style:style>
    <style:style style:name="T267" style:family="text">
      <style:text-properties officeooo:rsid="132579e9"/>
    </style:style>
    <style:style style:name="T268" style:family="text">
      <style:text-properties officeooo:rsid="1328c162"/>
    </style:style>
    <style:style style:name="T269" style:family="text">
      <style:text-properties officeooo:rsid="132bec48"/>
    </style:style>
    <style:style style:name="T270" style:family="text">
      <style:text-properties officeooo:rsid="132cfd1a"/>
    </style:style>
    <style:style style:name="T271" style:family="text">
      <style:text-properties officeooo:rsid="1331a32f"/>
    </style:style>
    <style:style style:name="T272" style:family="text">
      <style:text-properties officeooo:rsid="1332bedf"/>
    </style:style>
    <style:style style:name="T273" style:family="text">
      <style:text-properties officeooo:rsid="13373213"/>
    </style:style>
    <style:style style:name="T274" style:family="text">
      <style:text-properties officeooo:rsid="13387698"/>
    </style:style>
    <style:style style:name="T275" style:family="text">
      <style:text-properties officeooo:rsid="133e8dd4"/>
    </style:style>
    <style:style style:name="T276" style:family="text">
      <style:text-properties officeooo:rsid="13426b71"/>
    </style:style>
    <style:style style:name="T277" style:family="text">
      <style:text-properties officeooo:rsid="13452df9"/>
    </style:style>
    <style:style style:name="T278" style:family="text">
      <style:text-properties officeooo:rsid="13474bdf"/>
    </style:style>
    <style:style style:name="T279" style:family="text">
      <style:text-properties officeooo:rsid="13494adb"/>
    </style:style>
    <style:style style:name="T280" style:family="text">
      <style:text-properties officeooo:rsid="134c735f"/>
    </style:style>
    <style:style style:name="T281" style:family="text">
      <style:text-properties officeooo:rsid="134e357a"/>
    </style:style>
    <style:style style:name="T282" style:family="text">
      <style:text-properties officeooo:rsid="135909bf"/>
    </style:style>
    <style:style style:name="T283" style:family="text">
      <style:text-properties officeooo:rsid="1359e350"/>
    </style:style>
    <style:style style:name="T284" style:family="text">
      <style:text-properties officeooo:rsid="1354f1ba"/>
    </style:style>
    <style:style style:name="T285" style:family="text">
      <style:text-properties officeooo:rsid="13570132"/>
    </style:style>
    <style:style style:name="T286" style:family="text">
      <style:text-properties officeooo:rsid="135a36cd"/>
    </style:style>
    <style:style style:name="T287" style:family="text">
      <style:text-properties officeooo:rsid="135bab9f"/>
    </style:style>
    <style:style style:name="T288" style:family="text">
      <style:text-properties officeooo:rsid="135e9f2f"/>
    </style:style>
    <style:style style:name="T289" style:family="text">
      <style:text-properties officeooo:rsid="1360514e"/>
    </style:style>
    <style:style style:name="T290" style:family="text">
      <style:text-properties officeooo:rsid="13620b15"/>
    </style:style>
    <style:style style:name="T291" style:family="text">
      <style:text-properties officeooo:rsid="1363fcd6"/>
    </style:style>
    <style:style style:name="T292" style:family="text">
      <style:text-properties officeooo:rsid="1365aead"/>
    </style:style>
    <style:style style:name="T293" style:family="text">
      <style:text-properties officeooo:rsid="136c875a"/>
    </style:style>
    <style:style style:name="T294" style:family="text">
      <style:text-properties officeooo:rsid="13770b89"/>
    </style:style>
    <style:style style:name="T295" style:family="text">
      <style:text-properties officeooo:rsid="1377ee49"/>
    </style:style>
    <style:style style:name="T296" style:family="text">
      <style:text-properties officeooo:rsid="137a27a7"/>
    </style:style>
    <style:style style:name="T297" style:family="text">
      <style:text-properties officeooo:rsid="137d7d08"/>
    </style:style>
    <style:style style:name="T298" style:family="text">
      <style:text-properties officeooo:rsid="1380f768"/>
    </style:style>
    <style:style style:name="T299" style:family="text">
      <style:text-properties officeooo:rsid="138273ec"/>
    </style:style>
    <style:style style:name="T300" style:family="text">
      <style:text-properties officeooo:rsid="138da31b"/>
    </style:style>
    <style:style style:name="T301" style:family="text">
      <style:text-properties officeooo:rsid="1393f3bc"/>
    </style:style>
    <style:style style:name="T302" style:family="text">
      <style:text-properties officeooo:rsid="1395d49a"/>
    </style:style>
    <style:style style:name="T303" style:family="text">
      <style:text-properties officeooo:rsid="13990595"/>
    </style:style>
    <style:style style:name="T304" style:family="text">
      <style:text-properties officeooo:rsid="139b8fc8"/>
    </style:style>
    <style:style style:name="T305" style:family="text">
      <style:text-properties officeooo:rsid="13a299ef"/>
    </style:style>
    <style:style style:name="T306" style:family="text">
      <style:text-properties officeooo:rsid="13ac565c"/>
    </style:style>
    <style:style style:name="T307" style:family="text">
      <style:text-properties officeooo:rsid="13ad588d"/>
    </style:style>
    <style:style style:name="T308" style:family="text">
      <style:text-properties officeooo:rsid="13b7f7d4"/>
    </style:style>
    <style:style style:name="T309" style:family="text">
      <style:text-properties officeooo:rsid="13b89c21"/>
    </style:style>
    <style:style style:name="T310" style:family="text">
      <style:text-properties officeooo:rsid="13bdac2f"/>
    </style:style>
    <style:style style:name="T311" style:family="text">
      <style:text-properties officeooo:rsid="13c03773"/>
    </style:style>
    <style:style style:name="T312" style:family="text">
      <style:text-properties officeooo:rsid="13c9d034"/>
    </style:style>
    <style:style style:name="T313" style:family="text">
      <style:text-properties officeooo:rsid="13cded6b"/>
    </style:style>
    <style:style style:name="T314" style:family="text">
      <style:text-properties officeooo:rsid="13d31a49"/>
    </style:style>
    <style:style style:name="T315" style:family="text">
      <style:text-properties officeooo:rsid="13d47a82"/>
    </style:style>
    <style:style style:name="T316" style:family="text">
      <style:text-properties officeooo:rsid="13d6ceaf"/>
    </style:style>
    <style:style style:name="T317" style:family="text">
      <style:text-properties officeooo:rsid="13d93c3f"/>
    </style:style>
    <style:style style:name="T318" style:family="text">
      <style:text-properties officeooo:rsid="13db41b7"/>
    </style:style>
    <style:style style:name="T319" style:family="text">
      <style:text-properties officeooo:rsid="13dcd4ac"/>
    </style:style>
    <style:style style:name="T320" style:family="text">
      <style:text-properties officeooo:rsid="13dd82b3"/>
    </style:style>
    <style:style style:name="T321" style:family="text">
      <style:text-properties officeooo:rsid="13bc7d56"/>
    </style:style>
    <style:style style:name="T322" style:family="text">
      <style:text-properties officeooo:rsid="13bbbc9d"/>
    </style:style>
    <style:style style:name="T323" style:family="text">
      <style:text-properties officeooo:rsid="13bcbd96"/>
    </style:style>
    <style:style style:name="T324" style:family="text">
      <style:text-properties officeooo:rsid="138f0839"/>
    </style:style>
    <style:style style:name="T325" style:family="text">
      <style:text-properties officeooo:rsid="13e26b31"/>
    </style:style>
    <style:style style:name="T326" style:family="text">
      <style:text-properties officeooo:rsid="13e3ee87"/>
    </style:style>
    <style:style style:name="T327" style:family="text">
      <style:text-properties officeooo:rsid="13e41e8a"/>
    </style:style>
    <style:style style:name="T328" style:family="text">
      <style:text-properties officeooo:rsid="13e67713"/>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1"/>
      <text:p text:style-name="Text_20_body"/>
      <text:p text:style-name="Text_20_body"/>
      <text:p text:style-name="P221">Dakara</text:p>
      <text:p text:style-name="P220"/>
      <text:p text:style-name="P220"/>
      <text:p text:style-name="P223">Dungeoncrawl</text:p>
      <text:p text:style-name="P222"/>
      <text:p text:style-name="P224">Setting</text:p>
      <text:p text:style-name="P222"/>
      <text:p text:style-name="P222"/>
      <text:p text:style-name="P222"/>
      <text:p text:style-name="P222"/>
      <text:p text:style-name="P225"/>
      <text:p text:style-name="P1"/>
      <text:p text:style-name="P228"/>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0"><text:a xlink:type="simple" xlink:href="#__RefHeading___Toc181_3598193345" text:style-name="Internet_20_link" text:visited-style-name="Internet_20_link">Staré civilizace</text:a><text:tab/>4</text:p>
          <text:p text:style-name="P230"><text:a xlink:type="simple" xlink:href="#__RefHeading___Toc183_3598193345" text:style-name="Internet_20_link" text:visited-style-name="Internet_20_link">Proč staré říše zanikly?</text:a><text:tab/>5</text:p>
          <text:p text:style-name="P230"><text:a xlink:type="simple" xlink:href="#__RefHeading___Toc185_3598193345" text:style-name="Internet_20_link" text:visited-style-name="Internet_20_link">Dlouhověkost elfů a trpaslíků</text:a><text:tab/>6</text:p>
          <text:p text:style-name="P229"><text:a xlink:type="simple" xlink:href="#__RefHeading___Toc1273_909118251" text:style-name="Internet_20_link" text:visited-style-name="Internet_20_link">Dávná říše ogrů</text:a><text:tab/>6</text:p>
          <text:p text:style-name="P229"><text:a xlink:type="simple" xlink:href="#__RefHeading___Toc1275_909118251" text:style-name="Internet_20_link" text:visited-style-name="Internet_20_link">Upřesnění konceptu Order vs Chaos</text:a><text:tab/>6</text:p>
          <text:p text:style-name="P230"><text:a xlink:type="simple" xlink:href="#__RefHeading___Toc1277_909118251" text:style-name="Internet_20_link" text:visited-style-name="Internet_20_link">Panteony</text:a><text:tab/>6</text:p>
          <text:p text:style-name="P230"><text:a xlink:type="simple" xlink:href="#__RefHeading___Toc1279_909118251" text:style-name="Internet_20_link" text:visited-style-name="Internet_20_link">Jak je to se summonováním a pod.</text:a><text:tab/>7</text:p>
          <text:p text:style-name="P230"><text:a xlink:type="simple" xlink:href="#__RefHeading___Toc1281_909118251" text:style-name="Internet_20_link" text:visited-style-name="Internet_20_link">Jak je to s magickým posilováním</text:a><text:tab/>8</text:p>
          <text:p text:style-name="P229"><text:a xlink:type="simple" xlink:href="#__RefHeading___Toc1283_909118251" text:style-name="Internet_20_link" text:visited-style-name="Internet_20_link">Religion</text:a><text:tab/>8</text:p>
          <text:p text:style-name="P230"><text:a xlink:type="simple" xlink:href="#__RefHeading___Toc1295_909118251" text:style-name="Internet_20_link" text:visited-style-name="Internet_20_link">Nový pantheon</text:a><text:tab/>13</text:p>
          <text:p text:style-name="P230"><text:a xlink:type="simple" xlink:href="#__RefHeading___Toc1638_3317394773" text:style-name="Internet_20_link" text:visited-style-name="Internet_20_link">Nová víra</text:a><text:tab/>17</text:p>
          <text:p text:style-name="P229"><text:a xlink:type="simple" xlink:href="#__RefHeading___Toc1640_3317394773" text:style-name="Internet_20_link" text:visited-style-name="Internet_20_link">Geografie</text:a><text:tab/>20</text:p>
          <text:p text:style-name="P230"><text:a xlink:type="simple" xlink:href="#__RefHeading___Toc1642_3317394773" text:style-name="Internet_20_link" text:visited-style-name="Internet_20_link">Divočina</text:a><text:tab/>20</text:p>
          <text:p text:style-name="P230"><text:a xlink:type="simple" xlink:href="#__RefHeading___Toc1644_3317394773" text:style-name="Internet_20_link" text:visited-style-name="Internet_20_link">Lidská říše</text:a><text:tab/>20</text:p>
          <text:p text:style-name="P229"><text:a xlink:type="simple" xlink:href="#__RefHeading___Toc1646_3317394773" text:style-name="Internet_20_link" text:visited-style-name="Internet_20_link">Bestiář</text:a><text:tab/>21</text:p>
          <text:p text:style-name="P230"><text:a xlink:type="simple" xlink:href="#__RefHeading___Toc1291_909118251" text:style-name="Internet_20_link" text:visited-style-name="Internet_20_link">Draci</text:a><text:tab/>21</text:p>
          <text:p text:style-name="P230"><text:a xlink:type="simple" xlink:href="#__RefHeading___Toc1293_909118251" text:style-name="Internet_20_link" text:visited-style-name="Internet_20_link">Démoni</text:a><text:tab/>21</text:p>
          <text:p text:style-name="P230"><text:a xlink:type="simple" xlink:href="#__RefHeading___Toc1648_3317394773" text:style-name="Internet_20_link" text:visited-style-name="Internet_20_link">Nemrtví</text:a><text:tab/>22</text:p>
        </text:index-body>
      </text:table-of-content>
      <text:p text:style-name="P227"/>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Verze 0.<text:span text:style-name="T1">0</text:span></text:p>
      <text:p text:style-name="P227"/>
      <text:h text:style-name="P363" text:outline-level="2"><text:bookmark-start text:name="__RefHeading___Toc181_3598193345"/>Staré civilizace<text:bookmark-end text:name="__RefHeading___Toc181_3598193345"/></text:h>
      <text:p text:style-name="P4">Elfové: Law<text:line-break/>Pevně dané kasty, loajalita k pánu. <text:span text:style-name="T5">Neměnné rozdělení na království (původně městské státy – ee, městské státy měli ogři), atd. (Divine right of kings – to určitě ano.) Všech elfím říším vládnul velekrál.</text:span></text:p>
      <text:p text:style-name="P54"><text:span text:style-name="T136">(</text:span>Neměl by to být feudalismus, <text:span text:style-name="T135">spíš něco antického nebo starověkého.)</text:span></text:p>
      <text:p text:style-name="P13">Trpaslící: Neutrality<text:line-break/>Společnost složená z obchodních cechů.</text:p>
      <text:p text:style-name="P4">Orkové: Chaos.<text:line-break/>Každý má takové postavení, jaké si vybojuje. Kdokoliv se může stát vůdcem <text:span text:style-name="T5">a vůdce se může kdykoliv změnit, klidně uprostřed války</text:span>. <text:span text:style-name="T2">Existují kmeny, ale kmenová příslušnost není dědičná a není neměnná. Neustále staré (slabé) kmeny zanikají a vznikají nové.</text:span></text:p>
      <text:p text:style-name="P5">IDEA: Staří elfové měli vlastní říše a trpaslíci zase svoje, moc se to nemíchalo. Národy chaosu byly namixované mnohem víc (i když tam to bylo spíš tak, že orkové zotročili ty ostatní).</text:p>
      <text:p text:style-name="P5">Dneska jsou rasy promíchané <text:span text:style-name="T6">(ale nevznikají kříženci – zřejmě to nejde)</text:span>.</text:p>
      <text:p text:style-name="P55">Elfové by asi měli vycházet z Perské říše – je tam král králů <text:span text:style-name="T248">(velekrál)</text:span>, je tam Zoroastrismus <text:span text:style-name="T249">(Zoroastrismus jsem opustil. Panteon Řádu a Chaosu má víc bohů)</text:span>. <text:span text:style-name="T138">Pošta, stavba silnic. Provincie spravují satrapové (to se mi až tak nehodí)...</text:span></text:p>
      <text:h text:style-name="Heading_20_3" text:outline-level="3"><text:soft-page-break/>Nové civilizace</text:h>
      <text:p text:style-name="P160">Klasické lidské – všehochuť, <text:span text:style-name="T4">každý stát to má trochu jinak</text:span>. <text:span text:style-name="T3">Někteří příslušníci starých ras (elfové, orkové a trpaslíci) se stále snaží držet starých tradicí a bohů, většina už ale přijala za své nové uspořádání společnosti a nové bohy. Není tedy problém potkat orka neochvějně loajálního k trpaslickému pánovi, apod.</text:span></text:p>
      <text:p text:style-name="P161">Je to trochu jako říše Alexandra velikého. Nějaký vojevůdce dobyl většinu známého severu a nedávno zemřel. Jeho říše se teď rozpadá.</text:p>
      <text:p text:style-name="P161">- <text:span text:style-name="T250">měla by po něm zůstat elitní armáda, nejspíš rozhádaná.</text:span></text:p>
      <text:h text:style-name="Heading_20_2" text:outline-level="2"><text:bookmark-start text:name="__RefHeading___Toc183_3598193345"/>Proč staré říše zanikly?<text:bookmark-end text:name="__RefHeading___Toc183_3598193345"/></text:h>
      <text:p text:style-name="P6">Nějaká zbraň se ji<text:span text:style-name="T251">m</text:span> vykmnula z rukou (Draci? Démoni? <text:span text:style-name="T233">Draci ne, ti jsou z dob říše ogrů</text:span>). Možná to dokonce byla řetězová reakce – nejdřív se vzepřeli draci, díky jejich řádění se pak uvolnili mocní démoni, atd.</text:p>
      <text:p text:style-name="P6">Někde ve starých záznamech by měly být zmínky vnitřního rozkolu – démoni, nemrtví, draci a podobně jsou stvoření chaosu, takže elfští kněží určitě proti takovým praktikám brojili.</text:p>
      <text:p text:style-name="P7">Magická věž (první dobrodružství) zjevně patřila opoziční frakci, která naopak tlačila na pilu a dělala výzkum nových zbraní.</text:p>
      <text:p text:style-name="P8">Trpaslíci to budou mít podobně (těm se zas <text:span text:style-name="T7">v</text:span>zbouřilo něco jiného – co?).</text:p>
      <text:list xml:id="list3315172794" text:style-name="L1">
        <text:list-item>
          <text:p text:style-name="P232">Tohle je asi klíčovej motiv celého settingu.</text:p>
          <text:list>
            <text:list-item>
              <text:p text:style-name="P232"><text:span text:style-name="T8">P</text:span>ostavy by měly postupně odhalovat <text:span text:style-name="T8">různé magické zbraně, se kterými elfové a trpaslíci experimentovali – často to je převzaté od orků a tak.</text:span></text:p>
            </text:list-item>
            <text:list-item>
              <text:p text:style-name="P233"><text:soft-page-break/>Dále zmínky o interních frakcích a opozici.</text:p>
            </text:list-item>
            <text:list-item>
              <text:p text:style-name="P233">A historické zprávy o tom, jak byla zničena různá města, tvrze a taky (po tom ostatně půjdou najít i stopy).</text:p>
            </text:list-item>
          </text:list>
        </text:list-item>
      </text:list>
      <text:h text:style-name="Heading_20_2" text:outline-level="2"><text:bookmark-start text:name="__RefHeading___Toc185_3598193345"/>Dlouhověkost elfů a trpaslíků<text:bookmark-end text:name="__RefHeading___Toc185_3598193345"/></text:h>
      <text:p text:style-name="P9">Staré rasy byly dlouhověké. Nikoliv však od přírody, ale díky své magii. Efekt stále trochu přetrvává, takže trpaslíci se pořád běžně dožívají přes 100 let a elfové přes 1<text:span text:style-name="T9">2</text:span>0 – už to ale nejsou staletí.</text:p>
      <text:h text:style-name="P364" text:outline-level="1"><text:bookmark-start text:name="__RefHeading___Toc1273_909118251"/>Dávná říše ogrů<text:bookmark-end text:name="__RefHeading___Toc1273_909118251"/></text:h>
      <text:p text:style-name="P106">Ogří mágové <text:span text:style-name="T193">(což byli zároveň kněží a vládci)</text:span> uměli předat své vzpomínky <text:span text:style-name="T193">někomu dalšímu. Přenos nezahrnoval schopnosti a dovednosti, ty se „klon“ musel znovu naučit, ale zahrnoval faktické znalosti. Mág-vládce typicky trénoval několik adeptů, z nichž si pak jednoho vybral. Obvykle to dělali těsně před smrtí. Tímto obřadem zároveň formálně předali své postavení.</text:span></text:p>
      <text:h text:style-name="Heading_20_1" text:outline-level="1"><text:bookmark-start text:name="__RefHeading___Toc1275_909118251"/>Upřesnění konceptu Order vs Chaos<text:bookmark-end text:name="__RefHeading___Toc1275_909118251"/></text:h>
      <text:list xml:id="list4006613677" text:style-name="L2">
        <text:list-item>
          <text:p text:style-name="P234">Měly by to být spíš střed dvou kultur, něco jako západ <text:span text:style-name="T11">(Nato)</text:span> vs východ <text:span text:style-name="T11">(Varšavská smlouva)</text:span>, spíš než střet dvou magických bytostí/principů.</text:p>
        </text:list-item>
        <text:list-item>
          <text:p text:style-name="P235">Současně to je střet dvou náboženských konceptů. <text:span text:style-name="T10">Elfové a trpaslíci nemají úplně stejné bohy, ale vychází ze stejného konceptu (něco jako Římští/Řečtí, tzn. jiná jména pro stejného boha). To samé platí pro orky/gobliny/ogry (orčtí a goblinští bohové vychází ze starých ogřích).</text:span></text:p>
        </text:list-item>
      </text:list>
      <text:h text:style-name="P356" text:outline-level="2"><text:bookmark-start text:name="__RefHeading___Toc1277_909118251"/><text:soft-page-break/>Panteony<text:bookmark-end text:name="__RefHeading___Toc1277_909118251"/></text:h>
      <text:p text:style-name="P10">Bohové Řádu by měli mít jasně danou hierarchii a domény působnosti. Bohové Chaosu jsou neustále v konfliktu, platí zákon silnějšího.</text:p>
      <text:p text:style-name="P11">Řád</text:p>
      <text:list xml:id="list1816877129" text:style-name="L3">
        <text:list-item>
          <text:p text:style-name="P236">řemesla</text:p>
        </text:list-item>
        <text:list-item>
          <text:p text:style-name="P236">právo</text:p>
        </text:list-item>
        <text:list-item>
          <text:p text:style-name="P236">magie</text:p>
        </text:list-item>
      </text:list>
      <text:p text:style-name="P17"><text:span text:style-name="T19">Astra (</text:span>Mitara<text:span text:style-name="T19">)</text:span> (právo, spravedlnost)</text:p>
      <text:p text:style-name="P19">(Od Astraea)</text:p>
      <text:list xml:id="list3233188464" text:style-name="L4">
        <text:list-item>
          <text:p text:style-name="P239">váhy, meč</text:p>
        </text:list-item>
      </text:list>
      <text:p text:style-name="P18">(světlo, slunce)</text:p>
      <text:p text:style-name="P18"/>
      <text:p text:style-name="P152"/>
      <text:p text:style-name="P16">Koncept Řádu a Chaosu <text:span text:style-name="T237">je</text:span> ústředním bodem obou kultur, <text:span text:style-name="T18">protože obě vychází z původního náboženství ogrů.</text:span> </text:p>
      <text:h text:style-name="Heading_20_2" text:outline-level="2"><text:bookmark-start text:name="__RefHeading___Toc1281_909118251"/>Jak je to s magickým posilováním<text:bookmark-end text:name="__RefHeading___Toc1281_909118251"/></text:h>
      <text:p text:style-name="P12">Řád</text:p>
      <text:list xml:id="list3310392198" text:style-name="L5">
        <text:list-item>
          <text:p text:style-name="P240">knowledge crystal<text:span text:style-name="T14">s</text:span></text:p>
        </text:list-item>
      </text:list>
      <text:p text:style-name="P12">Chaos</text:p>
      <text:list xml:id="list2988222324" text:style-name="L6">
        <text:list-item>
          <text:p text:style-name="P241">krvavé rituály</text:p>
          <text:list>
            <text:list-item>
              <text:p text:style-name="P241"><text:soft-page-break/>mutace <text:span text:style-name="T16">(možná ne vyloženě deformace a chapadla, ale spíš větší svaly, změna barvy kůže, krvavé oči… Celkově mnohem víc „feral“ vzezření).</text:span></text:p>
            </text:list-item>
            <text:list-item>
              <text:p text:style-name="P241">spojené s agresivitou, ztrátou schopnosti rozmnožování a <text:span text:style-name="T13">postupnou ztrátou příčetnosti</text:span></text:p>
            </text:list-item>
          </text:list>
        </text:list-item>
      </text:list>
      <text:h text:style-name="Heading_20_1" text:outline-level="1"><text:bookmark-start text:name="__RefHeading___Toc1283_909118251"/>Religion<text:bookmark-end text:name="__RefHeading___Toc1283_909118251"/></text:h>
      <text:p text:style-name="P20">Jména bohů</text:p>
      <text:p text:style-name="P20">Jaké mají domény</text:p>
      <text:p text:style-name="P20">Jaké mají <text:span text:style-name="T264">atributy</text:span> (<text:span text:style-name="T264">např. </text:span>váhy a meč)</text:p>
      <text:p text:style-name="P20">Jak vypadají chrámy <text:span text:style-name="T265">a svatyně</text:span></text:p>
      <text:p text:style-name="P20">Jak vypadají obřady</text:p>
      <text:p text:style-name="P21">Jakou magií vládnou kněží <text:span text:style-name="T20">(léčení, přivolávání bytostí…)</text:span></text:p>
      <text:p text:style-name="Text_20_body">Jaké magické či jiné bytosti se s božstvem spojují </text:p>
      <text:p text:style-name="P180">Jaké postavení mají kněží ve společnosti (teokracie?).<text:tab/></text:p>
      <text:p text:style-name="P181">Jak je rozdělena světská a duchovní moc (vládce je zároveň kněz, vládce má mandát od bohů posvěcený knězem, vládce je považován za boha...)</text:p>
      <text:p text:style-name="P22">Je jeden stvořitel/superbůh?</text:p>
      <text:p text:style-name="P179">Jak se náboženství prolíná s kulturou – představují bohové důležité hodnoty nebo principy?</text:p>
      <text:p text:style-name="P22"/>
      <text:p text:style-name="P23">Jak to měli ogři</text:p>
      <text:p text:style-name="P23">Jak se z toho stala náboženství orků (a goblinů), elfů a trpaslíků</text:p>
      <text:p text:style-name="P56"><text:soft-page-break/>Jak se jmenoval prorok, který elfy vyvedl z područí ogrů a založil novou víru?</text:p>
      <text:h text:style-name="P352" text:outline-level="3"><text:span text:style-name="T129">Starověký</text:span> panteon</text:h>
      <text:p text:style-name="P146">https://en.wikipedia.org/wiki/Sumerian_religion</text:p>
      <text:p text:style-name="P182"><text:span text:style-name="T175">Uctívání:</text:span><text:span text:style-name="T171"> </text:span>Ogři měli teokracii. <text:span text:style-name="T130">Každé z měst mělo za patrona jednoho z bohů a jeho velekněz (nebo velekněžka) byl vládcem. Chrámy se stavěly na vrcholu zikkuratů.<text:line-break/><text:tab/>Většina úřední činnosti byla ritualizovaná a vyžadovala získání přízně bohů (obvykle oběti).</text:span></text:p>
      <text:p text:style-name="P129">Božstva ogrů</text:p>
      <text:p text:style-name="P129"><text:tab/><text:span text:style-name="T132">Primordiální bohové:</text:span></text:p>
      <text:p text:style-name="P129"><text:tab/><text:tab/><text:span text:style-name="T40">N‘</text:span><text:span text:style-name="T41">gara </text:span><text:span text:style-name="T40">(bohyně praoceánu, matka všech bohů)</text:span></text:p>
      <text:p text:style-name="P129"><text:tab/><text:tab/><text:span text:style-name="T101"><text:tab/></text:span><text:span text:style-name="T102">Atributy:</text:span><text:span text:style-name="T101"> </text:span><text:span text:style-name="T117">Podoba vodního draka</text:span></text:p>
      <text:p text:style-name="P129"><text:tab/><text:tab/><text:span text:style-name="T42">Char’gon </text:span><text:span text:style-name="T39">(bůh nebes)</text:span></text:p>
      <text:p text:style-name="P129"><text:tab/><text:tab/><text:span text:style-name="T101"><text:tab/></text:span><text:span text:style-name="T102">Atributy:</text:span><text:span text:style-name="T101"> </text:span><text:span text:style-name="T118">Podoba opeřeného draka</text:span></text:p>
      <text:p text:style-name="P129"><text:tab/><text:tab/><text:span text:style-name="T42">Ber’han </text:span><text:span text:style-name="T39">(bůh souše)</text:span></text:p>
      <text:p text:style-name="P129"><text:span text:style-name="T101"><text:tab/><text:tab/><text:tab/></text:span><text:span text:style-name="T102">Atributy:</text:span><text:span text:style-name="T101"> </text:span><text:span text:style-name="T118">Podoba obřího hada</text:span></text:p>
      <text:p text:style-name="P129"><text:tab/><text:span text:style-name="T132">Patroni měst (jméno boha bylo zároveň jménem města):</text:span></text:p>
      <text:p text:style-name="P132"><text:tab/><text:tab/><text:span text:style-name="T49">Ner’ha</text:span><text:span text:style-name="T94">da</text:span><text:span text:style-name="T49">l</text:span> <text:span text:style-name="T50">(bůh </text:span><text:span text:style-name="T100">měsíce a</text:span><text:span text:style-name="T50"> smrti, vládce zásvětí)</text:span></text:p>
      <text:p text:style-name="P131"><text:span text:style-name="T101"><text:tab/><text:tab/><text:tab/></text:span><text:span text:style-name="T102">Atributy:</text:span><text:span text:style-name="T101"> </text:span><text:span text:style-name="T115">Černý plášť, s</text:span><text:span text:style-name="T114">tříbrná koule v ruce</text:span></text:p>
      <text:p text:style-name="P133"><text:tab/><text:tab/>Mar’atha <text:span text:style-name="T51">(bohyně </text:span><text:span text:style-name="T99">vášně</text:span><text:span text:style-name="T51"> a války)</text:span></text:p>
      <text:p text:style-name="P131"><text:span text:style-name="T101"><text:tab/><text:tab/><text:tab/></text:span><text:span text:style-name="T102">Atributy:</text:span><text:span text:style-name="T103"> </text:span><text:span text:style-name="T105">meč a </text:span><text:span text:style-name="T104">bič, nahota, bujné poprsí</text:span></text:p>
      <text:p text:style-name="P134"><text:tab/><text:tab/>Ok’ariat <text:span text:style-name="T100">(bůh slunce a života)</text:span></text:p>
      <text:p text:style-name="P131"><text:soft-page-break/><text:span text:style-name="T101"><text:tab/><text:tab/><text:tab/></text:span><text:span text:style-name="T102">Atributy:</text:span><text:span text:style-name="T101"> </text:span><text:span text:style-name="T115">Bílý plášť, z</text:span><text:span text:style-name="T114">latá koule v ruce</text:span></text:p>
      <text:p text:style-name="P135"><text:tab/><text:tab/>An’gador <text:span text:style-name="T95">(bůh větru a blesků)</text:span></text:p>
      <text:p text:style-name="P131"><text:span text:style-name="T101"><text:tab/><text:tab/><text:tab/></text:span><text:span text:style-name="T102">Atributy:</text:span><text:span text:style-name="T101"> Blesk v ruce, koruna z mraků</text:span></text:p>
      <text:p text:style-name="P131"><text:tab/><text:tab/>Tel’hatha <text:span text:style-name="T96">(bůh magie a moudrosti, </text:span><text:span text:style-name="T97">stvořitel</text:span><text:span text:style-name="T96"> </text:span><text:span text:style-name="T98">ogrů</text:span><text:span text:style-name="T96">).</text:span></text:p>
      <text:p text:style-name="P131"><text:span text:style-name="T96"><text:tab/><text:tab/></text:span><text:span text:style-name="T101"><text:tab/></text:span><text:span text:style-name="T102">Atributy:</text:span><text:span text:style-name="T101"> </text:span><text:span text:style-name="T116">Tabulka s klínovým písmem</text:span></text:p>
      <text:h text:style-name="P353" text:outline-level="3">Starý panteon</text:h>
      <text:p text:style-name="P93"><text:span text:style-name="T238">- </text:span>Byli kněží a vládci různé osoby? Asi jo.<text:line-break/><text:span text:style-name="T238">- Byla magie výhradně v rukou kněží?<text:line-break/><text:tab/>Toť otázka. Znamenalo by to pak asi, že vládci nemohli studovat magii, což je asi divný.</text:span></text:p>
      <text:p text:style-name="P111"><text:span text:style-name="T176">Uctívání:</text:span> </text:p>
      <text:p text:style-name="P153">Chrámy řádu jsou podzemní (viz Mithraismus). Nejspíš to souvisí s tím, že víra pochází z dob, kdy byli elfové i trpaslíci v područí Ogrů <text:span text:style-name="T237">a svou víru museli skrývat.<text:line-break/><text:tab/>Trpaslíci to určitě dodržovali, elfové možná v dobách největší slávy svých říší přesunuli chrámy na povrch (ale staré eflské svatyně jsou stále v podzemí).</text:span></text:p>
      <text:p text:style-name="P119">Stupně zasvěcení (<text:span text:style-name="T17">pojmenované </text:span>podle planet? Planety jsou ale v tomhle světě jiné). <text:span text:style-name="T237">- podle planet raději ne, ale stupně zasvěcení by tam být mohly (ostatně u adeptů v laborce je mám taky).</text:span></text:p>
      <text:p text:style-name="P122"><text:span text:style-name="T176">Cizí světy</text:span>:</text:p>
      <text:p text:style-name="P122">Elfové a trpaslíci věřili, že hvězdy představují jiné světy.</text:p>
      <text:p text:style-name="P81">Posmrtný život:</text:p>
      <text:p text:style-name="P120"><text:soft-page-break/>Elfové a trpaslíci nevěřili v zaručený posmrtný život, smrt brali jako konečnou. Proto věnovali spoustu úsilí výzkumu, jak si život prodloužit, případně jako se kouzlem přetvořit v nějakou neumírající bytost (sochy, přízraky, atd.).</text:p>
      <text:p text:style-name="P121">Trpaslíci nešli cestou přerodu v nehmotné <text:span text:style-name="T253">přízraky</text:span>, <text:span text:style-name="T254">spíš se asi obecně zaklínali do kamene, do různých magických předmětů, atp.</text:span></text:p>
      <text:p text:style-name="P24">Bohové řádu</text:p>
      <text:p text:style-name="P25"><text:tab/><text:span text:style-name="T185">Astra (stvořitelka hvězd, vládkyně bohů Řádu).</text:span></text:p>
      <text:p text:style-name="P27"><text:tab/><text:tab/><text:span text:style-name="T27">U trpaslíků Arastor.</text:span></text:p>
      <text:p text:style-name="P27"><text:tab/><text:tab/><text:span text:style-name="T181">Atributy:</text:span><text:span text:style-name="T191"> Čelenka z hvězd</text:span></text:p>
      <text:p text:style-name="P99"><text:tab/>Solreon (bůh světla)</text:p>
      <text:p text:style-name="P27"><text:tab/><text:tab/><text:span text:style-name="T29">U trpaslíků Silara.</text:span></text:p>
      <text:p text:style-name="P27"><text:tab/><text:tab/><text:span text:style-name="T178">Atributy:</text:span><text:span text:style-name="T187"> Paprsky vycházející z otevřené dlaně</text:span></text:p>
      <text:p text:style-name="P28"><text:span text:style-name="T182"><text:tab/><text:tab/>Bytosti:</text:span><text:span text:style-name="T252"> Bludičky, bytosti světla</text:span></text:p>
      <text:p text:style-name="P24"><text:tab/><text:span text:style-name="T131">Raia (bohyně zdraví, léčitelství, lesů a spagyrie)</text:span></text:p>
      <text:p text:style-name="P24"><text:tab/><text:tab/><text:span text:style-name="T28">U trpaslíků Rondar.</text:span></text:p>
      <text:p text:style-name="P24"><text:tab/><text:tab/><text:span text:style-name="T177">Atributy:</text:span><text:span text:style-name="T186"> Raia: Nahota, místo nohou kořeny. Rondar: Trpaslík obrostlý mechem.</text:span></text:p>
      <text:p text:style-name="P29"><text:tab/><text:tab/><text:span text:style-name="T182">Bytosti:</text:span><text:span text:style-name="T252"> Enti, dryády</text:span></text:p>
      <text:p text:style-name="P100"><text:tab/>Mirva (bohyně kouzel, <text:span text:style-name="T190">vědění</text:span> a magické moci)</text:p>
      <text:p text:style-name="P26"><text:tab/><text:tab/><text:span text:style-name="T26">U trpaslíků Midar.</text:span></text:p>
      <text:p text:style-name="P26"><text:tab/><text:tab/><text:span text:style-name="T179">Atributy:</text:span><text:span text:style-name="T188"> Hůl a otevřená kniha</text:span></text:p>
      <text:p text:style-name="P29"><text:span text:style-name="T182"><text:tab/><text:tab/>Bytosti:</text:span><text:span text:style-name="T252"> Elementálové (bytosti přivolané z jiných světů)</text:span></text:p>
      <text:p text:style-name="P165"><text:soft-page-break/><text:tab/>Era (nebo Erador) (bohyně věčnosti a dlouhověkosti)</text:p>
      <text:p text:style-name="P39"><text:tab/><text:tab/><text:span text:style-name="T32">U trpaslíků Erada.</text:span></text:p>
      <text:p text:style-name="P24"><text:tab/><text:tab/><text:span text:style-name="T180">Atributy:</text:span><text:span text:style-name="T189"> Přízračná, nehmotná forma.</text:span></text:p>
      <text:p text:style-name="P32"><text:span text:style-name="T182"><text:tab/><text:tab/>Bytosti:</text:span><text:span text:style-name="T252"> něco spojeného s nesmrtelností – možná nějaké přízraky, duchové a tak</text:span></text:p>
      <text:p text:style-name="P51"><text:span text:style-name="T34"><text:tab/>Beleron (nebo Belorn?) </text:span>(bůh cti, <text:span text:style-name="T255">spravedlnosti</text:span> <text:span text:style-name="T33">a služby svému pánu</text:span>)</text:p>
      <text:p text:style-name="P50"><text:tab/><text:tab/><text:span text:style-name="T35">U trpaslíků Belor.</text:span></text:p>
      <text:p text:style-name="P30"><text:span text:style-name="T180"><text:tab/><text:tab/>Atributy:</text:span><text:span text:style-name="T189"> Poklek s čelem opřeným o jílec meče.</text:span></text:p>
      <text:p text:style-name="P31"><text:span text:style-name="T182"><text:tab/><text:tab/>Bytosti:</text:span><text:span text:style-name="T252"> Paladini, andělé.</text:span></text:p>
      <text:p text:style-name="P31"><text:tab/><text:tab/><text:span text:style-name="T256">Beleron dává božský mandát vládcům.</text:span></text:p>
      <text:p text:style-name="P42"><text:tab/><text:span text:style-name="T36">Narvea (bohyně řemesel, umění a kreativity)</text:span></text:p>
      <text:p text:style-name="P43"><text:tab/><text:tab/><text:span text:style-name="T37">U trpaslíků Nirvi (golemové).</text:span></text:p>
      <text:p text:style-name="P43"><text:span text:style-name="T37"><text:tab/><text:tab/></text:span><text:span text:style-name="T180">Atributy:</text:span><text:span text:style-name="T189"> Kleště a kladivo.</text:span></text:p>
      <text:p text:style-name="P44"><text:tab/><text:tab/><text:span text:style-name="T182">Bytosti:</text:span><text:span text:style-name="T252"> Oživlé sochy.</text:span></text:p>
      <text:p text:style-name="P41">Bohové chaosu <text:span text:style-name="T22">(pro elfy jsou to démoni)</text:span></text:p>
      <text:p text:style-name="P41"><text:tab/><text:span text:style-name="T23">Nhara (bohyně zlé mysli – uhranutí, prokletí, duševní magie (goblini)</text:span></text:p>
      <text:p text:style-name="P45"><text:span text:style-name="T180"><text:tab/><text:tab/>Atributy:</text:span><text:span text:style-name="T189"> Oči vrostlé v dlaních</text:span></text:p>
      <text:p text:style-name="P33"><text:span text:style-name="T182"><text:tab/><text:tab/>Bytosti:</text:span><text:span text:style-name="T252"> Možná nějaké medůzy a tak.</text:span></text:p>
      <text:p text:style-name="P41"><text:tab/><text:span text:style-name="T141">Nergal (bůh síly a války – posílení) (orci i goblini)</text:span></text:p>
      <text:p text:style-name="P46"><text:span text:style-name="T180"><text:tab/><text:tab/>Atributy:</text:span><text:span text:style-name="T189"> Svalnatá postava a dvě sekery</text:span></text:p>
      <text:p text:style-name="P34"><text:soft-page-break/><text:span text:style-name="T182"><text:tab/><text:tab/>Bytosti:</text:span><text:span text:style-name="T252"> Zmutovaní válečníci</text:span></text:p>
      <text:p text:style-name="P101"><text:span text:style-name="T21"><text:tab/>Varhar </text:span>(<text:span text:style-name="T30">bůh ohně, blesků a destrukce</text:span>) <text:span text:style-name="T133">(to zní orcky)</text:span></text:p>
      <text:p text:style-name="P52"><text:span text:style-name="T180"><text:tab/><text:tab/>Atributy:</text:span><text:span text:style-name="T189"> Výboj mezi rukama</text:span></text:p>
      <text:p text:style-name="P40"><text:span text:style-name="T182"><text:tab/><text:tab/>Bytosti:</text:span><text:span text:style-name="T252"> Lávová socha</text:span></text:p>
      <text:p text:style-name="P102"><text:tab/><text:span text:style-name="T24">Orokva (bohyně chladu a temnoty) (goblini?)</text:span></text:p>
      <text:p text:style-name="P47"><text:span text:style-name="T180"><text:tab/><text:tab/>Atributy:</text:span><text:span text:style-name="T189"> Plášť s kápí, místo tváře temnota, na rameni netopýr</text:span></text:p>
      <text:p text:style-name="P35"><text:span text:style-name="T182"><text:tab/><text:tab/>Bytosti:</text:span><text:span text:style-name="T252"> Stíny, bytosti temnoty, mraziví tvorové</text:span></text:p>
      <text:p text:style-name="P103"><text:tab/><text:span text:style-name="T21">Surva </text:span>(<text:span text:style-name="T31">bohyně</text:span> smrti a nekromancie) <text:span text:style-name="T134">(asi jak goblini tak orkové)</text:span></text:p>
      <text:p text:style-name="P48"><text:span text:style-name="T180"><text:tab/><text:tab/>Atributy:</text:span><text:span text:style-name="T189"> Hůl zakončená lebkou</text:span></text:p>
      <text:p text:style-name="P36"><text:span text:style-name="T182"><text:tab/><text:tab/>Bytosti:</text:span><text:span text:style-name="T252"> Nemrtví</text:span></text:p>
      <text:p text:style-name="P104"><text:tab/><text:span text:style-name="T38">Gratva (bohyně cizích světů – démoni a tak) (asi spíš orkové)</text:span></text:p>
      <text:p text:style-name="P49"><text:span text:style-name="T180"><text:tab/><text:tab/>Atributy:</text:span><text:span text:style-name="T189"> Amulet ve tvaru pentagramu</text:span></text:p>
      <text:p text:style-name="P37"><text:span text:style-name="T182"><text:tab/><text:tab/>Bytosti:</text:span><text:span text:style-name="T252"> „démonicky“ vyhlížející přivolané bytosti.</text:span></text:p>
      <text:p text:style-name="P104"><text:tab/><text:span text:style-name="T38">Degron (bůh nemocí, jedů, rozkladu a zkaženosti) (určitě goblini)</text:span></text:p>
      <text:p text:style-name="P105"><text:tab/><text:span text:style-name="T180"><text:tab/>Atributy:</text:span><text:span text:style-name="T189"> Hrbatá postava o holi</text:span></text:p>
      <text:p text:style-name="P38"><text:span text:style-name="T182"><text:tab/><text:tab/>Bytosti:</text:span><text:span text:style-name="T252"> Krysy (normální i obří), červi, švábi, pavouci a podobná havěť. Možná taky rziví netvoři, zelené hleny a obecně tvorové se schopnostmi leptání a rozkladu.</text:span></text:p>
      <text:p text:style-name="P53">- Možná to bude dobrý nápad rozdělit, takže některé bohy budou vyznávat primárně orkové a některé primárně goblini. <text:span text:style-name="T192">Nergal by mohl být společný.</text:span></text:p>
      <text:h text:style-name="Heading_20_2" text:outline-level="2"><text:bookmark-start text:name="__RefHeading___Toc1295_909118251"/><text:soft-page-break/><text:span text:style-name="T235">Nový</text:span> pantheon<text:bookmark-end text:name="__RefHeading___Toc1295_909118251"/></text:h>
      <text:p text:style-name="P158">IDEA (Seers): Náboženství lidem tlumočí v<text:span text:style-name="T144">ě</text:span>štci, což jsou obvykle osoby hodně netypické (zdeformované, slepé, obecně silně blouznící).</text:p>
      <text:p text:style-name="P159">Že by měl Mitraismus věštce?</text:p>
      <text:h text:style-name="Heading_20_3" text:outline-level="3">Říše</text:h>
      <text:p text:style-name="P175">Jaké má nová říše hodnoty?</text:p>
      <text:list xml:id="list1337506564" text:style-name="L7">
        <text:list-item>
          <text:p text:style-name="P242">určitě válka</text:p>
          <text:list>
            <text:list-item>
              <text:p text:style-name="P242">možná gladiátorské zápasy (ale to může být taky válka)</text:p>
            </text:list-item>
          </text:list>
        </text:list-item>
        <text:list-item>
          <text:p text:style-name="P243">určitě podsvětí <text:span text:style-name="T262">(posmrtný život)</text:span></text:p>
        </text:list-item>
      </text:list>
      <text:p text:style-name="P176"><text:span text:style-name="T244"> </text:span><text:span text:style-name="T243">lavish sacrifices and athletic contests</text:span> </text:p>
      <text:list xml:id="list195619046" text:style-name="L8">
        <text:list-item>
          <text:p text:style-name="P244">To by se asi hodilo k nějakému Héraklovi nebo jinému polobohu <text:span text:style-name="T263">nebo slavnému hrdinovi – možná přímo sám Dobyvatel, když byl ještě mladý?</text:span></text:p>
        </text:list-item>
        <text:list-item>
          <text:p text:style-name="P245">Atleti (a atletky?) soutěží nazí.</text:p>
        </text:list-item>
      </text:list>
      <text:p text:style-name="P177">Moře</text:p>
      <text:list xml:id="list1990343273" text:style-name="L9">
        <text:list-item>
          <text:p text:style-name="P246">Punton</text:p>
        </text:list-item>
      </text:list>
      <text:p text:style-name="P177">Lesy</text:p>
      <text:p text:style-name="P178">IDEA: Úplně to oprostit od personifikace živlů. Možná by mohli stačit 3 bohové: Bůh války, Bůh podsvětí a Osud.</text:p>
      <text:list xml:id="list1098281847" text:style-name="L10">
        <text:list-item>
          <text:p text:style-name="P247">K Osudu by se modlili námořníci, obchodníci a tak podobně.</text:p>
        </text:list-item>
      </text:list>
      <text:p text:style-name="P178"><text:soft-page-break/>Nebo možná jenom Osud coby vládce zásvětí s tím, že válku by zaštiťovali hrdinové/králové/polobohové.</text:p>
      <text:p text:style-name="P156">IDEA: Monoteismus <text:span text:style-name="T239">(Mitra?)<text:line-break/>Hmm – možná by to šlo pojmout tak, že Mitra je otcem všech nižších bohů, takže je OK je vyznávat. Teda kromě bohů chaosu, kteří jsou považováni za démony (vzepřeli se vůli svého otce).<text:line-break/>- to říká tradiční, umírněná větev<text:line-break/>- později by se mohla objevit radikální větev, která říká, že Mitra je jediný bůh a staří bohové jsou jen falešné modly.</text:span></text:p>
      <text:p text:style-name="P156"><text:span text:style-name="T242">Worshippers of Mithras had a complex system of seven grades of </text:span><text:a xlink:type="simple" xlink:href="https://en.wikipedia.org/wiki/Initiation" text:style-name="Internet_20_link" text:visited-style-name="Visited_20_Internet_20_Link"><text:span text:style-name="T245">initiation</text:span></text:a><text:span text:style-name="T244"> </text:span><text:span text:style-name="T242">and communal ritual meals.</text:span> <text:line-break/><text:span text:style-name="T247">- sedm stupňů zasvěcení může být převzato ze staroelfské tradice.</text:span></text:p>
      <text:p text:style-name="P157">TODO: Gesta (objímání? Podávání ruky ne, u toho máme zafixovaný jiný význam).</text:p>
      <text:p text:style-name="P155">IDEA: Kněží nesmí chlastat <text:span text:style-name="T240">(možná jen ti radikální. Vůbec by to mohlo být hodně striktní – celibát, chudoba, atd.)</text:span>.</text:p>
      <text:p text:style-name="P109">Pozn.: Měl by existovat novodobý bůh nekromancie, případně nějaký jiný, v jehož jménu je možné proklít nějaké místo nebo osobu tak, aby se z ní stal duch, přízrak nebo revenant. <text:span text:style-name="T225">A nebo to holt nebude kněžská kletba, ale kouzelnická (nekromantická).</text:span></text:p>
      <text:p text:style-name="P108">Unused names: <text:span text:style-name="T25">Alarastra, </text:span><text:span text:style-name="T165">Gh</text:span><text:span text:style-name="T166">áron, Rodana</text:span></text:p>
      <text:p text:style-name="P123"><text:span text:style-name="T48">- </text:span><text:span text:style-name="T166">(</text:span><text:span text:style-name="T164">Rodana zní dobře – Amra, Rodana </text:span><text:span text:style-name="T167">by mohly být bohyně v novém pant</text:span><text:span text:style-name="T168">e</text:span><text:span text:style-name="T167">onu</text:span><text:span text:style-name="T164">). </text:span><text:span text:style-name="T169">Jména pro bohy mi </text:span><text:span text:style-name="T170">ale zatím</text:span><text:span text:style-name="T169"> vůbec nezní :</text:span><text:span text:style-name="T47">\</text:span></text:p>
      <text:p text:style-name="P128"><text:span text:style-name="T46">- </text:span><text:span text:style-name="T47">P</text:span><text:span text:style-name="T46">ak je tu je</text:span><text:span text:style-name="T125">ště možnost nepoužít domény a jména, ale nějakou abstakci typu Otec, Matka, a</text:span><text:span text:style-name="T126">pod. Nebo Mother War, Father Peace (ok, to asi ne). </text:span><text:span text:style-name="T127">Na druhou stranu chci, aby to znělo anticky (nebo obecně starověce), a tam prostě ty panteony jsou. </text:span><text:span text:style-name="T128">A bohové jednají jako lidé, mají mezi sebou sváry a tak.</text:span></text:p>
      <text:p text:style-name="P123"><text:soft-page-break/><text:span text:style-name="T173">Am</text:span><text:span text:style-name="T174">d</text:span><text:span text:style-name="T173">ir</text:span></text:p>
      <text:p text:style-name="P97"><text:span text:style-name="T172">Vakad</text:span> <text:span text:style-name="T151">(město Vakadia)</text:span></text:p>
      <text:p text:style-name="P83">Ebrys</text:p>
      <text:p text:style-name="P79">Naxor</text:p>
      <text:p text:style-name="P82">Zartea</text:p>
      <text:p text:style-name="P80">Amra</text:p>
      <text:p text:style-name="P78">Era</text:p>
      <text:p text:style-name="P58">Odros <text:span text:style-name="T163">(Ordos)</text:span></text:p>
      <text:p text:style-name="P59">Rekatos</text:p>
      <text:p text:style-name="P77">Utar</text:p>
      <text:p text:style-name="P92"><text:span text:style-name="T184">G</text:span>ysus</text:p>
      <text:p text:style-name="P62">Edrar</text:p>
      <text:p text:style-name="P63">Enos</text:p>
      <text:p text:style-name="P64">Leanthar</text:p>
      <text:p text:style-name="P65">Ymerus</text:p>
      <text:p text:style-name="P66">Orias</text:p>
      <text:p text:style-name="P67">Tyxador</text:p>
      <text:p text:style-name="P68">Arenthar</text:p>
      <text:p text:style-name="P69">Ezolus</text:p>
      <text:p text:style-name="P70">Kypadar</text:p>
      <text:p text:style-name="P71">Gatar</text:p>
      <text:p text:style-name="P60"><text:soft-page-break/>Zerditea</text:p>
      <text:p text:style-name="P76">Zerdita</text:p>
      <text:p text:style-name="P61">Zarathea</text:p>
      <text:p text:style-name="P72">Enarea</text:p>
      <text:p text:style-name="P73">Sasila</text:p>
      <text:p text:style-name="P74">Nuona</text:p>
      <text:p text:style-name="P75">Quada</text:p>
      <text:h text:style-name="Heading_20_3" text:outline-level="3">Seveřani</text:h>
      <text:p text:style-name="P112"><text:span text:style-name="T176">Uctívání:</text:span> <text:span text:style-name="T231">Seveřani slaví dva velké svátky v době jarní a podzimní rovnodennosti. Oslavuje se vždy konec vlády Árduna nebo Frígy a začátek vlády toho druhého. Tyto obřady vede vždy kmenový stařešina.</text:span></text:p>
      <text:p text:style-name="P114">Á<text:span text:style-name="T183">r</text:span>dun (<text:span text:style-name="T160">o</text:span>tec <text:span text:style-name="T159">bohů, vládce zimy a noci</text:span>)</text:p>
      <text:p text:style-name="P113"><text:span text:style-name="T101"><text:tab/></text:span><text:span text:style-name="T102">Atributy:</text:span><text:span text:style-name="T101"> </text:span><text:span text:style-name="T121">Zlatá </text:span><text:span text:style-name="T124">obruč na hlavě</text:span></text:p>
      <text:p text:style-name="P115">Fríga <text:span text:style-name="T157">(matka bohů, vládkyně dne a léta)</text:span></text:p>
      <text:p text:style-name="P113"><text:span text:style-name="T101"><text:tab/></text:span><text:span text:style-name="T102">Atributy:</text:span><text:span text:style-name="T101"> </text:span><text:span text:style-name="T121">Stříbrná čelenka</text:span></text:p>
      <text:p text:style-name="P116"><text:span text:style-name="T158">Hó</text:span>k<text:span text:style-name="T156">ar (ocel, čest)</text:span></text:p>
      <text:p text:style-name="P113"><text:span text:style-name="T101"><text:tab/></text:span><text:span text:style-name="T102">Atributy:</text:span><text:span text:style-name="T101"> </text:span><text:span text:style-name="T123">Dlouhý m</text:span><text:span text:style-name="T120">eč</text:span></text:p>
      <text:p text:style-name="P166"><text:tab/>Hókara uctívají válečníci, je patronem kovářů a jeho jménem se z jinochů stávají muži. Tento obřad vede vždy kmenový náčelník.</text:p>
      <text:p text:style-name="P117">Svaldi (proradnost, <text:span text:style-name="T162">lstivost</text:span>)</text:p>
      <text:p text:style-name="P113"><text:span text:style-name="T101"><text:tab/></text:span><text:span text:style-name="T102">Atributy:</text:span><text:span text:style-name="T101"> </text:span><text:span text:style-name="T122">Dýka</text:span></text:p>
      <text:p text:style-name="P167"><text:soft-page-break/><text:tab/>Svaldiho obvykle uctívají jen zloději a nepoctivci. Výjimkou je doba války, protože tehdy je lest a faleš vítána a oslavována stejně jako odvaha a síla.</text:p>
      <text:p text:style-name="P118">Vérda (<text:span text:style-name="T161">runy, tajné umění bohů, tradice a příběhy</text:span>)</text:p>
      <text:p text:style-name="P113"><text:span text:style-name="T101"><text:tab/></text:span><text:span text:style-name="T102">Atributy:</text:span><text:span text:style-name="T101"> </text:span><text:span text:style-name="T119">Pytlík s runovými kameny</text:span></text:p>
      <text:p text:style-name="P168"><text:tab/>Vérda je patronkou vypravěčů a čarodějů. Nemá žádné obřady, ale patří jí díky za každé uzdravení a každou dobrou předpověď pomocí runových kamenů.</text:p>
      <text:h text:style-name="Heading_20_3" text:outline-level="3">Jižani</text:h>
      <text:p text:style-name="P110"><text:span text:style-name="T176">Uctívání:</text:span> Tance, bubny, společné rituály <text:span text:style-name="T230">pod širým nebem</text:span>.<text:line-break/><text:tab/>„<text:span text:style-name="T229">Šamani“ mají stejné atributy jako Anansi (kruhy v uších, tetování na obličeji). Provádí pohřební rituály a všechny magické obřady včetně léčitelství.<text:line-break/><text:tab/>Válečníci se malují jako Tongaba a před bojem provádí rituální tanec.<text:line-break/><text:tab/>Nezadané dívky a ženy si pletou sedm copů. Při svatbě pár žádá o požehnání Šalaky.<text:line-break/><text:tab/>Všichni stařešinové se těší úcty a kmen se pravidelně jeden večer v týdnu schází a poslouchá jejich vyprávění.</text:span></text:p>
      <text:p text:style-name="P14">(Možná by šlo něco poslučovat, ať těch bohů není tolik. Třeba tradice, rituály, tajné učení, magická moc a svět duchů by šlo sloučit do jednoho.) <text:span text:style-name="T228">- stalo se.</text:span></text:p>
      <text:p text:style-name="P88">Anansi <text:span text:style-name="T198">(</text:span><text:span text:style-name="T199">tajné učení a magická moc, </text:span><text:span text:style-name="T204">tradice a rituály, vládce světa duchů</text:span><text:span text:style-name="T198">)</text:span></text:p>
      <text:p text:style-name="P87"><text:span text:style-name="T101"><text:tab/>Atributy:</text:span><text:span text:style-name="T103"> </text:span><text:span text:style-name="T106">Kruhy v uších, </text:span><text:span text:style-name="T112">m</text:span><text:span text:style-name="T111">ystické t</text:span><text:span text:style-name="T107">etování na obličeji</text:span></text:p>
      <text:p text:style-name="P89"><text:span text:style-name="T207">Ša</text:span>laka<text:span text:style-name="T194"> </text:span><text:span text:style-name="T197">(plodnost a svůdnost)</text:span></text:p>
      <text:p text:style-name="P84"><text:span text:style-name="T101"><text:tab/>Atributy:</text:span><text:span text:style-name="T103"> </text:span><text:span text:style-name="T108">Sedm dlouhých copů</text:span></text:p>
      <text:p text:style-name="P91"><text:soft-page-break/><text:span text:style-name="T227">Gahunda</text:span><text:span text:style-name="T194"> </text:span><text:span text:style-name="T196">(moudrost stařešinů)</text:span></text:p>
      <text:p text:style-name="P85"><text:span text:style-name="T101"><text:tab/>Atributy:</text:span><text:span text:style-name="T103"> </text:span><text:span text:style-name="T109">Shrbená stařena</text:span></text:p>
      <text:p text:style-name="P90">Tongaba<text:span text:style-name="T194"> </text:span><text:span text:style-name="T195">(</text:span><text:span text:style-name="T203">válečník</text:span><text:span text:style-name="T195">)</text:span></text:p>
      <text:p text:style-name="P86"><text:span text:style-name="T101"><text:tab/>Atributy:</text:span><text:span text:style-name="T103"> </text:span><text:span text:style-name="T110">Čtyři ruce, </text:span><text:span text:style-name="T113">válečné malování</text:span></text:p>
      <text:p text:style-name="P95"><text:span text:style-name="T226">+</text:span>Dohambe</text:p>
      <text:p text:style-name="P96">+Džawahara</text:p>
      <text:p text:style-name="P98">Bed<text:span text:style-name="T155">hú</text:span></text:p>
      <text:p text:style-name="P57">Mwha<text:span text:style-name="T154">l</text:span>a</text:p>
      <text:p text:style-name="P94">Utuala</text:p>
      <text:h text:style-name="P357" text:outline-level="2"><text:bookmark-start text:name="__RefHeading___Toc1638_3317394773"/>Nová víra<text:bookmark-end text:name="__RefHeading___Toc1638_3317394773"/></text:h>
      <text:p text:style-name="P130">Pozn: Zatím by to mělo být bez klášterů a bez podpory za strany vládců, tzn. v podstatě spíš sekta. <text:span text:style-name="T234">Kláštery by z toho děly spíš středověkou záležitost, to by mělo nastat až časem (pokud vůbec).</text:span></text:p>
      <text:h text:style-name="P349" text:outline-level="4">O stvořiteli</text:h>
      <text:p text:style-name="P147">Na počátku byl<text:span text:style-name="T147">o vše</text:span> <text:span text:style-name="T149">dokonalým</text:span> <text:span text:style-name="T148">a</text:span> neposkvrněným obrazem mysli Stvořitele. <text:span text:style-name="T153">Součástí této blažené skutečnosti byly nesmrtelné duše nadan</text:span>é <text:span text:style-name="T152">svobodnou vůlí a</text:span> <text:span text:style-name="T150">mocí přetvářet skutečnost podle svých představ. Některé z nich zatoužily stvořit obraz vlastní mysli po vzoru svého otce.<text:line-break/><text:tab/>Zpočátku jejich pokusy nebyly úspěšné, neboť na takový úkol žádná z nich sama nestačila. Ač nerady, začaly tedy spolupracovat a daly tak hmotnému světu vzniknout společně. Jelikož však ve svém záměru nebyly jednotné, došlo při tom k mnoha neshodám a utvořilo se několik skupin, z nichž každá vytvořila vlastní svět a stala se jeho božstvy. V každém z nich se navíc jejich záměry dále sváří a </text:span><text:soft-page-break/><text:span text:style-name="T150">bude tomu tak až do skonání věků.<text:line-break/><text:tab/>Pak se však stalo něco, s čím žádný z bohů nepočítal. Tyto nové světy začaly zachytávat další, slabší duše a uvězňovat je v hmotných tělech.<text:line-break/><text:tab/>Ačkoliv jsme si tedy my, smrtelníci, svůj úděl nevybrali, nezbývá nám než protrpět si všechny strasti plynoucí z nedokonalého a pokřiveného díla bohů, kteří si troufale mysleli, že se mohou rovnat Stvořiteli. Na rozdíl od nich jsme se však Jeho vůli neprotivili a můžeme se tedy stále vykoupit dojít tak spáse v Jeho blažené náruči.</text:span></text:p>
      <text:h text:style-name="P350" text:outline-level="4"><text:span text:style-name="T67">O c</text:span><text:span text:style-name="T49">est</text:span><text:span text:style-name="T67">ě</text:span><text:span text:style-name="T49"> ke sp</text:span><text:span text:style-name="T68">áse</text:span></text:h>
      <text:p text:style-name="P147"><text:span text:style-name="T56">Ke spáse své nesmrtelné duše musíš dojít ještě za života</text:span><text:span text:style-name="T57">.</text:span><text:span text:style-name="T56"> </text:span><text:span text:style-name="T59">K</text:span><text:span text:style-name="T56">dyž se ti to nepodaří, tvá duše bude </text:span><text:span text:style-name="T58">po smrti</text:span><text:span text:style-name="T56"> znovu lapena. Čím více se však k </text:span><text:span text:style-name="T59">ní</text:span><text:span text:style-name="T56"> stihneš přiblížit, tím lepší start budeš mít v příštím životě. </text:span><text:span text:style-name="T60">Měj se však na pozoru – sice se lépe narodíš</text:span><text:span text:style-name="T56">, zato </text:span><text:span text:style-name="T60">však budeš vystaven mnohem většímu</text:span><text:span text:style-name="T56"> pokušení a</text:span><text:span text:style-name="T60"> budeš tedy moci</text:span><text:span text:style-name="T56"> snadno selhat </text:span><text:span text:style-name="T61">a přijít o vše, co sis v předchozích životech vydob</text:span><text:span text:style-name="T63">y</text:span><text:span text:style-name="T61">l</text:span><text:span text:style-name="T56">.<text:line-break/><text:tab/></text:span><text:span text:style-name="T62">Na cestě k</text:span><text:span text:style-name="T52">e spasení </text:span><text:span text:style-name="T62">ti</text:span><text:span text:style-name="T52"> mohou </text:span><text:span text:style-name="T62">pomoci</text:span><text:span text:style-name="T52"> </text:span><text:span text:style-name="T62">kněží</text:span><text:span text:style-name="T52">, </text:span><text:span text:style-name="T62">kteří po ní již sami</text:span><text:span text:style-name="T52"> postoupili. </text:span><text:span text:style-name="T64">Dbej jejich rad a kázání, neboť skrze jejich slova poznáš část nekonečné dobroty Našeho pána.<text:line-break/><text:tab/></text:span><text:span text:style-name="T65">Pokud sám cítíš, že jsi připraven odhodit své hmotné požitky a statky a plně se oddat cestě ke spasení své nesmrtelné duše, dveře klášterů ti budou vždy otevřeny. </text:span><text:span text:style-name="T66">Klášter ti také pomůže, pokud dojdeš k přesvědčení, že je</text:span><text:span text:style-name="T65"> tvým posláním oddat se službě ostatním lapeným duším. </text:span><text:span text:style-name="T67">Pamatuj, že knězem se může stát jen ten, kdo sám postoupil na cestě ke spasení.</text:span></text:p>
      <text:h text:style-name="P350" text:outline-level="4"><text:soft-page-break/><text:span text:style-name="T53">O </text:span><text:span text:style-name="T49">svatých</text:span></text:h>
      <text:p text:style-name="P147"><text:span text:style-name="T72">Nejblaženější z kněží</text:span><text:span text:style-name="T54"> </text:span><text:span text:style-name="T70">dokáží</text:span><text:span text:style-name="T54"> po smrti </text:span><text:span text:style-name="T69">odmítnou</text:span><text:span text:style-name="T70">t</text:span><text:span text:style-name="T69"> blaženou náruč Našeho pána</text:span><text:span text:style-name="T54"> a místo toho se znovu narodí, aby mohli </text:span><text:span text:style-name="T71">znovu</text:span><text:span text:style-name="T54"> sloužit ostatním lapeným. </text:span><text:span text:style-name="T73">Stanou se z nich</text:span><text:span text:style-name="T55"> svatí</text:span><text:span text:style-name="T73">,</text:span><text:span text:style-name="T55"> vykonají mnohé zázraky a pomohou nesčetným duším postoupit na cestě ke spáse. </text:span><text:span text:style-name="T74">Není větší oběti, kterou kdo může pro své bližní </text:span><text:span text:style-name="T75">učinit</text:span><text:span text:style-name="T74">.</text:span></text:p>
      <text:h text:style-name="P350" text:outline-level="4"><text:span text:style-name="T74">P</text:span><text:span text:style-name="T49">oznámky k frázím a pořekadlům</text:span></text:h>
      <text:list xml:id="list2923662108" text:style-name="L11">
        <text:list-item>
          <text:p text:style-name="P248"><text:span text:style-name="T55">Ř</text:span><text:span text:style-name="T76">íkáme „Náš pane“ nebo „Stvořiteli“, nikoliv „Bože“. Bohové jsou ti, kdo </text:span><text:span text:style-name="T77">nás</text:span><text:span text:style-name="T76"> nevědomky </text:span><text:span text:style-name="T77">lapili do</text:span><text:span text:style-name="T76"> past</text:span><text:span text:style-name="T77">i</text:span><text:span text:style-name="T76"> fyzického života.</text:span></text:p>
        </text:list-item>
        <text:list-item>
          <text:p text:style-name="P249">V pekle žijeme a pokud nedosáhneme spásy, po smrti se do něj zase vrátíme.</text:p>
        </text:list-item>
      </text:list>
      <text:h text:style-name="P350" text:outline-level="4">Jak se má chovat dobrý věřící</text:h>
      <text:list xml:id="list165930775684333" text:continue-numbering="true" text:style-name="L11">
        <text:list-item>
          <text:p text:style-name="P253"><text:span text:style-name="T49">Vzývání a uctívání </text:span><text:span text:style-name="T82">starých</text:span><text:span text:style-name="T49"> božstev je zcela nepřípustné. Kdokoliv tak učiní, </text:span><text:span text:style-name="T78">spadne o notný kus na cestě ke spáse své nesmrtelné duše.</text:span></text:p>
        </text:list-item>
        <text:list-item>
          <text:p text:style-name="P253"><text:span text:style-name="T83">Proklínat jejich jméno je možné, i toho se je však lepší vyvarovat – každá černá myšlenka tě </text:span><text:span text:style-name="T84">odvádí od cíle</text:span><text:span text:style-name="T83">.</text:span></text:p>
        </text:list-item>
        <text:list-item>
          <text:p text:style-name="P254"><text:span text:style-name="T78">S</text:span><text:span text:style-name="T49">naž se být dobrým člověkem. Každá lež a každá nepravost brzdí na cestě ke spáse </text:span><text:span text:style-name="T79">nejen tebe, ale i tvé bližní</text:span><text:span text:style-name="T49">. </text:span><text:span text:style-name="T80">Nezištná pomoc je naopak největší ctností </text:span><text:span text:style-name="T81">a ke spáse tě přiblíží.</text:span></text:p>
        </text:list-item>
        <text:list-item>
          <text:p text:style-name="P255"><text:span text:style-name="T81">N</text:span><text:span text:style-name="T49">esnaž se hromadit více hmotných statků, než potřebuješ ke skromnému životu a k pomoci svým bližním. Čím více jich budeš mít, tím hůře se ti s nimi bude loučit a bez odvržení všeho fyzického nemůžeš dojít ke spáse.</text:span></text:p>
        </text:list-item>
        <text:list-item>
          <text:p text:style-name="P256"><text:soft-page-break/><text:span text:style-name="T49">Cestou ke spáse není slepá víra, ale porozumění a poznání nekonečné dobroty mysli </text:span><text:span text:style-name="T86">Stvořitele</text:span><text:span text:style-name="T49">. </text:span><text:span text:style-name="T85">Střez se zlých skutků ve jménu víry a vždy se zamýšlej nad důsledky svého konání. </text:span><text:span text:style-name="T86">Našeho pána nelze obelhat – když </text:span><text:span text:style-name="T87">se o</text:span><text:span text:style-name="T86"> to </text:span><text:span text:style-name="T87">pokusíš</text:span><text:span text:style-name="T86">, obelžeš jen sám sebe.</text:span></text:p>
        </text:list-item>
        <text:list-item>
          <text:p text:style-name="P257"><text:span text:style-name="T86">N</text:span><text:span text:style-name="T49">epros </text:span><text:span text:style-name="T88">N</text:span><text:span text:style-name="T49">ašeho pána o zázraky. </text:span><text:span text:style-name="T89">Spasit může pouze tvou nesmrtelnou duši, nikoliv tvé fyzické tělo. </text:span><text:span text:style-name="T90">V tomto životě si musíme pomoci sami.</text:span></text:p>
        </text:list-item>
        <text:list-item>
          <text:p text:style-name="P258"><text:span text:style-name="T90">N</text:span><text:span text:style-name="T49">esnaž se nikoho přivést k víře násilím. </text:span><text:span text:style-name="T91">Ke spáse musí dojít každý sám skrze své vnitřní přesvědčení a poznání nekonečné dobroty Našeho pána. </text:span><text:span text:style-name="T92">Násil</text:span><text:span text:style-name="T93">ím</text:span><text:span text:style-name="T92"> ublížíš jemu i sobě.</text:span></text:p>
        </text:list-item>
        <text:list-item>
          <text:p text:style-name="P259"><text:span text:style-name="T92">B</text:span><text:span text:style-name="T49">raň životy ostatních věřících, čiň tak ale s rozvahou. Oběť vlastního života tě posune na cestě ke spáse, ale pouze když není marná.</text:span></text:p>
        </text:list-item>
      </text:list>
      <text:p text:style-name="P148">/* <text:span text:style-name="T146">Tohle možná bude koncept převaztý od ogrů – někdo (prorok) zřejmě vykopal nějaké staré ogří texty a povedlo se mu je přeložit.</text:span> */</text:p>
      <text:p text:style-name="P226"><text:span text:style-name="T150">/*<text:tab/>To do that, we have to cast off the material world and reach out with our minds to ascend to the higher plane of existence where the </text:span><text:span text:style-name="T45">will of the </text:span><text:span text:style-name="T150">Creator</text:span><text:span text:style-name="T44"> still</text:span><text:span text:style-name="T43"> shines. */</text:span></text:p>
      <text:h text:style-name="Heading_20_1" text:outline-level="1"><text:bookmark-start text:name="__RefHeading___Toc1640_3317394773"/>Geografie<text:bookmark-end text:name="__RefHeading___Toc1640_3317394773"/></text:h>
      <text:h text:style-name="Heading_20_2" text:outline-level="2">Kolonie</text:h>
      <text:p text:style-name="P183">Na pobřeží západního kontinentu jsou jednotlivá přístavní města – asi jako Fénická. <text:span text:style-name="T266">Hlouběji do vnitrozemí je divočina.<text:line-break/><text:tab/>Města chrání armáda (legie?) a zároveň tím drží pod kontrolou separatistické tendence.</text:span></text:p>
      <text:list xml:id="list2261003996" text:style-name="L12">
        <text:list-item>
          <text:p text:style-name="P260"><text:soft-page-break/>Časem se ale krize na východním kontinentu vyhrotí a armáda bude odvolána (i s loďstvem, nějak ji musej převést). <text:span text:style-name="T267">Tím se sice městům uvolní ruce k vyhlášení nezávislosti, ale zároveň budou vystavena útokům z Divočiny.</text:span></text:p>
        </text:list-item>
      </text:list>
      <text:h text:style-name="Heading_20_2" text:outline-level="2"><text:bookmark-start text:name="__RefHeading___Toc1642_3317394773"/>Divočina<text:bookmark-end text:name="__RefHeading___Toc1642_3317394773"/></text:h>
      <text:p text:style-name="P124">Divočina byla jednak osídlena silným orckým kmenem (který byl v rámci invaze poražen) a kromě toho to bylo území pod nábožensk<text:span text:style-name="T142">ým</text:span> <text:span text:style-name="T142">tabu</text:span>. <text:span text:style-name="T143">Církev teď sice tabu stáhnula, ale ne všichni kněží to respektují.</text:span></text:p>
      <text:h text:style-name="P358" text:outline-level="2"><text:bookmark-start text:name="__RefHeading___Toc1644_3317394773"/>Lidská říše<text:bookmark-end text:name="__RefHeading___Toc1644_3317394773"/></text:h>
      <text:p text:style-name="P149">(<text:span text:style-name="T236">Asi císařství, p</text:span>okud to teda nebude spíš republika. <text:span text:style-name="T137">Možná to původně byla republika a zrovna nedávno se z ní stalo císařství</text:span>).</text:p>
      <text:list xml:id="list398816587" text:style-name="L13">
        <text:list-item>
          <text:p text:style-name="P261">Provinciím vládnou místodržící.</text:p>
        </text:list-item>
      </text:list>
      <text:p text:style-name="P150">Vesnicím říkat osady.</text:p>
      <text:p text:style-name="P150">Na kontinentu je hladomor <text:span text:style-name="T139">(války, sucha, povodně...)</text:span>, kolonie mají dodávat jídlo.</text:p>
      <text:p text:style-name="P151">Kolonie jsou na prvních několik let osvobozeny od daní, <text:span text:style-name="T140">pak se daní v naturáliích (jídlo).</text:span></text:p>
      <text:p text:style-name="P107"/>
      <text:p text:style-name="P107">Ještě jiná idea: „Výchozí“ civilizace jsou svobodné městské státy, bývalé kolonie císařství. A císařství je ještě dál na východě a bude se snažit expandovat.</text:p>
      <text:list xml:id="list1203346251" text:style-name="L14">
        <text:list-item>
          <text:p text:style-name="P262">Obchod, zejména námořní</text:p>
        </text:list-item>
        <text:list-item>
          <text:p text:style-name="P262">Piráti</text:p>
        </text:list-item>
      </text:list>
      <text:h text:style-name="Heading_20_1" text:outline-level="1"><text:bookmark-start text:name="__RefHeading___Toc1646_3317394773"/><text:soft-page-break/>Bestiář<text:bookmark-end text:name="__RefHeading___Toc1646_3317394773"/></text:h>
      <text:h text:style-name="P359" text:outline-level="2">Jak je to se summonováním <text:span text:style-name="T12">a pod.</text:span></text:h>
      <text:p text:style-name="P163"><text:span text:style-name="T257">P</text:span>otvory <text:span text:style-name="T257">přivolané z jiných světů</text:span> nejsou vnitřně spjaté <text:span text:style-name="T15">s jednou ze stran, ale protože různé strany našly různé světy, ve výsledku mágové Řádu přivolávali jiné potvory než zaříkávači Chaosu.</text:span></text:p>
      <text:p text:style-name="P164">Řád</text:p>
      <text:list xml:id="list3711187385" text:style-name="L15">
        <text:list-item>
          <text:p text:style-name="P263">Elementálové</text:p>
          <text:list>
            <text:list-item>
              <text:p text:style-name="P264">Hmm, toť otázka. Princip živlů jsem zatím moc neřešil.</text:p>
              <text:list>
                <text:list-item>
                  <text:p text:style-name="P264">Možná by živly mohly odpovídat bohům Řádu? Ale asi spíš ne.</text:p>
                </text:list-item>
                <text:list-item>
                  <text:p text:style-name="P265">Mohly by to ale být potvory přivolané z elementálních světů – <text:span text:style-name="T258">jo, to dává velmi dobrý smysl</text:span>.</text:p>
                  <text:list>
                    <text:list-item>
                      <text:p text:style-name="P266">Asi to celkem sedí k elfům a trpaslíkům než k Chaosu (i když to je celkem kosmetické).</text:p>
                    </text:list-item>
                  </text:list>
                </text:list-item>
              </text:list>
            </text:list-item>
          </text:list>
        </text:list-item>
        <text:list-item>
          <text:p text:style-name="P267">Golemové/sochy</text:p>
        </text:list-item>
        <text:list-item>
          <text:p text:style-name="P268">Enti</text:p>
          <text:list>
            <text:list-item>
              <text:p text:style-name="P269">Lesní elfové? To by asi šlo.</text:p>
            </text:list-item>
          </text:list>
        </text:list-item>
      </text:list>
      <text:p text:style-name="P164">Chaos</text:p>
      <text:list xml:id="list672861653" text:style-name="L16">
        <text:list-item>
          <text:p text:style-name="P237">Nemrtví</text:p>
        </text:list-item>
        <text:list-item>
          <text:p text:style-name="P270">Přivolané bestie</text:p>
          <text:list>
            <text:list-item>
              <text:p text:style-name="P271">Různé druhy <text:span text:style-name="T260">(dvouhlaví psi a tak)</text:span>, přivolávají se přes jména.</text:p>
            </text:list-item>
          </text:list>
        </text:list-item>
      </text:list>
      <text:p text:style-name="P172">Bytosti z dob říše Ogrů</text:p>
      <text:list xml:id="list165929819080488" text:continue-list="list3711187385" text:style-name="L15">
        <text:list-item>
          <text:p text:style-name="P238"><text:soft-page-break/>Nevidění</text:p>
          <text:list>
            <text:list-item>
              <text:p text:style-name="P273">Nevidění nejsou bytosti Řádu, nevidění jsou původem z říše Ogrů. Elfové se jen naučili je ovládat (nebo si to aspoň mysleli).</text:p>
            </text:list-item>
          </text:list>
        </text:list-item>
        <text:list-item>
          <text:p text:style-name="P238">Draci</text:p>
          <text:list>
            <text:list-item>
              <text:p text:style-name="P274">draky přivolávali ve starých říších orgů</text:p>
            </text:list-item>
            <text:list-item>
              <text:p text:style-name="P272">Přivolávají se přes jména <text:span text:style-name="T232">(respektive spíš je už nikdo přivolávat neumí. Ale někdo by možná mohl rozluštit staré ogří rituály a zkusit je použít)</text:span>.</text:p>
            </text:list-item>
          </text:list>
        </text:list-item>
      </text:list>
      <text:h text:style-name="P360" text:outline-level="2">Přivolaní tvorové</text:h>
      <text:h text:style-name="Heading_20_3" text:outline-level="3"><text:bookmark-start text:name="__RefHeading___Toc1291_909118251"/>Draci<text:bookmark-end text:name="__RefHeading___Toc1291_909118251"/></text:h>
      <text:list xml:id="list2270820231" text:style-name="L17">
        <text:list-item>
          <text:p text:style-name="P275">Jsou určitě divocí v tom smyslu, že nemají potřebu vládnout nižším bytostem, budovat civilizace a tak.</text:p>
        </text:list-item>
        <text:list-item>
          <text:p text:style-name="P276">Jsou teritoriální.</text:p>
        </text:list-item>
        <text:list-item>
          <text:p text:style-name="P276">Mladí draci si musí najít vlastní, nové teritorium, takto se může drak dostat do civilizovaných končin.</text:p>
        </text:list-item>
        <text:list-item>
          <text:p text:style-name="P277">Původně je do tohoto světa přivolali ogří mágové (ze světa obývaného draky), od té doby tu žijí divoce.</text:p>
          <text:list>
            <text:list-item>
              <text:p text:style-name="P278"><text:span text:style-name="T259">Říše Řádu a Chaosu draky přivolávat neuměly (ale určitě se o to snažily. Možná tam byly nějaké úspěchy s ovládáním draků – nejspíš nepřímým, ve smyslu, že dokázali dohnat k zuřivosti)</text:span>.</text:p>
            </text:list-item>
          </text:list>
        </text:list-item>
        <text:list-item>
          <text:p text:style-name="P279">Hlouběji v divočině určitě nějaký drak doupě má <text:span text:style-name="T145">(goblini ho možná uctívají)</text:span>.</text:p>
        </text:list-item>
      </text:list>
      <text:h text:style-name="Heading_20_3" text:outline-level="3"><text:soft-page-break/>Bestie</text:h>
      <text:p text:style-name="P173">Různí dvouhlaví psi a podobně.</text:p>
      <text:h text:style-name="P354" text:outline-level="3">Bytosti hvozdu</text:h>
      <text:p text:style-name="P174">Chodící stromy, <text:span text:style-name="T261">dryády</text:span> masožravé liány, atd.</text:p>
      <text:list xml:id="list1577323372" text:style-name="L18">
        <text:list-item>
          <text:p text:style-name="P280">Asi hlavně elfská záležitost.</text:p>
        </text:list-item>
      </text:list>
      <text:h text:style-name="P361" text:outline-level="2"><text:bookmark-start text:name="__RefHeading___Toc1293_909118251"/>Démoni<text:bookmark-end text:name="__RefHeading___Toc1293_909118251"/></text:h>
      <text:list xml:id="list173691423" text:style-name="L19">
        <text:list-item>
          <text:p text:style-name="P281"><text:span text:style-name="T200">Démoni </text:span><text:span text:style-name="T205">nemají</text:span><text:span text:style-name="T200"> hmotné tělo – maximálně nějaké z ohně a dýmu, nebo tak.</text:span></text:p>
        </text:list-item>
        <text:list-item>
          <text:p text:style-name="P281"><text:span text:style-name="T206">Nejsou</text:span><text:span text:style-name="T200"> přivolaní z jiných světů –</text:span><text:span text:style-name="T201"> měly by to být prastaré nesmrtelné bytosti, nejspíš magicky stvořené (tzn. nikdy to nebyl humanoid, vznikl rovnou jako nehmotná magická bytost).</text:span></text:p>
        </text:list-item>
        <text:list-item>
          <text:p text:style-name="P282"><text:span text:style-name="T201">R</text:span><text:span text:style-name="T194">ůzní diblíci, dvouhlaví psi a podobně nejsou démoni, ale bytosti </text:span><text:span text:style-name="T202">(násilně)</text:span><text:span text:style-name="T194"> vysumoněné z jiných světů.</text:span></text:p>
        </text:list-item>
        <text:list-item>
          <text:p text:style-name="P283">Za démony se považují také staří bohové Ogrů. Mohou a nemusí existovat jako bytosti.</text:p>
        </text:list-item>
      </text:list>
      <text:h text:style-name="Heading_20_2" text:outline-level="2"><text:bookmark-start text:name="__RefHeading___Toc1648_3317394773"/>Nemrtví<text:bookmark-end text:name="__RefHeading___Toc1648_3317394773"/></text:h>
      <text:p text:style-name="P162">IDEA: Někteří nemrtví (třeba banshee) by mohly být nepovedené pokusy elfů zajistit si nesmrtelnost.</text:p>
      <text:p text:style-name="P127">Čím se živí: Všechno hmotné se musí něčím živit, pokud se to má hýbat a fungovat. Platí to i pro nemrtvé</text:p>
      <text:list xml:id="list1411719022" text:style-name="L20">
        <text:list-item>
          <text:p text:style-name="P284"><text:soft-page-break/>nemrtví mohou upadnout do torporu, v tom stavu vydrží neomezeně dlouho, pokud se jim nerozpadne tělo. Mohou v torporu vyčkávat na příležitost něco si ulovit.</text:p>
        </text:list-item>
      </text:list>
      <text:p text:style-name="P125">Varianty:</text:p>
      <text:list xml:id="list1299021019" text:style-name="L21">
        <text:list-item>
          <text:p text:style-name="P285">Přenos vědomí <text:span text:style-name="T217">živého</text:span> zvířete (nebo jiného nonsentient tvora) do mrtvého těla.</text:p>
          <text:list>
            <text:list-header>
              <text:p text:style-name="P286">Zombie<text:line-break/><text:span text:style-name="T219">(na druhou stranu, proč mozky? Hlad se asi vysvětlit dá…)<text:line-break/>- možná se živí obecně vnitřnostmi. Maso jim prostě nechutná.<text:line-break/>(pokud to byl býložravec, tak asi zombík nebude agresivní, ale bude se spíš snažit požírat nějaké rostlinstvo...)</text:span></text:p>
            </text:list-header>
            <text:list-item>
              <text:p text:style-name="P287">Dělá se to rituálem, při kterém se tenhle tvor <text:span text:style-name="T220">(nebo tvorové)</text:span> usmrtí.</text:p>
            </text:list-item>
          </text:list>
        </text:list-item>
        <text:list-item>
          <text:p text:style-name="P286">Přenos vědomí <text:span text:style-name="T218">živého</text:span> <text:span text:style-name="T218">inteligentního tvora do nějaké mrtvoly.</text:span></text:p>
          <text:list>
            <text:list-item>
              <text:p text:style-name="P288">ghůl, ghast</text:p>
            </text:list-item>
            <text:list-item>
              <text:p text:style-name="P289">Živí se syrovým masem</text:p>
            </text:list-item>
          </text:list>
        </text:list-item>
      </text:list>
      <text:list xml:id="list1101158487" text:style-name="L22">
        <text:list-item>
          <text:p text:style-name="P290">Animovaný konstrukt bez duše</text:p>
          <text:list>
            <text:list-header>
              <text:p text:style-name="P291">Nemrtvý golem</text:p>
            </text:list-header>
            <text:list-item>
              <text:p text:style-name="P290">V podstatě golem, na jehož tělo byla použita mrtvola místo sochy.</text:p>
            </text:list-item>
            <text:list-item>
              <text:p text:style-name="P292">Plní jen přímé rozkazy, pak se zastaví</text:p>
            </text:list-item>
            <text:list-item>
              <text:p text:style-name="P293">Neživí se ničím, je potřeba ho animovat kouzlem.</text:p>
            </text:list-item>
          </text:list>
        </text:list-item>
        <text:list-item>
          <text:p text:style-name="P294"><text:soft-page-break/>Revenant</text:p>
          <text:list>
            <text:list-header>
              <text:p text:style-name="P296">Revenantům asi lidé nesprávně říkají zombie.</text:p>
            </text:list-header>
            <text:list-item>
              <text:p text:style-name="P295"><text:span text:style-name="T208">O</text:span>becně původní majitel přivolaný zpět do svého těla. <text:span text:style-name="T209">Mezi smrtí a „oživnutím“ je obvykle časový odstup.</text:span></text:p>
            </text:list-item>
            <text:list-item>
              <text:p text:style-name="P297">Čím se živí?</text:p>
            </text:list-item>
          </text:list>
        </text:list-item>
        <text:list-item>
          <text:p text:style-name="P298">Duch</text:p>
          <text:list>
            <text:list-item>
              <text:p text:style-name="P298">Duše původního majitele, která je stále vázaná k fyzickému světu.</text:p>
            </text:list-item>
            <text:list-item>
              <text:p text:style-name="P298">Není hmotný a není ani fyzicky lokalizovaný. Nejde máchnout magickým mečem ve správném místě a tím ducha zranit, protože duch nikde není.</text:p>
              <text:list>
                <text:list-item>
                  <text:p text:style-name="P298">Může se lokalizovaně projevovat (poltergeist), ale to je jen powera, ne fyzická přítomnost.</text:p>
                </text:list-item>
              </text:list>
            </text:list-item>
            <text:list-item>
              <text:p text:style-name="P299">Může někoho posednout.</text:p>
            </text:list-item>
            <text:list-item>
              <text:p text:style-name="P300">Nemá žádnou fyzickou přítomnost, takže se nemusí ničím živit.</text:p>
            </text:list-item>
          </text:list>
        </text:list-item>
        <text:list-item>
          <text:p text:style-name="P301">Přízrak, <text:span text:style-name="T216">spektra</text:span></text:p>
          <text:list>
            <text:list-item>
              <text:list>
                <text:list-item>
                  <text:p text:style-name="P302">Je to druh revenanta (nehmotná forma)</text:p>
                </text:list-item>
              </text:list>
            </text:list-item>
            <text:list-item>
              <text:p text:style-name="P303">Není hmotný, ale je fyzicky lokalizovaný.</text:p>
              <text:list>
                <text:list-item>
                  <text:p text:style-name="P303">Lze v daném místě máchnout magickým mečem a tím ho zranit.</text:p>
                </text:list-item>
              </text:list>
            </text:list-item>
            <text:list-item>
              <text:p text:style-name="P301"><text:span text:style-name="T213">Na rozdíl od ducha j</text:span>e vidět, <text:span text:style-name="T222">a to i v noci</text:span>.</text:p>
            </text:list-item>
            <text:list-item>
              <text:p text:style-name="P304">Mohl by se asi živit duševní energií</text:p>
            </text:list-item>
          </text:list>
        </text:list-item>
        <text:list-item>
          <text:p text:style-name="P305">Upír</text:p>
          <text:list>
            <text:list-item>
              <text:p text:style-name="P305"><text:soft-page-break/>živí se krví</text:p>
            </text:list-item>
            <text:list-item>
              <text:p text:style-name="P306">upíra může stvořit jen jiný upír</text:p>
              <text:list>
                <text:list-item>
                  <text:p text:style-name="P307">Původně to byla asi mocná ogří kletba, tu už ale nikdo zopakovat nedokáže.</text:p>
                </text:list-item>
              </text:list>
            </text:list-item>
          </text:list>
        </text:list-item>
        <text:list-item>
          <text:p text:style-name="P308">Přenos vědomí (duše) <text:span text:style-name="T221">inteligentního</text:span> tvora do sochy</text:p>
          <text:list>
            <text:list-header>
              <text:p text:style-name="P308">Oživlé sochy</text:p>
            </text:list-header>
            <text:list-item>
              <text:p text:style-name="P309">Neživí se ničím, socha se animuje svou vlastní magií.</text:p>
            </text:list-item>
          </text:list>
        </text:list-item>
      </text:list>
      <text:p text:style-name="P126">Jak nemrtví vznikají:</text:p>
      <text:list xml:id="list4212791368" text:style-name="L23">
        <text:list-item>
          <text:p text:style-name="P310">Kletbou, ať už místa nebo osoby</text:p>
          <text:list>
            <text:list-item>
              <text:p text:style-name="P310">Takhle typicky vznikají revenanti <text:span text:style-name="T214">nebo duchové.</text:span></text:p>
            </text:list-item>
            <text:list-item>
              <text:p text:style-name="P311">Správně provedený pohřební rituál (posvěcený knězem) neboštíka před kletbou ochrání.</text:p>
            </text:list-item>
            <text:list-item>
              <text:p text:style-name="P312">Stejně tak pomůže mrtvolu (znovu vyrobenou) pohřbít s příslušným obřadem.</text:p>
            </text:list-item>
            <text:list-item>
              <text:p text:style-name="P312">Obřad <text:span text:style-name="T241">by měl</text:span> odpovídat víře zemřelého – když kněz pohřbí tisíc let starou mrtvolu, tak to nemusí <text:span text:style-name="T241">pomoct</text:span>.</text:p>
            </text:list-item>
          </text:list>
        </text:list-item>
        <text:list-item>
          <text:p text:style-name="P313">Přenosem upírské kletby</text:p>
        </text:list-item>
        <text:list-item>
          <text:p text:style-name="P314">Rituálem, který ještě za života dotyčného připraví <text:span text:style-name="T215">na to, že po smrti znovu povstane</text:span></text:p>
          <text:list>
            <text:list-item>
              <text:p text:style-name="P315">Lič, možná fext?</text:p>
            </text:list-item>
          </text:list>
        </text:list-item>
      </text:list>
      <text:p text:style-name="P154">Kdo může tvořit nemrtvé:</text:p>
      <text:list xml:id="list1048045130" text:style-name="L24">
        <text:list-item>
          <text:p text:style-name="P316"><text:span text:style-name="T210">kněz (šaman) </text:span>Surv<text:span text:style-name="T210">y</text:span>, chaosáck<text:span text:style-name="T210">é</text:span> bohyně nekromancie (orkové, goblini).</text:p>
          <text:list>
            <text:list-item>
              <text:p text:style-name="P317">Ten by asi mohl něco proklít</text:p>
            </text:list-item>
          </text:list>
        </text:list-item>
        <text:list-item>
          <text:p text:style-name="P318"><text:soft-page-break/>Elfsk<text:span text:style-name="T211">ý</text:span> nekroman<text:span text:style-name="T211">t </text:span>(různé přenosy duší a tak).</text:p>
          <text:list>
            <text:list-item>
              <text:p text:style-name="P319">Lič (kromě elfů to určitě uměli dávní ogři), <text:span text:style-name="T224">fext,</text:span> <text:span text:style-name="T223">oživlá socha, nemrtvý golem.</text:span></text:p>
            </text:list-item>
          </text:list>
        </text:list-item>
        <text:list-item>
          <text:p text:style-name="P320">Časem lidsk<text:span text:style-name="T212">ý</text:span> nekroman<text:span text:style-name="T212">t (může používat buď elfskou nekromancii nebo vyznávat Survu).</text:span></text:p>
        </text:list-item>
      </text:list>
      <text:h text:style-name="Heading_20_1" text:outline-level="1">Mapy</text:h>
      <text:h text:style-name="P362" text:outline-level="2">První město</text:h>
      <text:p text:style-name="Example">Varianta 1</text:p>
      <text:p text:style-name="Example">Bez předměstí:</text:p>
      <text:p text:style-name="Example"><text:a xlink:type="simple" xlink:href="http://fantasycities.watabou.ru/?size=20&amp;seed=1195511929&amp;continuous=0&amp;hub=0&amp;random=0&amp;citadel=0&amp;plaza=1&amp;temple=1&amp;walls=1&amp;shantytown=0&amp;river=1&amp;coast=1" text:style-name="Internet_20_link" text:visited-style-name="Visited_20_Internet_20_Link">http://fantasycities.watabou.ru/?size=20&amp;seed=1195511929&amp;continuous=0&amp;hub=0&amp;random=0&amp;citadel=0&amp;plaza=1&amp;temple=1&amp;walls=1&amp;shantytown=0&amp;river=1&amp;coast=1</text:a></text:p>
      <text:p text:style-name="Example">S předměstími:</text:p>
      <text:p text:style-name="Example"><text:a xlink:type="simple" xlink:href="http://fantasycities.watabou.ru/?size=20&amp;seed=1195511929&amp;continuous=0&amp;hub=0&amp;random=0&amp;citadel=0&amp;plaza=1&amp;temple=1&amp;walls=1&amp;shantytown=1&amp;river=1&amp;coast=1" text:style-name="Internet_20_link" text:visited-style-name="Visited_20_Internet_20_Link">http://fantasycities.watabou.ru/?size=20&amp;seed=1195511929&amp;continuous=0&amp;hub=0&amp;random=0&amp;citadel=0&amp;plaza=1&amp;temple=1&amp;walls=1&amp;shantytown=1&amp;river=1&amp;coast=1</text:a></text:p>
      <text:p text:style-name="Example">Varianta 2</text:p>
      <text:p text:style-name="Example">Bez předměstí:</text:p>
      <text:p text:style-name="Example"><text:a xlink:type="simple" xlink:href="http://fantasycities.watabou.ru/?size=12&amp;seed=1896545783&amp;continuous=0&amp;hub=0&amp;random=0&amp;citadel=0&amp;plaza=1&amp;temple=1&amp;walls=1&amp;shantytown=0&amp;river=1&amp;coast=1" text:style-name="Internet_20_link" text:visited-style-name="Visited_20_Internet_20_Link">http://fantasycities.watabou.ru/?size=12&amp;seed=1896545783&amp;continuous=0&amp;hub=0&amp;random=0&amp;citadel=0&amp;plaza=1&amp;temple=1&amp;walls=1&amp;shantytown=0&amp;river=1&amp;coast=1</text:a></text:p>
      <text:p text:style-name="Example">S předměstími:</text:p>
      <text:p text:style-name="Example"><text:a xlink:type="simple" xlink:href="http://fantasycities.watabou.ru/?size=12&amp;seed=1896545783&amp;continuous=0&amp;hub=0&amp;random=0&amp;citadel=0&amp;plaza=1&amp;temple=1&amp;walls=1&amp;shantytown=1&amp;river=1&amp;coast=1" text:style-name="Internet_20_link" text:visited-style-name="Visited_20_Internet_20_Link">http://fantasycities.watabou.ru/?size=12&amp;seed=1896545783&amp;continuous=0&amp;hub=0&amp;random=0&amp;citadel=0&amp;plaza=1&amp;temple=1&amp;walls=1&amp;shantytown=1&amp;river=1&amp;coast=1</text:a></text:p>
      <text:p text:style-name="Example">Varianta <text:span text:style-name="T268">3</text:span></text:p>
      <text:p text:style-name="Example"><text:soft-page-break/>Bez předměstí:</text:p>
      <text:p text:style-name="Example"><text:a xlink:type="simple" xlink:href="http://fantasycities.watabou.ru/?size=23&amp;seed=1823547767&amp;continuous=0&amp;hub=0&amp;random=0&amp;citadel=0&amp;plaza=1&amp;temple=1&amp;walls=1&amp;shantytown=0&amp;river=1&amp;coast=1" text:style-name="Internet_20_link" text:visited-style-name="Visited_20_Internet_20_Link">http://fantasycities.watabou.ru/?size=23&amp;seed=1823547767&amp;continuous=0&amp;hub=0&amp;random=0&amp;citadel=0&amp;plaza=1&amp;temple=1&amp;walls=1&amp;shantytown=0&amp;river=1&amp;coast=1</text:a></text:p>
      <text:p text:style-name="Example">S předměstími:</text:p>
      <text:p text:style-name="Example"><text:a xlink:type="simple" xlink:href="http://fantasycities.watabou.ru/?size=23&amp;seed=1823547767&amp;continuous=0&amp;hub=0&amp;random=0&amp;citadel=0&amp;plaza=1&amp;temple=1&amp;walls=1&amp;shantytown=1&amp;river=1&amp;coast=1" text:style-name="Internet_20_link" text:visited-style-name="Visited_20_Internet_20_Link">http://fantasycities.watabou.ru/?size=23&amp;seed=1823547767&amp;continuous=0&amp;hub=0&amp;random=0&amp;citadel=0&amp;plaza=1&amp;temple=1&amp;walls=1&amp;shantytown=1&amp;river=1&amp;coast=1</text:a></text:p>
      <text:p text:style-name="Example"><text:span text:style-name="T270">+</text:span>Varianta <text:span text:style-name="T269">4</text:span></text:p>
      <text:p text:style-name="Example">Bez předměstí:</text:p>
      <text:p text:style-name="Example"><text:a xlink:type="simple" xlink:href="http://fantasycities.watabou.ru/?size=21&amp;seed=1746708561&amp;continuous=0&amp;hub=0&amp;random=0&amp;citadel=0&amp;plaza=1&amp;temple=1&amp;walls=1&amp;shantytown=0&amp;river=1&amp;coast=1" text:style-name="Internet_20_link" text:visited-style-name="Visited_20_Internet_20_Link">http://fantasycities.watabou.ru/?size=21&amp;seed=1746708561&amp;continuous=0&amp;hub=0&amp;random=0&amp;citadel=0&amp;plaza=1&amp;temple=1&amp;walls=1&amp;shantytown=0&amp;river=1&amp;coast=1</text:a></text:p>
      <text:p text:style-name="Example">S předměstími:</text:p>
      <text:p text:style-name="Example"><text:a xlink:type="simple" xlink:href="http://fantasycities.watabou.ru/?size=21&amp;seed=1746708561&amp;continuous=0&amp;hub=0&amp;random=0&amp;citadel=0&amp;plaza=1&amp;temple=1&amp;walls=1&amp;shantytown=1&amp;river=1&amp;coast=1" text:style-name="Internet_20_link" text:visited-style-name="Visited_20_Internet_20_Link">http://fantasycities.watabou.ru/?size=21&amp;seed=1746708561&amp;continuous=0&amp;hub=0&amp;random=0&amp;citadel=0&amp;plaza=1&amp;temple=1&amp;walls=1&amp;shantytown=1&amp;river=1&amp;coast=1</text:a></text:p>
      <text:p text:style-name="Example">Varianta 5</text:p>
      <text:p text:style-name="Example">Bez předměstí:</text:p>
      <text:p text:style-name="Example"><text:a xlink:type="simple" xlink:href="http://fantasycities.watabou.ru/?size=23&amp;seed=1535286266&amp;continuous=0&amp;hub=0&amp;random=0&amp;citadel=0&amp;plaza=1&amp;temple=1&amp;walls=1&amp;shantytown=0&amp;river=1&amp;coast=1" text:style-name="Internet_20_link" text:visited-style-name="Visited_20_Internet_20_Link">http://fantasycities.watabou.ru/?size=23&amp;seed=1535286266&amp;continuous=0&amp;hub=0&amp;random=0&amp;citadel=0&amp;plaza=1&amp;temple=1&amp;walls=1&amp;shantytown=0&amp;river=1&amp;coast=1</text:a></text:p>
      <text:p text:style-name="Example">S předměstími:</text:p>
      <text:p text:style-name="Example"><text:a xlink:type="simple" xlink:href="http://fantasycities.watabou.ru/?size=23&amp;seed=1535286266&amp;continuous=0&amp;hub=0&amp;random=0&amp;citadel=0&amp;plaza=1&amp;temple=1&amp;walls=1&amp;shantytown=1&amp;river=1&amp;coast=1" text:style-name="Internet_20_link" text:visited-style-name="Visited_20_Internet_20_Link">http://fantasycities.watabou.ru/?size=23&amp;seed=1535286266&amp;continuous=0&amp;hub=0&amp;random=0&amp;citadel=0&amp;plaza=1&amp;temple=1&amp;walls=1&amp;shantytown=1&amp;river=1&amp;coast=1</text:a></text:p>
      <text:p text:style-name="Example">Varianta <text:span text:style-name="T271">6</text:span></text:p>
      <text:p text:style-name="Example">Bez předměstí:</text:p>
      <text:p text:style-name="Example"><text:soft-page-break/><text:a xlink:type="simple" xlink:href="http://fantasycities.watabou.ru/?size=21&amp;seed=1714043678&amp;continuous=0&amp;hub=0&amp;random=0&amp;citadel=0&amp;plaza=1&amp;temple=1&amp;walls=1&amp;shantytown=0&amp;river=1&amp;coast=1" text:style-name="Internet_20_link" text:visited-style-name="Visited_20_Internet_20_Link">http://fantasycities.watabou.ru/?size=21&amp;seed=1714043678&amp;continuous=0&amp;hub=0&amp;random=0&amp;citadel=0&amp;plaza=1&amp;temple=1&amp;walls=1&amp;shantytown=0&amp;river=1&amp;coast=1</text:a></text:p>
      <text:p text:style-name="Example">S předměstími:</text:p>
      <text:p text:style-name="Example"><text:a xlink:type="simple" xlink:href="http://fantasycities.watabou.ru/?size=21&amp;seed=1714043678&amp;continuous=0&amp;hub=0&amp;random=0&amp;citadel=0&amp;plaza=1&amp;temple=1&amp;walls=1&amp;shantytown=1&amp;river=1&amp;coast=1" text:style-name="Internet_20_link" text:visited-style-name="Visited_20_Internet_20_Link">http://fantasycities.watabou.ru/?size=21&amp;seed=1714043678&amp;continuous=0&amp;hub=0&amp;random=0&amp;citadel=0&amp;plaza=1&amp;temple=1&amp;walls=1&amp;shantytown=1&amp;river=1&amp;coast=1</text:a></text:p>
      <text:p text:style-name="Example"><text:span text:style-name="T273">+</text:span>Varianta <text:span text:style-name="T272">7</text:span></text:p>
      <text:p text:style-name="Example">Bez předměstí:</text:p>
      <text:p text:style-name="Example"><text:a xlink:type="simple" xlink:href="http://fantasycities.watabou.ru/?size=22&amp;seed=1561432116&amp;continuous=0&amp;hub=0&amp;random=0&amp;citadel=0&amp;plaza=1&amp;temple=1&amp;walls=1&amp;shantytown=0&amp;river=1&amp;coast=1" text:style-name="Internet_20_link" text:visited-style-name="Visited_20_Internet_20_Link">http://fantasycities.watabou.ru/?size=22&amp;seed=1561432116&amp;continuous=0&amp;hub=0&amp;random=0&amp;citadel=0&amp;plaza=1&amp;temple=1&amp;walls=1&amp;shantytown=0&amp;river=1&amp;coast=1</text:a></text:p>
      <text:p text:style-name="Example">S předměstími:</text:p>
      <text:p text:style-name="Example"><text:a xlink:type="simple" xlink:href="http://fantasycities.watabou.ru/?size=22&amp;seed=1561432116&amp;continuous=0&amp;hub=0&amp;random=0&amp;citadel=0&amp;plaza=1&amp;temple=1&amp;walls=1&amp;shantytown=1&amp;river=1&amp;coast=1" text:style-name="Internet_20_link" text:visited-style-name="Visited_20_Internet_20_Link">http://fantasycities.watabou.ru/?size=22&amp;seed=1561432116&amp;continuous=0&amp;hub=0&amp;random=0&amp;citadel=0&amp;plaza=1&amp;temple=1&amp;walls=1&amp;shantytown=1&amp;river=1&amp;coast=1</text:a></text:p>
      <text:p text:style-name="Example">Varianta <text:span text:style-name="T272">8</text:span></text:p>
      <text:p text:style-name="Example">Bez předměstí:</text:p>
      <text:p text:style-name="Example"><text:a xlink:type="simple" xlink:href="http://fantasycities.watabou.ru/?size=23&amp;seed=296449334&amp;continuous=0&amp;hub=0&amp;random=0&amp;citadel=0&amp;plaza=1&amp;temple=1&amp;walls=1&amp;shantytown=0&amp;river=1&amp;coast=1" text:style-name="Internet_20_link" text:visited-style-name="Visited_20_Internet_20_Link">http://fantasycities.watabou.ru/?size=23&amp;seed=296449334&amp;continuous=0&amp;hub=0&amp;random=0&amp;citadel=0&amp;plaza=1&amp;temple=1&amp;walls=1&amp;shantytown=0&amp;river=1&amp;coast=1</text:a></text:p>
      <text:p text:style-name="Example">S předměstími:</text:p>
      <text:p text:style-name="Example"><text:a xlink:type="simple" xlink:href="http://fantasycities.watabou.ru/?size=23&amp;seed=296449334&amp;continuous=0&amp;hub=0&amp;random=0&amp;citadel=0&amp;plaza=1&amp;temple=1&amp;walls=1&amp;shantytown=1&amp;river=1&amp;coast=1" text:style-name="Internet_20_link" text:visited-style-name="Visited_20_Internet_20_Link">http://fantasycities.watabou.ru/?size=23&amp;seed=296449334&amp;continuous=0&amp;hub=0&amp;random=0&amp;citadel=0&amp;plaza=1&amp;temple=1&amp;walls=1&amp;shantytown=1&amp;river=1&amp;coast=1</text:a></text:p>
      <text:p text:style-name="Example"><text:span text:style-name="T274">++</text:span>Varianta <text:span text:style-name="T272">9</text:span></text:p>
      <text:p text:style-name="Example">Bez předměstí:</text:p>
      <text:p text:style-name="Example"><text:a xlink:type="simple" xlink:href="http://fantasycities.watabou.ru/?size=23&amp;seed=1482007932&amp;continuous=0&amp;hub=0&amp;random=0&amp;citadel=0&amp;plaza=1&amp;temple=1&amp;walls=1&amp;shantytown=0&amp;river=1&amp;coast=1" text:style-name="Internet_20_link" text:visited-style-name="Visited_20_Internet_20_Link">http://fantasycities.watabou.ru/?size=23&amp;seed=1482007932&amp;continuous=0&amp;hub=0&amp;random=0&amp;citadel=0&amp;plaza=1&amp;temple=1&amp;walls=1&amp;shantytown=0&amp;river=1&amp;coast=1</text:a></text:p>
      <text:p text:style-name="Example"><text:soft-page-break/>S předměstími:</text:p>
      <text:p text:style-name="Example"><text:a xlink:type="simple" xlink:href="http://fantasycities.watabou.ru/?size=23&amp;seed=1482007932&amp;continuous=0&amp;hub=0&amp;random=0&amp;citadel=0&amp;plaza=1&amp;temple=1&amp;walls=1&amp;shantytown=1&amp;river=1&amp;coast=1" text:style-name="Internet_20_link" text:visited-style-name="Visited_20_Internet_20_Link">http://fantasycities.watabou.ru/?size=23&amp;seed=1482007932&amp;continuous=0&amp;hub=0&amp;random=0&amp;citadel=0&amp;plaza=1&amp;temple=1&amp;walls=1&amp;shantytown=1&amp;river=1&amp;coast=1</text:a></text:p>
      <text:p text:style-name="Example">Varianta <text:span text:style-name="T272">10</text:span></text:p>
      <text:p text:style-name="Example">Bez předměstí:</text:p>
      <text:p text:style-name="Example"><text:a xlink:type="simple" xlink:href="http://fantasycities.watabou.ru/?size=22&amp;seed=1213034167&amp;continuous=0&amp;hub=0&amp;random=0&amp;citadel=0&amp;plaza=1&amp;temple=1&amp;walls=1&amp;shantytown=0&amp;river=1&amp;coast=1" text:style-name="Internet_20_link" text:visited-style-name="Visited_20_Internet_20_Link">http://fantasycities.watabou.ru/?size=22&amp;seed=1213034167&amp;continuous=0&amp;hub=0&amp;random=0&amp;citadel=0&amp;plaza=1&amp;temple=1&amp;walls=1&amp;shantytown=0&amp;river=1&amp;coast=1</text:a></text:p>
      <text:p text:style-name="Example">S předměstími:</text:p>
      <text:p text:style-name="Example"><text:a xlink:type="simple" xlink:href="http://fantasycities.watabou.ru/?size=22&amp;seed=1213034167&amp;continuous=0&amp;hub=0&amp;random=0&amp;citadel=0&amp;plaza=1&amp;temple=1&amp;walls=1&amp;shantytown=1&amp;river=1&amp;coast=1" text:style-name="Internet_20_link" text:visited-style-name="Visited_20_Internet_20_Link">http://fantasycities.watabou.ru/?size=22&amp;seed=1213034167&amp;continuous=0&amp;hub=0&amp;random=0&amp;citadel=0&amp;plaza=1&amp;temple=1&amp;walls=1&amp;shantytown=1&amp;river=1&amp;coast=1</text:a></text:p>
      <text:p text:style-name="Example">Varianta <text:span text:style-name="T272">11</text:span></text:p>
      <text:p text:style-name="Example">Bez předměstí:</text:p>
      <text:p text:style-name="Example"><text:a xlink:type="simple" xlink:href="http://fantasycities.watabou.ru/?size=23&amp;seed=1213034167&amp;continuous=0&amp;hub=0&amp;random=0&amp;citadel=0&amp;plaza=1&amp;temple=1&amp;walls=1&amp;shantytown=0&amp;river=1&amp;coast=1" text:style-name="Internet_20_link" text:visited-style-name="Visited_20_Internet_20_Link">http://fantasycities.watabou.ru/?size=23&amp;seed=1213034167&amp;continuous=0&amp;hub=0&amp;random=0&amp;citadel=0&amp;plaza=1&amp;temple=1&amp;walls=1&amp;shantytown=0&amp;river=1&amp;coast=1</text:a></text:p>
      <text:p text:style-name="Example">S předměstími:</text:p>
      <text:p text:style-name="Example"><text:a xlink:type="simple" xlink:href="http://fantasycities.watabou.ru/?size=23&amp;seed=1213034167&amp;continuous=0&amp;hub=0&amp;random=0&amp;citadel=0&amp;plaza=1&amp;temple=1&amp;walls=1&amp;shantytown=1&amp;river=1&amp;coast=1" text:style-name="Internet_20_link" text:visited-style-name="Visited_20_Internet_20_Link">http://fantasycities.watabou.ru/?size=23&amp;seed=1213034167&amp;continuous=0&amp;hub=0&amp;random=0&amp;citadel=0&amp;plaza=1&amp;temple=1&amp;walls=1&amp;shantytown=1&amp;river=1&amp;coast=1</text:a></text:p>
      <text:h text:style-name="P351" text:outline-level="4"><text:span text:style-name="T275">+++</text:span>Varianta <text:span text:style-name="T272">11</text:span></text:h>
      <text:p text:style-name="P186">Bez předměstí:</text:p>
      <text:p text:style-name="P186"><text:a xlink:type="simple" xlink:href="http://fantasycities.watabou.ru/?size=25&amp;seed=1535286266&amp;continuous=0&amp;hub=0&amp;random=0&amp;citadel=0&amp;plaza=1&amp;temple=1&amp;walls=1&amp;shantytown=0&amp;river=1&amp;coast=1" text:style-name="Internet_20_link" text:visited-style-name="Visited_20_Internet_20_Link">http://fantasycities.watabou.ru/?size=25&amp;seed=1535286266&amp;continuous=0&amp;hub=0&amp;random=0&amp;citadel=0&amp;plaza=1&amp;temple=1&amp;walls=1&amp;shantytown=0&amp;river=1&amp;coast=1</text:a></text:p>
      <text:p text:style-name="P184">S předměstími:</text:p>
      <text:p text:style-name="P185"><text:soft-page-break/><text:a xlink:type="simple" xlink:href="http://fantasycities.watabou.ru/?size=25&amp;seed=1535286266&amp;continuous=0&amp;hub=0&amp;random=0&amp;citadel=0&amp;plaza=1&amp;temple=1&amp;walls=1&amp;shantytown=1&amp;river=1&amp;coast=1" text:style-name="Internet_20_link" text:visited-style-name="Visited_20_Internet_20_Link">http://fantasycities.watabou.ru/?size=25&amp;seed=1535286266&amp;continuous=0&amp;hub=0&amp;random=0&amp;citadel=0&amp;plaza=1&amp;temple=1&amp;walls=1&amp;shantytown=1&amp;river=1&amp;coast=1</text:a></text:p>
      <text:h text:style-name="Heading_20_1" text:outline-level="1">Říše</text:h>
      <text:p text:style-name="P187">Vojen<text:span text:style-name="T276">s</text:span>ké hodnosti</text:p>
      <text:list xml:id="list3662871697" text:style-name="L25">
        <text:list-item>
          <text:p text:style-name="P321">Stratég (vrchní velitel, ale v době po smrti dobyvatele by to mohl být i místodržící)</text:p>
        </text:list-item>
        <text:list-item>
          <text:p text:style-name="P322">Ilarch (velitel jednotky o 200 mužích)</text:p>
        </text:list-item>
      </text:list>
      <text:p text:style-name="P193">Správní tituly</text:p>
      <text:p text:style-name="P194">Daidochové – původně generálové v armádě Dobyvatele, po jeho smrti si někteří z nich nárokují trůn a pouští se mezi sebou do války.</text:p>
      <text:p text:style-name="P194">Satrapové – správci provincií <text:span text:style-name="T285">říše</text:span>. <text:span text:style-name="T285">Původně je jmenoval</text:span> velekrál <text:span text:style-name="T285">(tedy Dobyvatel)</text:span>, v době válek <text:span text:style-name="T286">d</text:span>aidochů <text:span text:style-name="T284">je jmenují právě daidochové. Je to titul srovnatelný s „králem“, ale obvykle se provincie skládají z více království, takže satrapové mají fakticky větší moc než králové. Není to ale tak, že by králové přísahali věrnost Satrapům – tu přísahají velekráli, posléze tedy daidochům.</text:span></text:p>
      <text:p text:style-name="P15">Exactor? (místodržící <text:span text:style-name="T277">v Egyptě</text:span>)</text:p>
      <text:p text:style-name="P188">Archon (vládce – <text:span text:style-name="T278">možná města?</text:span>)</text:p>
      <text:p text:style-name="P188"/>
      <text:p text:style-name="P190">Národ dobyvatelů</text:p>
      <text:p text:style-name="P190">- <text:span text:style-name="T280">jejich šlechta stojí nad šlechtou podrobených národů.</text:span></text:p>
      <text:p text:style-name="P190">- <text:span text:style-name="T281">považují se za nejlepší válečníky (z části právem)</text:span></text:p>
      <text:p text:style-name="P188"><text:soft-page-break/><text:span text:style-name="T243">, </text:span><text:a xlink:type="simple" xlink:href="https://en.wikipedia.org/wiki/Ancient_Macedonians" text:style-name="Internet_20_link" text:visited-style-name="Visited_20_Internet_20_Link"><text:span text:style-name="T246">the Macedonians</text:span></text:a><text:span text:style-name="T244"> </text:span><text:span text:style-name="T243">were a martial people; they drank deeply of unwatered wine (the very mark of a barbarian) and no youth was considered to be fit to sit with the men at table until he had killed, on foot with a spear, a </text:span><text:a xlink:type="simple" xlink:href="https://en.wikipedia.org/wiki/Wild_boar" text:style-name="Internet_20_link" text:visited-style-name="Visited_20_Internet_20_Link"><text:span text:style-name="T246">wild boar</text:span></text:a><text:span text:style-name="T243">.</text:span> </text:p>
      <text:p text:style-name="P188"><text:span text:style-name="T243">Macedonian cavalry, wearing </text:span><text:a xlink:type="simple" xlink:href="https://en.wikipedia.org/wiki/Muscled_cuirass" text:style-name="Internet_20_link" text:visited-style-name="Visited_20_Internet_20_Link"><text:span text:style-name="T246">muscled cuirasses</text:span></text:a> </text:p>
      <text:p text:style-name="P188"/>
      <text:p text:style-name="P189">Poznámky k příběhu:</text:p>
      <text:p text:style-name="P189">- někdo do města povolá žoldáky „<text:span text:style-name="T279">na ochranu“. Dá je k ruce městské správě, ale platit je bude pořád on…</text:span></text:p>
      <text:p text:style-name="P189"/>
      <text:p text:style-name="P191">Zrovna zkoumám:</text:p>
      <text:p text:style-name="P191"><text:a xlink:type="simple" xlink:href="https://en.wikipedia.org/wiki/Ancient_Macedonian_army" text:style-name="Internet_20_link" text:visited-style-name="Visited_20_Internet_20_Link">https://en.wikipedia.org/wiki/Ancient_Macedonian_army</text:a></text:p>
      <text:p text:style-name="P191"><text:a xlink:type="simple" xlink:href="https://en.wikipedia.org/wiki/Government_of_Macedonia_(ancient_kingdom" text:style-name="Internet_20_link" text:visited-style-name="Visited_20_Internet_20_Link">https://en.wikipedia.org/wiki/Government_of_Macedonia_(ancient_kingdom</text:a>)</text:p>
      <text:p text:style-name="P191"><text:a xlink:type="simple" xlink:href="https://en.wikipedia.org/wiki/Macedonia_(ancient_kingdom" text:style-name="Internet_20_link" text:visited-style-name="Visited_20_Internet_20_Link">https://en.wikipedia.org/wiki/Macedonia_(ancient_kingdom</text:a>)</text:p>
      <text:p text:style-name="P191"><text:a xlink:type="simple" xlink:href="https://en.wikipedia.org/wiki/Ancient_Macedonians" text:style-name="Internet_20_link" text:visited-style-name="Visited_20_Internet_20_Link">https://en.wikipedia.org/wiki/Ancient_Macedonians</text:a></text:p>
      <text:h text:style-name="P365" text:outline-level="1">Vadora</text:h>
      <text:p text:style-name="P196">/* Kartágo mělo přes půl miliónu obyvatel (takže nějakých 50.000 klidně naše město mít může). */</text:p>
      <text:h text:style-name="Heading_20_2" text:outline-level="2">Správa města</text:h>
      <text:p text:style-name="P201"><text:a xlink:type="simple" xlink:href="https://www.ancient.eu/Carthaginian_Government/" text:style-name="Internet_20_link" text:visited-style-name="Visited_20_Internet_20_Link">https://www.ancient.eu/Carthaginian_Government/</text:a></text:p>
      <text:p text:style-name="P202">Město je triarchie volená <text:span text:style-name="T300">a doplňovaná</text:span> senátem. <text:span text:style-name="T324">Vládnou mu triarchové:</text:span></text:p>
      <text:list xml:id="list4143182328" text:style-name="L26">
        <text:list-item>
          <text:p text:style-name="P250"><text:soft-page-break/><text:span text:style-name="T322">Archon: </text:span>Di<text:span text:style-name="T308">á</text:span>ko<text:span text:style-name="T328">no</text:span>s</text:p>
          <text:list>
            <text:list-item>
              <text:p text:style-name="P251">má na starosti správu města</text:p>
            </text:list-item>
          </text:list>
        </text:list-item>
        <text:list-item>
          <text:p text:style-name="P252">Hierophant: <text:span text:style-name="T323">Ádrion</text:span></text:p>
          <text:list>
            <text:list-item>
              <text:p text:style-name="P251">má na starosti náboženství</text:p>
              <text:p text:style-name="P348"><text:span text:style-name="Strong_20_Emphasis">Hierophant</text:span>, Greek <text:span text:style-name="Strong_20_Emphasis">Hierophantēs</text:span>, (“displayer of holy things”), in <text:a xlink:type="simple" xlink:href="https://www.britannica.com/place/ancient-Greece" text:style-name="Internet_20_link" text:visited-style-name="Visited_20_Internet_20_Link">ancient Greece</text:a>, chief of the <text:bookmark text:name="ref68404"/><text:a xlink:type="simple" xlink:href="https://www.britannica.com/topic/Eleusinian-Mysteries" text:style-name="Internet_20_link" text:visited-style-name="Visited_20_Internet_20_Link">Eleusinian</text:a> cult, the best-known of the mystery religions of ancient Greece. His principal job was to chant demonstrations of sacred symbols during the celebration of the mysteries. At the opening of the ceremonies, he proclaimed that all unclean persons must stay away—a rule that he had the right to enforce.<text:line-break/><text:tab/>Usually an old, celibate man with a forceful voice, he was selected from the <text:bookmark text:name="ref68405"/><text:a xlink:type="simple" xlink:href="https://www.britannica.com/topic/Eumolpid" text:style-name="Internet_20_link" text:visited-style-name="Visited_20_Internet_20_Link">Eumolpids</text:a>, one of the original clans of the ancient Greek city of Eleusis, to serve for life. Upon taking office he symbolically cast his former name into the sea and was thereafter called only <text:span text:style-name="Emphasis">hierophantēs.</text:span> During the ceremonies he wore a headband and a long, richly embroidered purple robe.</text:p>
            </text:list-item>
          </text:list>
        </text:list-item>
        <text:list-item>
          <text:p text:style-name="P252">Stratég: <text:span text:style-name="T321">Doruvos</text:span></text:p>
          <text:list>
            <text:list-item>
              <text:p text:style-name="P251">velí armádě</text:p>
            </text:list-item>
          </text:list>
        </text:list-item>
      </text:list>
      <text:p text:style-name="P214"><text:span text:style-name="T326">Triarchové j</text:span>sou voleni senátem, vždy na 3 roky. Každý rok se volí jeden <text:span text:style-name="T301">z triarchů</text:span>.</text:p>
      <text:list xml:id="list165930299917888" text:continue-numbering="true" text:style-name="L26">
        <text:list-item>
          <text:p text:style-name="P323">Kandidát na <text:span text:style-name="T301">triarcha</text:span> nemusí být členem senátu, ale musí ho nějaký senátor navrhnout.</text:p>
          <text:list>
            <text:list-item>
              <text:p text:style-name="P324">Archon tradičně bývá senátor, Stratég <text:span text:style-name="T327">některý z velitelů armády</text:span> a Hierophant <text:span text:style-name="T327">někerý z kněží</text:span>.</text:p>
            </text:list-item>
          </text:list>
        </text:list-item>
        <text:list-item>
          <text:p text:style-name="P325"><text:span text:style-name="T301">Triarchové</text:span> soudí spory mezi senátory <text:span text:style-name="T302">(většinou hlasů)</text:span>.</text:p>
        </text:list-item>
        <text:list-item>
          <text:p text:style-name="P326">Pokud se triarchové na nějakém rozhodnutí shodnou, je považováno za platné. V opačném případě záležitost rozhodne senát.</text:p>
          <text:list>
            <text:list-item>
              <text:list>
                <text:list-item>
                  <text:p text:style-name="P327"><text:soft-page-break/>I v případě shody musí triarchové rozhodnutí předložit senátu a vyslechnout si debatu (nehlasuje se, ale pokud dlouhodobě nebudou brát názory senátu <text:span text:style-name="T304">v potaz</text:span>, senát je může odvolat).</text:p>
                </text:list-item>
                <text:list-item>
                  <text:p text:style-name="P326">Týká se to i nových zákonů <text:span text:style-name="T303">(s výjimkou těch, které mění pravomoce senátu.</text:span></text:p>
                </text:list-item>
              </text:list>
            </text:list-item>
          </text:list>
        </text:list-item>
        <text:list-item>
          <text:p text:style-name="P328"><text:span text:style-name="T291">městský </text:span>senát</text:p>
          <text:list>
            <text:list-item>
              <text:p text:style-name="P329">Spory mezi <text:span text:style-name="T294">občany města</text:span> soudí pentarchy, což jsou náhodně vylosované pětičlenné skupiny senátorů.</text:p>
            </text:list-item>
          </text:list>
        </text:list-item>
        <text:list-item>
          <text:p text:style-name="P330"><text:span text:style-name="T297">Senátory (ty volené) volí s</text:span>hromáždění měšťanů (<text:span text:style-name="T292">svolává se do</text:span> Ago<text:span text:style-name="T292">ry</text:span>)</text:p>
        </text:list-item>
      </text:list>
      <text:p text:style-name="P197">Aristrokracie</text:p>
      <text:p text:style-name="P197">- několik soupeřících rodin</text:p>
      <text:p text:style-name="P198">Občanem (měšťanem) se stává každý, kdo ve městě vlastní dům <text:span text:style-name="T293">(tzn. občanství si lze koupit)</text:span>.</text:p>
      <text:p text:style-name="P198">- <text:span text:style-name="T295">občané platí daně (osoby bez občanství daně neplatí). Výše dané záleží na tom, jaký vliv a postavení si dotyčný chce koupit – jaké kdo platí daně je veřejné, takže je to otázka prestiže.</text:span></text:p>
      <text:p text:style-name="P199">Senátoři jsou z části voleni shromážděním občanů, část míst je vázána na vlastníky rezidencí (Ty jsou přesně vyjmenované a všechny patří aristokratům. <text:span text:style-name="T299">Zapsání nové rezidence do seznamu totiž vyžaduje 2/3 hlasů rezidenčních senátorů – tedy ne všech, ale pouze těch nevolených, takže aristokrati mohou snadno kontrolovat, koho si mezi sebe pustí</text:span>).</text:p>
      <text:p text:style-name="P199"><text:soft-page-break/>- <text:span text:style-name="T298">členství v senátu je doživotní, ale pouze za předpokladu, že dotyčný neztratí občanství (třeba když je poslán do vyhnanství) nebo postavení (když nezvládne platit svou stávající úroveň daní a klesne na nižší, nebo když ji přestane platit úplně). Zchudlý ex-senátor může být zvolen znovu, pokud se dostane zpět na své původní postavení (tedy na původní výšku daní, které odvádí).</text:span></text:p>
      <text:p text:style-name="P200">Osoby bez občanství</text:p>
      <text:list xml:id="list33928917" text:style-name="L27">
        <text:list-item>
          <text:p text:style-name="P331">dělí se na cizince a rezidenty (rezidenti mají větší práva)</text:p>
        </text:list-item>
        <text:list-item>
          <text:p text:style-name="P332">soudí je soudci jmenovaní archonem pro městské záležitosti</text:p>
        </text:list-item>
      </text:list>
      <text:p text:style-name="P215">Ze zboží procházející přístavem se neplatí clo (veškeré příjmy města jsou z daní placených občany. Vychází to z toho, že je lepší mít bohaté občany, kteří si za své peníze dobrovolně koupí vliv a postavení, než <text:span text:style-name="T296">řešit různé celní podvody, platit celníky a tak).</text:span></text:p>
      <text:h text:style-name="Heading_20_2" text:outline-level="2">Slavnosti</text:h>
      <text:h text:style-name="Heading_20_3" text:outline-level="3">Hry</text:h>
      <text:p text:style-name="P216"><text:a xlink:type="simple" xlink:href="https://en.wikipedia.org/wiki/Panathenaic_Games" text:style-name="Internet_20_link" text:visited-style-name="Visited_20_Internet_20_Link">https://en.wikipedia.org/wiki/Panathenaic_Games</text:a></text:p>
      <text:h text:style-name="Heading_20_2" text:outline-level="2">Lokace</text:h>
      <text:h text:style-name="Heading_20_3" text:outline-level="3">Amfiteátr</text:h>
      <text:p text:style-name="P218">Divadlo, recitace, filosofické disputace <text:span text:style-name="T317">a rétorika</text:span> (ty pořádá Akademie)</text:p>
      <text:h text:style-name="Heading_20_3" text:outline-level="3">At<text:span text:style-name="T315">lé</text:span>tium</text:h>
      <text:p text:style-name="P217">Škola atletů.</text:p>
      <text:list xml:id="list3807979912" text:style-name="L28">
        <text:list-item>
          <text:p text:style-name="P333"><text:soft-page-break/>Členové jsou obvykle děti aristokratů nebo bohatých kupců.</text:p>
          <text:list>
            <text:list-item>
              <text:p text:style-name="P334">Členství něco stojí (docela dost, řekněme jako živobytí měšťana) a dotyčný navíc nic neprodukuje.</text:p>
            </text:list-item>
          </text:list>
        </text:list-item>
        <text:list-item>
          <text:p text:style-name="P336">Mohou zde cvičit i ženy</text:p>
          <text:list>
            <text:list-item>
              <text:p text:style-name="P337">Soutěže na Hrách nejsou rozdělené na mužské/ženské, takže většinou vyhrávají muži. O to větší nadšení vzbudí případná vítězka <text:span text:style-name="T314">(navíc se na ně dobře kouká)</text:span>.</text:p>
            </text:list-item>
          </text:list>
        </text:list-item>
        <text:list-item>
          <text:p text:style-name="P335">Atleti cvičí <text:span text:style-name="T314">a soutěží</text:span> nazí</text:p>
          <text:list>
            <text:list-item>
              <text:p text:style-name="P335"><text:span text:style-name="T313">Athletium je zvenčí uzavřené a v době cvičení po střeše chodí stráž</text:span>.</text:p>
            </text:list-item>
          </text:list>
        </text:list-item>
      </text:list>
      <text:h text:style-name="P355" text:outline-level="3">Filosofická <text:span text:style-name="T312">A</text:span>kademie</text:h>
      <text:p text:style-name="P204">Perdikova akademie.</text:p>
      <text:p text:style-name="P192"><text:span text:style-name="T287">+ přidružená k</text:span>nihovna</text:p>
      <text:list xml:id="list4171822545" text:style-name="L29">
        <text:list-item>
          <text:p text:style-name="P338">Filosofické debaty v Akademii jsou otevřené všem, nehledě na majetek a postavení.</text:p>
        </text:list-item>
        <text:list-item>
          <text:p text:style-name="P339">Studium v akademii si lze buď zaplatit, nebo odpracovat <text:span text:style-name="T282">(třeba jako písař)</text:span>.</text:p>
        </text:list-item>
        <text:list-item>
          <text:p text:style-name="P340">Mistry filosofické Akademie si obvykle najímají bohatí <text:s/>ob<text:span text:style-name="T283">c</text:span>hodníci a aristokraté na soukromou výuku svých dětí.</text:p>
        </text:list-item>
        <text:list-item>
          <text:p text:style-name="P341">Zbytek provoz Akademie je z financován z darů od města a od bohatých měšťanů.</text:p>
        </text:list-item>
      </text:list>
      <text:p text:style-name="P203">Zakladatel <text:span text:style-name="T309">a současný scholarchus</text:span>: Per<text:span text:style-name="T305">dikus</text:span></text:p>
      <text:list xml:id="list957201863" text:style-name="L30">
        <text:list-item>
          <text:p text:style-name="P342">Stále žije a přednáší, je mu něco přes 60 let</text:p>
        </text:list-item>
        <text:list-item>
          <text:p text:style-name="P343">Je to příbuzný <text:span text:style-name="T316">Filipa Velikého</text:span></text:p>
          <text:list>
            <text:list-item>
              <text:p text:style-name="P344"><text:soft-page-break/>Možná ho někdo bude chtít zneužít, aby mu dal legitimitu, nebo se ho třeba bude snažit přesvědčit, aby se ujal trůnu.</text:p>
            </text:list-item>
          </text:list>
        </text:list-item>
      </text:list>
      <text:p text:style-name="P213"><text:span text:style-name="T176">Pozn.</text:span>: <text:span text:style-name="T325">A</text:span>kademie spadá pod Hierophanta.</text:p>
      <text:h text:style-name="Heading_20_3" text:outline-level="3">Nekropole (hřitov)</text:h>
      <text:p text:style-name="P195">TODO</text:p>
      <text:p text:style-name="P195">- <text:span text:style-name="T288">Hrobky aristokratů a bohatých měšťanů</text:span></text:p>
      <text:p text:style-name="P195">- <text:span text:style-name="T289">Menší hroby prostých lidí</text:span></text:p>
      <text:h text:style-name="Heading_20_3" text:outline-level="3">Agora</text:h>
      <text:p text:style-name="Text_20_body">- <text:span text:style-name="T290">kolonády</text:span></text:p>
      <text:p text:style-name="Text_20_body">- <text:span text:style-name="T290">tržistě (v kolonádách) a současně veřejný prostor (uprostřed). Konají se zde veřejné projevy.</text:span></text:p>
      <text:h text:style-name="Heading_20_1" text:outline-level="1">Names</text:h>
      <text:h text:style-name="Heading_20_4" text:outline-level="4">Nezařazeno</text:h>
      <text:h text:style-name="Heading_20_3" text:outline-level="3">Něco ve stylu <text:span text:style-name="T318">A</text:span>rabů</text:h>
      <text:p text:style-name="P219">Sahir</text:p>
      <text:h text:style-name="Heading_20_4" text:outline-level="4">Makedonci (todo: lepší jméno)</text:h>
      <text:p text:style-name="P205">A<text:span text:style-name="T307">v</text:span>arina</text:p>
      <text:p text:style-name="P206">Deméter <text:span text:style-name="T320">(bacha, to je řecká bohyně)</text:span></text:p>
      <text:p text:style-name="P206"><text:soft-page-break/>Alexea</text:p>
      <text:p text:style-name="P207">Airana</text:p>
      <text:p text:style-name="P208">Imlada</text:p>
      <text:p text:style-name="P209">Prada</text:p>
      <text:p text:style-name="P210">Arvada</text:p>
      <text:p text:style-name="P211">Areanora <text:span text:style-name="T306">(Ta by mohla být jedním z archonů)</text:span></text:p>
      <text:p text:style-name="P145">Zaharmina</text:p>
      <text:p text:style-name="P170">Města:</text:p>
      <text:p text:style-name="P169">Algos</text:p>
      <text:p text:style-name="P171">Roglos</text:p>
      <text:h text:style-name="Heading_20_4" text:outline-level="4">Jižani</text:h>
      <text:p text:style-name="P136">Mohambe</text:p>
      <text:p text:style-name="P136">Wangada</text:p>
      <text:p text:style-name="P137">Agadonga</text:p>
      <text:p text:style-name="P138">Bugunda</text:p>
      <text:p text:style-name="P139">Rwahange</text:p>
      <text:p text:style-name="P140">Verenbo</text:p>
      <text:p text:style-name="P141">Agande</text:p>
      <text:p text:style-name="P142">D’hara</text:p>
      <text:p text:style-name="P143">H’raka</text:p>
      <text:p text:style-name="P144">M‘guru</text:p>
      <text:h text:style-name="Heading_20_2" text:outline-level="2"><text:soft-page-break/>Střet náboženských doktrín</text:h>
      <text:p text:style-name="P212">Mystická škola</text:p>
      <text:list xml:id="list188816305" text:style-name="L31">
        <text:list-item>
          <text:p text:style-name="P345">Mystici tvrdí, že dosáhnout gnóze, tedy splynutí s myslí Stvořitele, lze dosáhnout pouze skrze meditaci, odříkání a okolní prožitky.</text:p>
        </text:list-item>
      </text:list>
      <text:p text:style-name="P212">Filosofická škola</text:p>
      <text:list xml:id="list3219073711" text:style-name="L32">
        <text:list-item>
          <text:p text:style-name="P346">Filosofové tvrdí, že <text:span text:style-name="T319">Stvořitele lze poznat zkoumáním</text:span> <text:span text:style-name="T310">druhutného světa, protože v něm se skrývají střípky toho prvního, dokonalého.</text:span></text:p>
          <text:list>
            <text:list-item>
              <text:p text:style-name="P347"><text:span text:style-name="T311">Věří, že všechny věci, jakkoliv pokřivené, prostupuje </text:span>Stvořitel<text:span text:style-name="T311">ův</text:span> plán <text:span text:style-name="T311">(ve smyslu blueprintu), a že jej lze poznat zkoumáním ryzích substancí, jako je zlato nebo stříbro.</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officeooo:rsid="0eaa5531"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8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60%" fo:letter-spacing="0.004cm" fo:language="cs" fo:country="CZ"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text-properties style:font-name="Georgia1" fo:font-family="Georgia" style:font-style-name="Bold" style:font-family-generic="roman" style:font-pitch="variable" fo:font-size="140%" fo:letter-spacing="0.004cm" fo:language="cs" fo:country="CZ"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801cm" fo:margin-bottom="0.199cm" loext:contextual-spacing="false" fo:text-indent="0cm" style:auto-text-indent="false" style:page-number="auto" fo:background-color="transparent" fo:keep-with-next="always"/>
      <style:text-properties style:font-name="Georgia1" fo:font-family="Georgia" style:font-style-name="Bold" style:font-family-generic="roman" style:font-pitch="variable" fo:font-size="120%" fo:letter-spacing="0.004cm" fo:language="cs" fo:country="CZ" fo:font-style="normal"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tab-stops>
          <style:tab-stop style:position="0.7cm"/>
        </style:tab-stops>
      </style:paragraph-properties>
      <style:text-properties style:font-name="Georgia" fo:font-family="Georgia" style:font-style-name="Regular" style:font-family-generic="roman" style:font-pitch="variable" fo:font-size="80%"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top="0cm" fo:margin-bottom="0.101cm" loext:contextual-spacing="false" fo:line-height="120%" fo:text-align="justify" style:justify-single-word="false" style:page-number="auto"/>
      <style:text-properties fo:font-size="80%"/>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fo:text-align="end">
          <style:list-level-label-alignment text:label-followed-by="nothing" fo:margin-left="0.635cm"/>
        </style:list-level-properties>
      </text:outline-level-style>
      <text:outline-level-style text:level="2" style:num-format="">
        <style:list-level-properties text:list-level-position-and-space-mode="label-alignment" fo:text-align="end">
          <style:list-level-label-alignment text:label-followed-by="nothing" fo:margin-left="0.635cm"/>
        </style:list-level-properties>
      </text:outline-level-style>
      <text:outline-level-style text:level="3" style:num-format="">
        <style:list-level-properties text:list-level-position-and-space-mode="label-alignment" fo:text-align="end">
          <style:list-level-label-alignment text:label-followed-by="nothing" fo:margin-left="0.635cm"/>
        </style:list-level-properties>
      </text:outline-level-style>
      <text:outline-level-style text:level="4" style:num-format="">
        <style:list-level-properties text:list-level-position-and-space-mode="label-alignment" fo:text-align="end">
          <style:list-level-label-alignment text:label-followed-by="nothing" fo:margin-left="0.635cm"/>
        </style:list-level-properties>
      </text:outline-level-style>
      <text:outline-level-style text:level="5" style:num-format="">
        <style:list-level-properties text:list-level-position-and-space-mode="label-alignment" fo:text-align="end">
          <style:list-level-label-alignment text:label-followed-by="nothing" fo:margin-left="0.635cm"/>
        </style:list-level-properties>
      </text:outline-level-style>
      <text:outline-level-style text:level="6" style:num-format="">
        <style:list-level-properties text:list-level-position-and-space-mode="label-alignment" fo:text-align="end">
          <style:list-level-label-alignment text:label-followed-by="nothing" fo:margin-left="0.635cm"/>
        </style:list-level-properties>
      </text:outline-level-style>
      <text:outline-level-style text:level="7" style:num-format="">
        <style:list-level-properties text:list-level-position-and-space-mode="label-alignment" fo:text-align="end">
          <style:list-level-label-alignment text:label-followed-by="nothing" fo:margin-left="0.635cm"/>
        </style:list-level-properties>
      </text:outline-level-style>
      <text:outline-level-style text:level="8" style:num-format="">
        <style:list-level-properties text:list-level-position-and-space-mode="label-alignment" fo:text-align="end">
          <style:list-level-label-alignment text:label-followed-by="nothing" fo:margin-left="0.635cm"/>
        </style:list-level-properties>
      </text:outline-level-style>
      <text:outline-level-style text:level="9" style:num-format="">
        <style:list-level-properties text:list-level-position-and-space-mode="label-alignment" fo:text-align="end">
          <style:list-level-label-alignment text:label-followed-by="nothing" fo:margin-left="0.635cm"/>
        </style:list-level-properties>
      </text:outline-level-style>
      <text:outline-level-style text:level="10" style:num-format="">
        <style:list-level-properties text:list-level-position-and-space-mode="label-alignment" fo:text-align="end">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4-09T10:54:49.878000000</dc:date>
    <meta:print-date>2113-01-01T00:00:00</meta:print-date>
    <meta:editing-cycles>10068</meta:editing-cycles>
    <meta:editing-duration>P31DT1H38M23S</meta:editing-duration>
    <meta:generator>LibreOffice/5.4.2.2$Windows_X86_64 LibreOffice_project/22b09f6418e8c2d508a9eaf86b2399209b0990f4</meta:generator>
    <meta:document-statistic meta:table-count="0" meta:image-count="0" meta:object-count="0" meta:page-count="42" meta:paragraph-count="566" meta:word-count="5281" meta:character-count="36214" meta:non-whitespace-character-count="31449"/>
  </office:meta>
</office:document-meta>
</file>